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martdeltafilter15+boxfilter6" table:style-name="ta1">
        <table:shapes>
          <draw:frame draw:z-index="0" draw:style-name="gr1" draw:text-style-name="P1" svg:width="252.23pt" svg:height="162.65pt" svg:x="1118.92pt" svg:y="76.79pt">
            <loext:p draw:notify-on-update-of-ranges="'smartdeltafilter15+boxfilter6'.A1:'smartdeltafilter15+boxfilter6'.A1 'smartdeltafilter15+boxfilter6'.A2:'smartdeltafilter15+boxfilter6'.A502 'smartdeltafilter15+boxfilter6'.B1:'smartdeltafilter15+boxfilter6'.B1 'smartdeltafilter15+boxfilter6'.B2:'smartdeltafilter15+boxfilter6'.B5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7.78pt" svg:height="186.75pt" svg:x="1118.15pt" svg:y="262.77pt">
            <loext:p draw:notify-on-update-of-ranges="'smartdeltafilter15+boxfilter6'.M1:'smartdeltafilter15+boxfilter6'.M1 'smartdeltafilter15+boxfilter6'.M2:'smartdeltafilter15+boxfilter6'.M502 'smartdeltafilter15+boxfilter6'.N1:'smartdeltafilter15+boxfilter6'.N1 'smartdeltafilter15+boxfilter6'.N2:'smartdeltafilter15+boxfilter6'.N5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8.49pt" svg:height="164.15pt" svg:x="1131.34pt" svg:y="474.35pt">
            <loext:p draw:notify-on-update-of-ranges="'smartdeltafilter15+boxfilter6'.Q1:'smartdeltafilter15+boxfilter6'.Q1 'smartdeltafilter15+boxfilter6'.Q2:'smartdeltafilter15+boxfilter6'.Q502 'smartdeltafilter15+boxfilter6'.R1:'smartdeltafilter15+boxfilter6'.R1 'smartdeltafilter15+boxfilter6'.R2:'smartdeltafilter15+boxfilter6'.R5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9.3pt" svg:height="194.26pt" svg:x="1144.57pt" svg:y="691.2pt">
            <loext:p draw:notify-on-update-of-ranges="'smartdeltafilter15+boxfilter6'.E1:'smartdeltafilter15+boxfilter6'.E1 'smartdeltafilter15+boxfilter6'.E2:'smartdeltafilter15+boxfilter6'.E502 'smartdeltafilter15+boxfilter6'.F1:'smartdeltafilter15+boxfilter6'.F1 'smartdeltafilter15+boxfilter6'.F2:'smartdeltafilter15+boxfilter6'.F502 'smartdeltafilter15+boxfilter6'.U1:'smartdeltafilter15+boxfilter6'.U1 'smartdeltafilter15+boxfilter6'.U2:'smartdeltafilter15+boxfilter6'.U50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528.8pt" svg:height="195.02pt" svg:x="857.25pt" svg:y="932.88pt">
            <loext:p draw:notify-on-update-of-ranges="'smartdeltafilter15+boxfilter6'.A1:'smartdeltafilter15+boxfilter6'.A1 'smartdeltafilter15+boxfilter6'.A2:'smartdeltafilter15+boxfilter6'.A502 'smartdeltafilter15+boxfilter6'.B1:'smartdeltafilter15+boxfilter6'.B1 'smartdeltafilter15+boxfilter6'.B2:'smartdeltafilter15+boxfilter6'.B502 'smartdeltafilter15+boxfilter6'.U1:'smartdeltafilter15+boxfilter6'.U1 'smartdeltafilter15+boxfilter6'.U2:'smartdeltafilter15+boxfilter6'.U5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6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awRPM0</text:p>
          </table:table-cell>
          <table:table-cell office:value-type="string" calcext:value-type="string">
            <text:p>rawRPM1</text:p>
          </table:table-cell>
          <table:table-cell office:value-type="string" calcext:value-type="string">
            <text:p>rawRPM2</text:p>
          </table:table-cell>
          <table:table-cell office:value-type="string" calcext:value-type="string">
            <text:p>rawRPM3</text:p>
          </table:table-cell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table:number-columns-repeated="4"/>
          <table:table-cell office:value-type="string" calcext:value-type="string">
            <text:p>deltafilter0</text:p>
          </table:table-cell>
          <table:table-cell office:value-type="string" calcext:value-type="string">
            <text:p>deltafilter1</text:p>
          </table:table-cell>
          <table:table-cell office:value-type="string" calcext:value-type="string">
            <text:p>deltafilter2</text:p>
          </table:table-cell>
          <table:table-cell office:value-type="string" calcext:value-type="string">
            <text:p>deltafilter3</text:p>
          </table:table-cell>
          <table:table-cell office:value-type="string" calcext:value-type="string">
            <text:p>smoothed0</text:p>
          </table:table-cell>
          <table:table-cell office:value-type="string" calcext:value-type="string">
            <text:p>smoothed1</text:p>
          </table:table-cell>
          <table:table-cell office:value-type="string" calcext:value-type="string">
            <text:p>smoothed2</text:p>
          </table:table-cell>
          <table:table-cell office:value-type="string" calcext:value-type="string">
            <text:p>smoothed3</text:p>
          </table:table-cell>
          <table:table-cell office:value-type="string" calcext:value-type="string">
            <text:p>Avg1&amp;0</text:p>
          </table:table-cell>
          <table:table-cell office:value-type="string" calcext:value-type="string">
            <text:p>Avg2&amp;3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2]+[.R2])/2" office:value-type="float" office:value="0" calcext:value-type="float">
            <text:p>0</text:p>
          </table:table-cell>
          <table:table-cell table:formula="of:=([.S2]+[.T2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3]+[.R3])/2" office:value-type="float" office:value="0" calcext:value-type="float">
            <text:p>0</text:p>
          </table:table-cell>
          <table:table-cell table:formula="of:=([.S3]+[.T3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4]+[.R4])/2" office:value-type="float" office:value="0" calcext:value-type="float">
            <text:p>0</text:p>
          </table:table-cell>
          <table:table-cell table:formula="of:=([.S4]+[.T4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5]+[.R5])/2" office:value-type="float" office:value="0" calcext:value-type="float">
            <text:p>0</text:p>
          </table:table-cell>
          <table:table-cell table:formula="of:=([.S5]+[.T5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6]+[.R6])/2" office:value-type="float" office:value="0" calcext:value-type="float">
            <text:p>0</text:p>
          </table:table-cell>
          <table:table-cell table:formula="of:=([.S6]+[.T6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7]+[.R7])/2" office:value-type="float" office:value="0" calcext:value-type="float">
            <text:p>0</text:p>
          </table:table-cell>
          <table:table-cell table:formula="of:=([.S7]+[.T7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8]+[.R8])/2" office:value-type="float" office:value="0" calcext:value-type="float">
            <text:p>0</text:p>
          </table:table-cell>
          <table:table-cell table:formula="of:=([.S8]+[.T8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9]+[.R9])/2" office:value-type="float" office:value="0" calcext:value-type="float">
            <text:p>0</text:p>
          </table:table-cell>
          <table:table-cell table:formula="of:=([.S9]+[.T9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0]+[.R10])/2" office:value-type="float" office:value="0" calcext:value-type="float">
            <text:p>0</text:p>
          </table:table-cell>
          <table:table-cell table:formula="of:=([.S10]+[.T10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1]+[.R11])/2" office:value-type="float" office:value="0" calcext:value-type="float">
            <text:p>0</text:p>
          </table:table-cell>
          <table:table-cell table:formula="of:=([.S11]+[.T11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2]+[.R12])/2" office:value-type="float" office:value="0" calcext:value-type="float">
            <text:p>0</text:p>
          </table:table-cell>
          <table:table-cell table:formula="of:=([.S12]+[.T12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3]+[.R13])/2" office:value-type="float" office:value="0" calcext:value-type="float">
            <text:p>0</text:p>
          </table:table-cell>
          <table:table-cell table:formula="of:=([.S13]+[.T13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4]+[.R14])/2" office:value-type="float" office:value="0" calcext:value-type="float">
            <text:p>0</text:p>
          </table:table-cell>
          <table:table-cell table:formula="of:=([.S14]+[.T14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15]+[.R15])/2" office:value-type="float" office:value="0" calcext:value-type="float">
            <text:p>0</text:p>
          </table:table-cell>
          <table:table-cell table:formula="of:=([.S15]+[.T15])/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Q16]+[.R16])/2" office:value-type="float" office:value="0" calcext:value-type="float">
            <text:p>0</text:p>
          </table:table-cell>
          <table:table-cell table:formula="of:=([.S16]+[.T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3.51" calcext:value-type="float">
            <text:p>23.51</text:p>
          </table:table-cell>
          <table:table-cell office:value-type="float" office:value="26.06" calcext:value-type="float">
            <text:p>26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Q17]+[.R17])/2" office:value-type="float" office:value="0" calcext:value-type="float">
            <text:p>0</text:p>
          </table:table-cell>
          <table:table-cell table:formula="of:=([.S17]+[.T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Q18]+[.R18])/2" office:value-type="float" office:value="0" calcext:value-type="float">
            <text:p>0</text:p>
          </table:table-cell>
          <table:table-cell table:formula="of:=([.S18]+[.T18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97" calcext:value-type="float">
            <text:p>-1.97</text:p>
          </table:table-cell>
          <table:table-cell office:value-type="float" office:value="-25.64" calcext:value-type="float">
            <text:p>-25.64</text:p>
          </table:table-cell>
          <table:table-cell office:value-type="float" office:value="-26.14" calcext:value-type="float">
            <text:p>-26.1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[.Q19]+[.R19])/2" office:value-type="float" office:value="0" calcext:value-type="float">
            <text:p>0</text:p>
          </table:table-cell>
          <table:table-cell table:formula="of:=([.S19]+[.T19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20]+[.R20])/2" office:value-type="float" office:value="0" calcext:value-type="float">
            <text:p>0</text:p>
          </table:table-cell>
          <table:table-cell table:formula="of:=([.S20]+[.T20])/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([.Q21]+[.R21])/2" office:value-type="float" office:value="0" calcext:value-type="float">
            <text:p>0</text:p>
          </table:table-cell>
          <table:table-cell table:formula="of:=([.S21]+[.T21])/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([.Q22]+[.R22])/2" office:value-type="float" office:value="0" calcext:value-type="float">
            <text:p>0</text:p>
          </table:table-cell>
          <table:table-cell table:formula="of:=([.S22]+[.T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Q23]+[.R23])/2" office:value-type="float" office:value="0.5" calcext:value-type="float">
            <text:p>0.5</text:p>
          </table:table-cell>
          <table:table-cell table:formula="of:=([.S23]+[.T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12.45" calcext:value-type="float">
            <text:p>12.4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Q24]+[.R24])/2" office:value-type="float" office:value="2" calcext:value-type="float">
            <text:p>2</text:p>
          </table:table-cell>
          <table:table-cell table:formula="of:=([.S24]+[.T24])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.14" calcext:value-type="float">
            <text:p>-4.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Q25]+[.R25])/2" office:value-type="float" office:value="4.5" calcext:value-type="float">
            <text:p>4.5</text:p>
          </table:table-cell>
          <table:table-cell table:formula="of:=([.S25]+[.T25])/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8" calcext:value-type="float">
            <text:p>-4.98</text:p>
          </table:table-cell>
          <table:table-cell office:value-type="float" office:value="-9.67" calcext:value-type="float">
            <text:p>-9.67</text:p>
          </table:table-cell>
          <table:table-cell office:value-type="float" office:value="7.44" calcext:value-type="float">
            <text:p>7.44</text:p>
          </table:table-cell>
          <table:table-cell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Q26]+[.R26])/2" office:value-type="float" office:value="5.5" calcext:value-type="float">
            <text:p>5.5</text:p>
          </table:table-cell>
          <table:table-cell table:formula="of:=([.S26]+[.T26])/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office:value-type="float" office:value="6.51" calcext:value-type="float">
            <text:p>6.5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Q27]+[.R27])/2" office:value-type="float" office:value="8" calcext:value-type="float">
            <text:p>8</text:p>
          </table:table-cell>
          <table:table-cell table:formula="of:=([.S27]+[.T27])/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3.69" calcext:value-type="float">
            <text:p>23.69</text:p>
          </table:table-cell>
          <table:table-cell office:value-type="float" office:value="15.44" calcext:value-type="float">
            <text:p>15.44</text:p>
          </table:table-cell>
          <table:table-cell office:value-type="float" office:value="24.99" calcext:value-type="float">
            <text:p>24.99</text:p>
          </table:table-cell>
          <table:table-cell office:value-type="float" office:value="27.98" calcext:value-type="float">
            <text:p>27.98</text:p>
          </table:table-cell>
          <table:table-cell office:value-type="string" calcext:value-type="string">
            <text:p>'null'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Q28]+[.R28])/2" office:value-type="float" office:value="10.5" calcext:value-type="float">
            <text:p>10.5</text:p>
          </table:table-cell>
          <table:table-cell table:formula="of:=([.S28]+[.T28])/2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4.96" calcext:value-type="float">
            <text:p>14.96</text:p>
          </table:table-cell>
          <table:table-cell office:value-type="float" office:value="33.67" calcext:value-type="float">
            <text:p>33.67</text:p>
          </table:table-cell>
          <table:table-cell office:value-type="float" office:value="10.32" calcext:value-type="float">
            <text:p>10.32</text:p>
          </table:table-cell>
          <table:table-cell office:value-type="float" office:value="-17.23" calcext:value-type="float">
            <text:p>-17.23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[.Q29]+[.R29])/2" office:value-type="float" office:value="15.5" calcext:value-type="float">
            <text:p>15.5</text:p>
          </table:table-cell>
          <table:table-cell table:formula="of:=([.S29]+[.T29])/2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27.14" calcext:value-type="float">
            <text:p>27.14</text:p>
          </table:table-cell>
          <table:table-cell office:value-type="float" office:value="-8.32" calcext:value-type="float">
            <text:p>-8.32</text:p>
          </table:table-cell>
          <table:table-cell office:value-type="float" office:value="-19.15" calcext:value-type="float">
            <text:p>-19.15</text:p>
          </table:table-cell>
          <table:table-cell office:value-type="float" office:value="46.86" calcext:value-type="float">
            <text:p>46.86</text:p>
          </table:table-cell>
          <table:table-cell office:value-type="string" calcext:value-type="string">
            <text:p>'null'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null'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([.Q30]+[.R30])/2" office:value-type="float" office:value="18.5" calcext:value-type="float">
            <text:p>18.5</text:p>
          </table:table-cell>
          <table:table-cell table:formula="of:=([.S30]+[.T30])/2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.05" calcext:value-type="float">
            <text:p>81.05</text:p>
          </table:table-cell>
          <table:table-cell office:value-type="float" office:value="7.48" calcext:value-type="float">
            <text:p>7.48</text:p>
          </table:table-cell>
          <table:table-cell office:value-type="float" office:value="-31.06" calcext:value-type="float">
            <text:p>-31.0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([.Q31]+[.R31])/2" office:value-type="float" office:value="20.5" calcext:value-type="float">
            <text:p>20.5</text:p>
          </table:table-cell>
          <table:table-cell table:formula="of:=([.S31]+[.T31])/2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62.12" calcext:value-type="float">
            <text:p>-62.12</text:p>
          </table:table-cell>
          <table:table-cell office:value-type="float" office:value="-111.83" calcext:value-type="float">
            <text:p>-111.83</text:p>
          </table:table-cell>
          <table:table-cell office:value-type="float" office:value="5.12" calcext:value-type="float">
            <text:p>5.12</text:p>
          </table:table-cell>
          <table:table-cell office:value-type="float" office:value="5.47" calcext:value-type="float">
            <text:p>5.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Q32]+[.R32])/2" office:value-type="float" office:value="27" calcext:value-type="float">
            <text:p>27</text:p>
          </table:table-cell>
          <table:table-cell table:formula="of:=([.S32]+[.T32])/2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([.Q33]+[.R33])/2" office:value-type="float" office:value="29.5" calcext:value-type="float">
            <text:p>29.5</text:p>
          </table:table-cell>
          <table:table-cell table:formula="of:=([.S33]+[.T33])/2"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6.36" calcext:value-type="float">
            <text:p>36.36</text:p>
          </table:table-cell>
          <table:table-cell office:value-type="float" office:value="7.36" calcext:value-type="float">
            <text:p>7.36</text:p>
          </table:table-cell>
          <table:table-cell office:value-type="float" office:value="4.27" calcext:value-type="float">
            <text:p>4.27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'null'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Q34]+[.R34])/2" office:value-type="float" office:value="30.5" calcext:value-type="float">
            <text:p>30.5</text:p>
          </table:table-cell>
          <table:table-cell table:formula="of:=([.S34]+[.T34])/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2.12" calcext:value-type="float">
            <text:p>-12.12</text:p>
          </table:table-cell>
          <table:table-cell office:value-type="float" office:value="1.67" calcext:value-type="float">
            <text:p>1.67</text:p>
          </table:table-cell>
          <table:table-cell office:value-type="float" office:value="7.94" calcext:value-type="float">
            <text:p>7.94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'null'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([.Q35]+[.R35])/2" office:value-type="float" office:value="27.5" calcext:value-type="float">
            <text:p>27.5</text:p>
          </table:table-cell>
          <table:table-cell table:formula="of:=([.S35]+[.T35])/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2.12" calcext:value-type="float">
            <text:p>12.12</text:p>
          </table:table-cell>
          <table:table-cell office:value-type="float" office:value="1.37" calcext:value-type="float">
            <text:p>1.37</text:p>
          </table:table-cell>
          <table:table-cell office:value-type="float" office:value="4.3" calcext:value-type="float">
            <text:p>4.3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'null'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([.Q36]+[.R36])/2" office:value-type="float" office:value="26" calcext:value-type="float">
            <text:p>26</text:p>
          </table:table-cell>
          <table:table-cell table:formula="of:=([.S36]+[.T36])/2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2.51" calcext:value-type="float">
            <text:p>-22.51</text:p>
          </table:table-cell>
          <table:table-cell office:value-type="float" office:value="3.66" calcext:value-type="float">
            <text:p>3.66</text:p>
          </table:table-cell>
          <table:table-cell office:value-type="float" office:value="6.28" calcext:value-type="float">
            <text:p>6.28</text:p>
          </table:table-cell>
          <table:table-cell office:value-type="float" office:value="3.51" calcext:value-type="float">
            <text:p>3.5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([.Q37]+[.R37])/2" office:value-type="float" office:value="29.5" calcext:value-type="float">
            <text:p>29.5</text:p>
          </table:table-cell>
          <table:table-cell table:formula="of:=([.S37]+[.T37])/2"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([.Q38]+[.R38])/2" office:value-type="float" office:value="33.5" calcext:value-type="float">
            <text:p>33.5</text:p>
          </table:table-cell>
          <table:table-cell table:formula="of:=([.S38]+[.T38])/2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53" calcext:value-type="float">
            <text:p>2.53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6.58" calcext:value-type="float">
            <text:p>6.5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([.Q39]+[.R39])/2" office:value-type="float" office:value="38" calcext:value-type="float">
            <text:p>38</text:p>
          </table:table-cell>
          <table:table-cell table:formula="of:=([.S39]+[.T39])/2"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.65" calcext:value-type="float">
            <text:p>3.65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([.Q40]+[.R40])/2" office:value-type="float" office:value="40" calcext:value-type="float">
            <text:p>40</text:p>
          </table:table-cell>
          <table:table-cell table:formula="of:=([.S40]+[.T40])/2"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78" calcext:value-type="float">
            <text:p>-0.78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.62" calcext:value-type="float">
            <text:p>3.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([.Q41]+[.R41])/2" office:value-type="float" office:value="41" calcext:value-type="float">
            <text:p>41</text:p>
          </table:table-cell>
          <table:table-cell table:formula="of:=([.S41]+[.T41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4.18" calcext:value-type="float">
            <text:p>4.18</text:p>
          </table:table-cell>
          <table:table-cell office:value-type="float" office:value="1.7" calcext:value-type="float">
            <text:p>1.7</text:p>
          </table:table-cell>
          <table:table-cell office:value-type="float" office:value="1.93" calcext:value-type="float">
            <text:p>1.93</text:p>
          </table:table-cell>
          <table:table-cell office:value-type="float" office:value="3.44" calcext:value-type="float">
            <text:p>3.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42]+[.R42])/2" office:value-type="float" office:value="43" calcext:value-type="float">
            <text:p>43</text:p>
          </table:table-cell>
          <table:table-cell table:formula="of:=([.S42]+[.T42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2.02" calcext:value-type="float">
            <text:p>2.02</text:p>
          </table:table-cell>
          <table:table-cell office:value-type="float" office:value="2.63" calcext:value-type="float">
            <text:p>2.6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Q43]+[.R43])/2" office:value-type="float" office:value="44.5" calcext:value-type="float">
            <text:p>44.5</text:p>
          </table:table-cell>
          <table:table-cell table:formula="of:=([.S43]+[.T43])/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26.09" calcext:value-type="float">
            <text:p>26.09</text:p>
          </table:table-cell>
          <table:table-cell office:value-type="float" office:value="14.73" calcext:value-type="float">
            <text:p>14.73</text:p>
          </table:table-cell>
          <table:table-cell office:value-type="float" office:value="2.66" calcext:value-type="float">
            <text:p>2.6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([.Q44]+[.R44])/2" office:value-type="float" office:value="47.5" calcext:value-type="float">
            <text:p>47.5</text:p>
          </table:table-cell>
          <table:table-cell table:formula="of:=([.S44]+[.T44])/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24.19" calcext:value-type="float">
            <text:p>-24.19</text:p>
          </table:table-cell>
          <table:table-cell office:value-type="float" office:value="-14.73" calcext:value-type="float">
            <text:p>-14.73</text:p>
          </table:table-cell>
          <table:table-cell office:value-type="float" office:value="30.46" calcext:value-type="float">
            <text:p>30.46</text:p>
          </table:table-cell>
          <table:table-cell office:value-type="float" office:value="3.99" calcext:value-type="float">
            <text:p>3.9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([.Q45]+[.R45])/2" office:value-type="float" office:value="48.5" calcext:value-type="float">
            <text:p>48.5</text:p>
          </table:table-cell>
          <table:table-cell table:formula="of:=([.S45]+[.T45])/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13.76" calcext:value-type="float">
            <text:p>13.76</text:p>
          </table:table-cell>
          <table:table-cell office:value-type="float" office:value="57.79" calcext:value-type="float">
            <text:p>57.79</text:p>
          </table:table-cell>
          <table:table-cell office:value-type="float" office:value="-35.14" calcext:value-type="float">
            <text:p>-35.14</text:p>
          </table:table-cell>
          <table:table-cell office:value-type="float" office:value="-2.32" calcext:value-type="float">
            <text:p>-2.3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([.Q46]+[.R46])/2" office:value-type="float" office:value="51" calcext:value-type="float">
            <text:p>51</text:p>
          </table:table-cell>
          <table:table-cell table:formula="of:=([.S46]+[.T46])/2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3.03" calcext:value-type="float">
            <text:p>-3.03</text:p>
          </table:table-cell>
          <table:table-cell office:value-type="float" office:value="-43.07" calcext:value-type="float">
            <text:p>-43.07</text:p>
          </table:table-cell>
          <table:table-cell office:value-type="float" office:value="-3.78" calcext:value-type="float">
            <text:p>-3.78</text:p>
          </table:table-cell>
          <table:table-cell office:value-type="float" office:value="-8.28" calcext:value-type="float">
            <text:p>-8.2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formula="of:=([.Q47]+[.R47])/2" office:value-type="float" office:value="55" calcext:value-type="float">
            <text:p>55</text:p>
          </table:table-cell>
          <table:table-cell table:formula="of:=([.S47]+[.T47])/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3.46" calcext:value-type="float">
            <text:p>13.46</text:p>
          </table:table-cell>
          <table:table-cell office:value-type="float" office:value="10.43" calcext:value-type="float">
            <text:p>10.43</text:p>
          </table:table-cell>
          <table:table-cell office:value-type="float" office:value="59.82" calcext:value-type="float">
            <text:p>59.82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([.Q48]+[.R48])/2" office:value-type="float" office:value="60.5" calcext:value-type="float">
            <text:p>60.5</text:p>
          </table:table-cell>
          <table:table-cell table:formula="of:=([.S48]+[.T48])/2" office:value-type="float" office:value="90.5" calcext:value-type="float">
            <text:p>90.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8.73" calcext:value-type="float">
            <text:p>-18.73</text:p>
          </table:table-cell>
          <table:table-cell office:value-type="float" office:value="-54.53" calcext:value-type="float">
            <text:p>-54.5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([.Q49]+[.R49])/2" office:value-type="float" office:value="61.5" calcext:value-type="float">
            <text:p>61.5</text:p>
          </table:table-cell>
          <table:table-cell table:formula="of:=([.S49]+[.T49])/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1.06" calcext:value-type="float">
            <text:p>11.06</text:p>
          </table:table-cell>
          <table:table-cell office:value-type="float" office:value="27.92" calcext:value-type="float">
            <text:p>27.92</text:p>
          </table:table-cell>
          <table:table-cell office:value-type="float" office:value="4.84" calcext:value-type="float">
            <text:p>4.84</text:p>
          </table:table-cell>
          <table:table-cell office:value-type="float" office:value="2.11" calcext:value-type="float">
            <text:p>2.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([.Q50]+[.R50])/2" office:value-type="float" office:value="61.5" calcext:value-type="float">
            <text:p>61.5</text:p>
          </table:table-cell>
          <table:table-cell table:formula="of:=([.S50]+[.T50])/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" calcext:value-type="float">
            <text:p>36.78</text:p>
          </table:table-cell>
          <table:table-cell office:value-type="float" office:value="10.58" calcext:value-type="float">
            <text:p>10.58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59" calcext:value-type="float">
            <text:p>-21.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formula="of:=([.Q51]+[.R51])/2" office:value-type="float" office:value="65" calcext:value-type="float">
            <text:p>65</text:p>
          </table:table-cell>
          <table:table-cell table:formula="of:=([.S51]+[.T51])/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2.94" calcext:value-type="float">
            <text:p>-22.94</text:p>
          </table:table-cell>
          <table:table-cell office:value-type="float" office:value="-10.13" calcext:value-type="float">
            <text:p>-10.13</text:p>
          </table:table-cell>
          <table:table-cell office:value-type="float" office:value="-39.14" calcext:value-type="float">
            <text:p>-39.14</text:p>
          </table:table-cell>
          <table:table-cell office:value-type="float" office:value="-2.46" calcext:value-type="float">
            <text:p>-2.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([.Q52]+[.R52])/2" office:value-type="float" office:value="66.5" calcext:value-type="float">
            <text:p>66.5</text:p>
          </table:table-cell>
          <table:table-cell table:formula="of:=([.S52]+[.T52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.16" calcext:value-type="float">
            <text:p>-6.16</text:p>
          </table:table-cell>
          <table:table-cell office:value-type="float" office:value="-6.68" calcext:value-type="float">
            <text:p>-6.68</text:p>
          </table:table-cell>
          <table:table-cell table:number-columns-repeated="2" office:value-type="float" office:value="6.51" calcext:value-type="float">
            <text:p>6.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([.Q53]+[.R53])/2" office:value-type="float" office:value="67.5" calcext:value-type="float">
            <text:p>67.5</text:p>
          </table:table-cell>
          <table:table-cell table:formula="of:=([.S53]+[.T53])/2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5.3" calcext:value-type="float">
            <text:p>-5.3</text:p>
          </table:table-cell>
          <table:table-cell office:value-type="float" office:value="-6.36" calcext:value-type="float">
            <text:p>-6.36</text:p>
          </table:table-cell>
          <table:table-cell office:value-type="float" office:value="7.86" calcext:value-type="float">
            <text:p>7.86</text:p>
          </table:table-cell>
          <table:table-cell office:value-type="float" office:value="6.16" calcext:value-type="float">
            <text:p>6.1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([.Q54]+[.R54])/2" office:value-type="float" office:value="66.5" calcext:value-type="float">
            <text:p>66.5</text:p>
          </table:table-cell>
          <table:table-cell table:formula="of:=([.S54]+[.T54])/2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5.3" calcext:value-type="float">
            <text:p>5.3</text:p>
          </table:table-cell>
          <table:table-cell office:value-type="float" office:value="0.66" calcext:value-type="float">
            <text:p>0.66</text:p>
          </table:table-cell>
          <table:table-cell office:value-type="float" office:value="53.42" calcext:value-type="float">
            <text:p>53.42</text:p>
          </table:table-cell>
          <table:table-cell office:value-type="float" office:value="20.93" calcext:value-type="float">
            <text:p>20.9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([.Q55]+[.R55])/2" office:value-type="float" office:value="72.5" calcext:value-type="float">
            <text:p>72.5</text:p>
          </table:table-cell>
          <table:table-cell table:formula="of:=([.S55]+[.T55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2.96" calcext:value-type="float">
            <text:p>2.96</text:p>
          </table:table-cell>
          <table:table-cell office:value-type="float" office:value="4.2" calcext:value-type="float">
            <text:p>4.2</text:p>
          </table:table-cell>
          <table:table-cell office:value-type="float" office:value="-67.79" calcext:value-type="float">
            <text:p>-67.79</text:p>
          </table:table-cell>
          <table:table-cell office:value-type="float" office:value="-32.39" calcext:value-type="float">
            <text:p>-32.3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([.Q56]+[.R56])/2" office:value-type="float" office:value="74" calcext:value-type="float">
            <text:p>74</text:p>
          </table:table-cell>
          <table:table-cell table:formula="of:=([.S56]+[.T56])/2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-40" calcext:value-type="float">
            <text:p>-40</text:p>
          </table:table-cell>
          <table:table-cell office:value-type="float" office:value="57.16" calcext:value-type="float">
            <text:p>57.16</text:p>
          </table:table-cell>
          <table:table-cell office:value-type="float" office:value="46.53" calcext:value-type="float">
            <text:p>46.53</text:p>
          </table:table-cell>
          <table:table-cell office:value-type="float" office:value="-15.63" calcext:value-type="float">
            <text:p>-15.63</text:p>
          </table:table-cell>
          <table:table-cell office:value-type="float" office:value="-16.84" calcext:value-type="float">
            <text:p>-16.84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Q57]+[.R57])/2" office:value-type="float" office:value="74" calcext:value-type="float">
            <text:p>74</text:p>
          </table:table-cell>
          <table:table-cell table:formula="of:=([.S57]+[.T57])/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office:value-type="float" office:value="-27.49" calcext:value-type="float">
            <text:p>-27.49</text:p>
          </table:table-cell>
          <table:table-cell office:value-type="float" office:value="-12.35" calcext:value-type="float">
            <text:p>-12.35</text:p>
          </table:table-cell>
          <table:table-cell office:value-type="float" office:value="22.86" calcext:value-type="float">
            <text:p>22.86</text:p>
          </table:table-cell>
          <table:table-cell office:value-type="float" office:value="41.9" calcext:value-type="float">
            <text:p>41.9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formula="of:=([.Q58]+[.R58])/2" office:value-type="float" office:value="73.5" calcext:value-type="float">
            <text:p>73.5</text:p>
          </table:table-cell>
          <table:table-cell table:formula="of:=([.S58]+[.T58])/2" office:value-type="float" office:value="71.5" calcext:value-type="float">
            <text:p>71.5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9.34" calcext:value-type="float">
            <text:p>-9.34</text:p>
          </table:table-cell>
          <table:table-cell office:value-type="float" office:value="-12.35" calcext:value-type="float">
            <text:p>-12.35</text:p>
          </table:table-cell>
          <table:table-cell office:value-type="float" office:value="-26.81" calcext:value-type="float">
            <text:p>-26.81</text:p>
          </table:table-cell>
          <table:table-cell office:value-type="float" office:value="-52.23" calcext:value-type="float">
            <text:p>-52.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'null'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formula="of:=([.Q59]+[.R59])/2" office:value-type="float" office:value="76.5" calcext:value-type="float">
            <text:p>76.5</text:p>
          </table:table-cell>
          <table:table-cell table:formula="of:=([.S59]+[.T59])/2"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-6.81" calcext:value-type="float">
            <text:p>-6.81</text:p>
          </table:table-cell>
          <table:table-cell office:value-type="float" office:value="3.95" calcext:value-type="float">
            <text:p>3.95</text:p>
          </table:table-cell>
          <table:table-cell office:value-type="float" office:value="7.3" calcext:value-type="float">
            <text:p>7.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([.Q60]+[.R60])/2" office:value-type="float" office:value="83" calcext:value-type="float">
            <text:p>83</text:p>
          </table:table-cell>
          <table:table-cell table:formula="of:=([.S60]+[.T60])/2"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53" calcext:value-type="float">
            <text:p>-3.53</text:p>
          </table:table-cell>
          <table:table-cell office:value-type="float" office:value="3.28" calcext:value-type="float">
            <text:p>3.28</text:p>
          </table:table-cell>
          <table:table-cell office:value-type="float" office:value="3.4" calcext:value-type="float">
            <text:p>3.4</text:p>
          </table:table-cell>
          <table:table-cell office:value-type="float" office:value="6.02" calcext:value-type="float">
            <text:p>6.0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formula="of:=([.Q61]+[.R61])/2" office:value-type="float" office:value="89.5" calcext:value-type="float">
            <text:p>89.5</text:p>
          </table:table-cell>
          <table:table-cell table:formula="of:=([.S61]+[.T61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-2.68" calcext:value-type="float">
            <text:p>-2.68</text:p>
          </table:table-cell>
          <table:table-cell office:value-type="float" office:value="-0.78" calcext:value-type="float">
            <text:p>-0.7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([.Q62]+[.R62])/2" office:value-type="float" office:value="95" calcext:value-type="float">
            <text:p>95</text:p>
          </table:table-cell>
          <table:table-cell table:formula="of:=([.S62]+[.T62])/2"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3.07" calcext:value-type="float">
            <text:p>3.07</text:p>
          </table:table-cell>
          <table:table-cell office:value-type="float" office:value="5.39" calcext:value-type="float">
            <text:p>5.39</text:p>
          </table:table-cell>
          <table:table-cell office:value-type="float" office:value="-2.77" calcext:value-type="float">
            <text:p>-2.77</text:p>
          </table:table-cell>
          <table:table-cell office:value-type="float" office:value="-4.27" calcext:value-type="float">
            <text:p>-4.2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([.Q63]+[.R63])/2" office:value-type="float" office:value="96" calcext:value-type="float">
            <text:p>96</text:p>
          </table:table-cell>
          <table:table-cell table:formula="of:=([.S63]+[.T63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3.95" calcext:value-type="float">
            <text:p>3.95</text:p>
          </table:table-cell>
          <table:table-cell office:value-type="float" office:value="1.94" calcext:value-type="float">
            <text:p>1.94</text:p>
          </table:table-cell>
          <table:table-cell office:value-type="float" office:value="4.27" calcext:value-type="float">
            <text:p>4.27</text:p>
          </table:table-cell>
          <table:table-cell office:value-type="float" office:value="3.14" calcext:value-type="float">
            <text:p>3.1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([.Q64]+[.R64])/2" office:value-type="float" office:value="97" calcext:value-type="float">
            <text:p>97</text:p>
          </table:table-cell>
          <table:table-cell table:formula="of:=([.S64]+[.T64])/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([.Q65]+[.R65])/2" office:value-type="float" office:value="98.5" calcext:value-type="float">
            <text:p>98.5</text:p>
          </table:table-cell>
          <table:table-cell table:formula="of:=([.S65]+[.T65])/2" office:value-type="float" office:value="53.5" calcext:value-type="float">
            <text:p>53.5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2.09" calcext:value-type="float">
            <text:p>-2.09</text:p>
          </table:table-cell>
          <table:table-cell office:value-type="float" office:value="-2.32" calcext:value-type="float">
            <text:p>-2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Q66]+[.R66])/2" office:value-type="float" office:value="100" calcext:value-type="float">
            <text:p>100</text:p>
          </table:table-cell>
          <table:table-cell table:formula="of:=([.S66]+[.T66])/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50.46" calcext:value-type="float">
            <text:p>50.46</text:p>
          </table:table-cell>
          <table:table-cell office:value-type="float" office:value="57.04" calcext:value-type="float">
            <text:p>57.04</text:p>
          </table:table-cell>
          <table:table-cell office:value-type="float" office:value="45.58" calcext:value-type="float">
            <text:p>45.58</text:p>
          </table:table-cell>
          <table:table-cell office:value-type="float" office:value="37.47" calcext:value-type="float">
            <text:p>37.47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([.Q67]+[.R67])/2" office:value-type="float" office:value="101" calcext:value-type="float">
            <text:p>101</text:p>
          </table:table-cell>
          <table:table-cell table:formula="of:=([.S67]+[.T67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1.71" calcext:value-type="float">
            <text:p>-21.71</text:p>
          </table:table-cell>
          <table:table-cell office:value-type="float" office:value="-24.86" calcext:value-type="float">
            <text:p>-24.86</text:p>
          </table:table-cell>
          <table:table-cell office:value-type="float" office:value="-13.98" calcext:value-type="float">
            <text:p>-13.98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([.Q68]+[.R68])/2" office:value-type="float" office:value="103" calcext:value-type="float">
            <text:p>103</text:p>
          </table:table-cell>
          <table:table-cell table:formula="of:=([.S68]+[.T68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38.1" calcext:value-type="float">
            <text:p>-38.1</text:p>
          </table:table-cell>
          <table:table-cell office:value-type="float" office:value="7.39" calcext:value-type="float">
            <text:p>7.39</text:p>
          </table:table-cell>
          <table:table-cell office:value-type="float" office:value="-25.42" calcext:value-type="float">
            <text:p>-25.42</text:p>
          </table:table-cell>
          <table:table-cell office:value-type="float" office:value="-33.7" calcext:value-type="float">
            <text:p>-33.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formula="of:=([.Q69]+[.R69])/2" office:value-type="float" office:value="102.5" calcext:value-type="float">
            <text:p>102.5</text:p>
          </table:table-cell>
          <table:table-cell table:formula="of:=([.S69]+[.T69])/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.61" calcext:value-type="float">
            <text:p>13.61</text:p>
          </table:table-cell>
          <table:table-cell office:value-type="float" office:value="-44.14" calcext:value-type="float">
            <text:p>-44.14</text:p>
          </table:table-cell>
          <table:table-cell office:value-type="float" office:value="68.43" calcext:value-type="float">
            <text:p>68.43</text:p>
          </table:table-cell>
          <table:table-cell office:value-type="float" office:value="76.39" calcext:value-type="float">
            <text:p>76.39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formula="of:=([.Q70]+[.R70])/2" office:value-type="float" office:value="102.5" calcext:value-type="float">
            <text:p>102.5</text:p>
          </table:table-cell>
          <table:table-cell table:formula="of:=([.S70]+[.T70])/2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77" calcext:value-type="float">
            <text:p>-34.77</text:p>
          </table:table-cell>
          <table:table-cell office:value-type="float" office:value="-27.27" calcext:value-type="float">
            <text:p>-27.27</text:p>
          </table:table-cell>
          <table:table-cell office:value-type="float" office:value="-28.4" calcext:value-type="float">
            <text:p>-28.4</text:p>
          </table:table-cell>
          <table:table-cell office:value-type="float" office:value="-40.37" calcext:value-type="float">
            <text:p>-40.3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formula="of:=([.Q71]+[.R71])/2" office:value-type="float" office:value="93.5" calcext:value-type="float">
            <text:p>93.5</text:p>
          </table:table-cell>
          <table:table-cell table:formula="of:=([.S71]+[.T71])/2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4.81" calcext:value-type="float">
            <text:p>14.81</text:p>
          </table:table-cell>
          <table:table-cell office:value-type="float" office:value="-1.3" calcext:value-type="float">
            <text:p>-1.3</text:p>
          </table:table-cell>
          <table:table-cell office:value-type="float" office:value="-17.3" calcext:value-type="float">
            <text:p>-17.3</text:p>
          </table:table-cell>
          <table:table-cell office:value-type="float" office:value="-15.93" calcext:value-type="float">
            <text:p>-15.9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formula="of:=([.Q72]+[.R72])/2" office:value-type="float" office:value="86" calcext:value-type="float">
            <text:p>86</text:p>
          </table:table-cell>
          <table:table-cell table:formula="of:=([.S72]+[.T72])/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.11" calcext:value-type="float">
            <text:p>11.11</text:p>
          </table:table-cell>
          <table:table-cell office:value-type="float" office:value="8.57" calcext:value-type="float">
            <text:p>8.57</text:p>
          </table:table-cell>
          <table:table-cell office:value-type="float" office:value="-6.41" calcext:value-type="float">
            <text:p>-6.41</text:p>
          </table:table-cell>
          <table:table-cell office:value-type="float" office:value="-4.71" calcext:value-type="float">
            <text:p>-4.7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formula="of:=([.Q73]+[.R73])/2" office:value-type="float" office:value="86.5" calcext:value-type="float">
            <text:p>86.5</text:p>
          </table:table-cell>
          <table:table-cell table:formula="of:=([.S73]+[.T73])/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.09" calcext:value-type="float">
            <text:p>-9.09</text:p>
          </table:table-cell>
          <table:table-cell office:value-type="float" office:value="3.33" calcext:value-type="float">
            <text:p>3.33</text:p>
          </table:table-cell>
          <table:table-cell office:value-type="float" office:value="-2.85" calcext:value-type="float">
            <text:p>-2.85</text:p>
          </table:table-cell>
          <table:table-cell office:value-type="float" office:value="-5.49" calcext:value-type="float">
            <text:p>-5.4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([.Q74]+[.R74])/2" office:value-type="float" office:value="86.5" calcext:value-type="float">
            <text:p>86.5</text:p>
          </table:table-cell>
          <table:table-cell table:formula="of:=([.S74]+[.T74])/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.33" calcext:value-type="float">
            <text:p>4.33</text:p>
          </table:table-cell>
          <table:table-cell office:value-type="float" office:value="-3.33" calcext:value-type="float">
            <text:p>-3.33</text:p>
          </table:table-cell>
          <table:table-cell office:value-type="float" office:value="2.85" calcext:value-type="float">
            <text:p>2.85</text:p>
          </table:table-cell>
          <table:table-cell office:value-type="float" office:value="5.49" calcext:value-type="float">
            <text:p>5.4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([.Q75]+[.R75])/2" office:value-type="float" office:value="86.5" calcext:value-type="float">
            <text:p>86.5</text:p>
          </table:table-cell>
          <table:table-cell table:formula="of:=([.S75]+[.T75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9" calcext:value-type="float">
            <text:p>-11.9</text:p>
          </table:table-cell>
          <table:table-cell office:value-type="float" office:value="-1.57" calcext:value-type="float">
            <text:p>-1.57</text:p>
          </table:table-cell>
          <table:table-cell office:value-type="float" office:value="3.08" calcext:value-type="float">
            <text:p>3.08</text:p>
          </table:table-cell>
          <table:table-cell office:value-type="float" office:value="4.71" calcext:value-type="float">
            <text:p>4.7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([.Q76]+[.R76])/2" office:value-type="float" office:value="82.5" calcext:value-type="float">
            <text:p>82.5</text:p>
          </table:table-cell>
          <table:table-cell table:formula="of:=([.S76]+[.T76])/2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-1.51" calcext:value-type="float">
            <text:p>-1.51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([.Q77]+[.R77])/2" office:value-type="float" office:value="83.5" calcext:value-type="float">
            <text:p>83.5</text:p>
          </table:table-cell>
          <table:table-cell table:formula="of:=([.S77]+[.T77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3.08" calcext:value-type="float">
            <text:p>3.08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([.Q78]+[.R78])/2" office:value-type="float" office:value="83.5" calcext:value-type="float">
            <text:p>83.5</text:p>
          </table:table-cell>
          <table:table-cell table:formula="of:=([.S78]+[.T78])/2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63" calcext:value-type="float">
            <text:p>-1.6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([.Q79]+[.R79])/2" office:value-type="float" office:value="82" calcext:value-type="float">
            <text:p>82</text:p>
          </table:table-cell>
          <table:table-cell table:formula="of:=([.S79]+[.T79])/2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([.Q80]+[.R80])/2" office:value-type="float" office:value="81" calcext:value-type="float">
            <text:p>81</text:p>
          </table:table-cell>
          <table:table-cell table:formula="of:=([.S80]+[.T80])/2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formula="of:=([.Q81]+[.R81])/2" office:value-type="float" office:value="81" calcext:value-type="float">
            <text:p>81</text:p>
          </table:table-cell>
          <table:table-cell table:formula="of:=([.S81]+[.T81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38.13" calcext:value-type="float">
            <text:p>38.1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82]+[.R82])/2" office:value-type="float" office:value="81.5" calcext:value-type="float">
            <text:p>81.5</text:p>
          </table:table-cell>
          <table:table-cell table:formula="of:=([.S82]+[.T82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-49.27" calcext:value-type="float">
            <text:p>-49.27</text:p>
          </table:table-cell>
          <table:table-cell office:value-type="float" office:value="1.7" calcext:value-type="float">
            <text:p>1.7</text:p>
          </table:table-cell>
          <table:table-cell office:value-type="float" office:value="-1.28" calcext:value-type="float">
            <text:p>-1.2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83]+[.R83])/2" office:value-type="float" office:value="82.5" calcext:value-type="float">
            <text:p>82.5</text:p>
          </table:table-cell>
          <table:table-cell table:formula="of:=([.S83]+[.T83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-1.7" calcext:value-type="float">
            <text:p>-1.7</text:p>
          </table:table-cell>
          <table:table-cell office:value-type="float" office:value="-0.42" calcext:value-type="float">
            <text:p>-0.4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84]+[.R84])/2" office:value-type="float" office:value="82.5" calcext:value-type="float">
            <text:p>82.5</text:p>
          </table:table-cell>
          <table:table-cell table:formula="of:=([.S84]+[.T84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85]+[.R85])/2" office:value-type="float" office:value="82.5" calcext:value-type="float">
            <text:p>82.5</text:p>
          </table:table-cell>
          <table:table-cell table:formula="of:=([.S85]+[.T85])/2" office:value-type="float" office:value="81" calcext:value-type="float">
            <text:p>81</text:p>
          </table:table-cell>
        </table:table-row>
        <table:table-row table:style-name="ro1">
          <table:table-cell table:number-columns-repeated="4"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Q86]+[.R86])/2" office:value-type="float" office:value="82.5" calcext:value-type="float">
            <text:p>82.5</text:p>
          </table:table-cell>
          <table:table-cell table:formula="of:=([.S86]+[.T86])/2" office:value-type="float" office:value="82" calcext:value-type="float">
            <text:p>82</text:p>
          </table:table-cell>
        </table:table-row>
        <table:table-row table:style-name="ro1">
          <table:table-cell table:number-columns-repeated="4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.7" calcext:value-type="float">
            <text:p>-1.7</text:p>
          </table:table-cell>
          <table:table-cell table:number-columns-repeated="4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Q87]+[.R87])/2" office:value-type="float" office:value="81.5" calcext:value-type="float">
            <text:p>81.5</text:p>
          </table:table-cell>
          <table:table-cell table:formula="of:=([.S87]+[.T87])/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([.Q88]+[.R88])/2" office:value-type="float" office:value="81.5" calcext:value-type="float">
            <text:p>81.5</text:p>
          </table:table-cell>
          <table:table-cell table:formula="of:=([.S88]+[.T88])/2" office:value-type="float" office:value="81.5" calcext:value-type="float">
            <text:p>81.5</text:p>
          </table:table-cell>
        </table:table-row>
        <table:table-row table:style-name="ro1">
          <table:table-cell table:number-columns-repeated="4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1" calcext:value-type="float">
            <text:p>81</text:p>
          </table:table-cell>
          <table:table-cell table:formula="of:=([.Q89]+[.R89])/2" office:value-type="float" office:value="81.5" calcext:value-type="float">
            <text:p>81.5</text:p>
          </table:table-cell>
          <table:table-cell table:formula="of:=([.S89]+[.T89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90]+[.R90])/2" office:value-type="float" office:value="81.5" calcext:value-type="float">
            <text:p>81.5</text:p>
          </table:table-cell>
          <table:table-cell table:formula="of:=([.S90]+[.T90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.05" calcext:value-type="float">
            <text:p>-2.05</text:p>
          </table:table-cell>
          <table:table-cell office:value-type="float" office:value="-3.73" calcext:value-type="float">
            <text:p>-3.73</text:p>
          </table:table-cell>
          <table:table-cell office:value-type="float" office:value="-0.82" calcext:value-type="float">
            <text:p>-0.82</text:p>
          </table:table-cell>
          <table:table-cell office:value-type="float" office:value="0.81" calcext:value-type="float">
            <text:p>0.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  <table:table-cell table:formula="of:=([.Q91]+[.R91])/2" office:value-type="float" office:value="81" calcext:value-type="float">
            <text:p>81</text:p>
          </table:table-cell>
          <table:table-cell table:formula="of:=([.S91]+[.T91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4.3" calcext:value-type="float">
            <text:p>4.3</text:p>
          </table:table-cell>
          <table:table-cell office:value-type="float" office:value="2.53" calcext:value-type="float">
            <text:p>2.5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92]+[.R92])/2" office:value-type="float" office:value="80" calcext:value-type="float">
            <text:p>80</text:p>
          </table:table-cell>
          <table:table-cell table:formula="of:=([.S92]+[.T92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4.53" calcext:value-type="float">
            <text:p>-4.53</text:p>
          </table:table-cell>
          <table:table-cell office:value-type="float" office:value="-2.24" calcext:value-type="float">
            <text:p>-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([.Q93]+[.R93])/2" office:value-type="float" office:value="79.5" calcext:value-type="float">
            <text:p>79.5</text:p>
          </table:table-cell>
          <table:table-cell table:formula="of:=([.S93]+[.T93])/2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-0.72" calcext:value-type="float">
            <text:p>-0.72</text:p>
          </table:table-cell>
          <table:table-cell office:value-type="float" office:value="3.78" calcext:value-type="float">
            <text:p>3.78</text:p>
          </table:table-cell>
          <table:table-cell office:value-type="float" office:value="3.62" calcext:value-type="float">
            <text:p>3.6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([.Q94]+[.R94])/2" office:value-type="float" office:value="78.5" calcext:value-type="float">
            <text:p>78.5</text:p>
          </table:table-cell>
          <table:table-cell table:formula="of:=([.S94]+[.T94])/2" office:value-type="float" office:value="82.5" calcext:value-type="float">
            <text:p>82.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-3.78" calcext:value-type="float">
            <text:p>-3.78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([.Q95]+[.R95])/2" office:value-type="float" office:value="77.5" calcext:value-type="float">
            <text:p>77.5</text:p>
          </table:table-cell>
          <table:table-cell table:formula="of:=([.S95]+[.T95])/2" office:value-type="float" office:value="83.5" calcext:value-type="float">
            <text:p>83.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Q96]+[.R96])/2" office:value-type="float" office:value="76" calcext:value-type="float">
            <text:p>76</text:p>
          </table:table-cell>
          <table:table-cell table:formula="of:=([.S96]+[.T96])/2"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.4" calcext:value-type="float">
            <text:p>-1.4</text:p>
          </table:table-cell>
          <table:table-cell office:value-type="float" office:value="1.45" calcext:value-type="float">
            <text:p>1.45</text:p>
          </table:table-cell>
          <table:table-cell office:value-type="float" office:value="-1.46" calcext:value-type="float">
            <text:p>-1.4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Q97]+[.R97])/2" office:value-type="float" office:value="75" calcext:value-type="float">
            <text:p>75</text:p>
          </table:table-cell>
          <table:table-cell table:formula="of:=([.S97]+[.T97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1.35" calcext:value-type="float">
            <text:p>-1.35</text:p>
          </table:table-cell>
          <table:table-cell office:value-type="float" office:value="20.05" calcext:value-type="float">
            <text:p>20.05</text:p>
          </table:table-cell>
          <table:table-cell office:value-type="float" office:value="3.48" calcext:value-type="float">
            <text:p>3.48</text:p>
          </table:table-cell>
          <table:table-cell office:value-type="float" office:value="1.93" calcext:value-type="float">
            <text:p>1.9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([.Q98]+[.R98])/2" office:value-type="float" office:value="76" calcext:value-type="float">
            <text:p>76</text:p>
          </table:table-cell>
          <table:table-cell table:formula="of:=([.S98]+[.T98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60.61" calcext:value-type="float">
            <text:p>60.61</text:p>
          </table:table-cell>
          <table:table-cell office:value-type="float" office:value="45.89" calcext:value-type="float">
            <text:p>45.89</text:p>
          </table:table-cell>
          <table:table-cell office:value-type="float" office:value="2.66" calcext:value-type="float">
            <text:p>2.66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([.Q99]+[.R99])/2" office:value-type="float" office:value="76.5" calcext:value-type="float">
            <text:p>76.5</text:p>
          </table:table-cell>
          <table:table-cell table:formula="of:=([.S99]+[.T99])/2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54.9" calcext:value-type="float">
            <text:p>-54.9</text:p>
          </table:table-cell>
          <table:table-cell office:value-type="float" office:value="-77.28" calcext:value-type="float">
            <text:p>-77.28</text:p>
          </table:table-cell>
          <table:table-cell office:value-type="float" office:value="1.67" calcext:value-type="float">
            <text:p>1.67</text:p>
          </table:table-cell>
          <table:table-cell office:value-type="float" office:value="1.04" calcext:value-type="float">
            <text:p>1.0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([.Q100]+[.R100])/2" office:value-type="float" office:value="75.5" calcext:value-type="float">
            <text:p>75.5</text:p>
          </table:table-cell>
          <table:table-cell table:formula="of:=([.S100]+[.T100])/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9.17" calcext:value-type="float">
            <text:p>-19.17</text:p>
          </table:table-cell>
          <table:table-cell office:value-type="float" office:value="-3.56" calcext:value-type="float">
            <text:p>-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28" calcext:value-type="float">
            <text:p>3.2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([.Q101]+[.R101])/2" office:value-type="float" office:value="72.5" calcext:value-type="float">
            <text:p>72.5</text:p>
          </table:table-cell>
          <table:table-cell table:formula="of:=([.S101]+[.T101])/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29.63" calcext:value-type="float">
            <text:p>2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formula="of:=([.Q102]+[.R102])/2" office:value-type="float" office:value="71" calcext:value-type="float">
            <text:p>71</text:p>
          </table:table-cell>
          <table:table-cell table:formula="of:=([.S102]+[.T102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32.15" calcext:value-type="float">
            <text:p>-32.15</text:p>
          </table:table-cell>
          <table:table-cell office:value-type="float" office:value="-4.04" calcext:value-type="float">
            <text:p>-4.04</text:p>
          </table:table-cell>
          <table:table-cell office:value-type="float" office:value="1.86" calcext:value-type="float">
            <text:p>1.86</text:p>
          </table:table-cell>
          <table:table-cell office:value-type="float" office:value="3.66" calcext:value-type="float">
            <text:p>3.6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([.Q103]+[.R103])/2" office:value-type="float" office:value="67" calcext:value-type="float">
            <text:p>67</text:p>
          </table:table-cell>
          <table:table-cell table:formula="of:=([.S103]+[.T103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0.4" calcext:value-type="float">
            <text:p>-0.4</text:p>
          </table:table-cell>
          <table:table-cell office:value-type="float" office:value="-2.42" calcext:value-type="float">
            <text:p>-2.42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([.Q104]+[.R104])/2" office:value-type="float" office:value="61" calcext:value-type="float">
            <text:p>61</text:p>
          </table:table-cell>
          <table:table-cell table:formula="of:=([.S104]+[.T104])/2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4.05" calcext:value-type="float">
            <text:p>-4.05</text:p>
          </table:table-cell>
          <table:table-cell office:value-type="float" office:value="1.18" calcext:value-type="float">
            <text:p>1.18</text:p>
          </table:table-cell>
          <table:table-cell office:value-type="float" office:value="-2.01" calcext:value-type="float">
            <text:p>-2.01</text:p>
          </table:table-cell>
          <table:table-cell office:value-type="float" office:value="1.94" calcext:value-type="float">
            <text:p>1.9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formula="of:=([.Q105]+[.R105])/2" office:value-type="float" office:value="59.5" calcext:value-type="float">
            <text:p>59.5</text:p>
          </table:table-cell>
          <table:table-cell table:formula="of:=([.S105]+[.T105])/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([.Q106]+[.R106])/2" office:value-type="float" office:value="57" calcext:value-type="float">
            <text:p>57</text:p>
          </table:table-cell>
          <table:table-cell table:formula="of:=([.S106]+[.T106])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2.42" calcext:value-type="float">
            <text:p>-2.42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formula="of:=([.Q107]+[.R107])/2" office:value-type="float" office:value="56" calcext:value-type="float">
            <text:p>56</text:p>
          </table:table-cell>
          <table:table-cell table:formula="of:=([.S107]+[.T107])/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Q108]+[.R108])/2" office:value-type="float" office:value="55.5" calcext:value-type="float">
            <text:p>55.5</text:p>
          </table:table-cell>
          <table:table-cell table:formula="of:=([.S108]+[.T108])/2" office:value-type="float" office:value="102.5" calcext:value-type="float">
            <text:p>102.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formula="of:=([.Q109]+[.R109])/2" office:value-type="float" office:value="55.5" calcext:value-type="float">
            <text:p>55.5</text:p>
          </table:table-cell>
          <table:table-cell table:formula="of:=([.S109]+[.T109])/2"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2.42" calcext:value-type="float">
            <text:p>-2.42</text:p>
          </table:table-cell>
          <table:table-cell office:value-type="float" office:value="0" calcext:value-type="float">
            <text:p>0</text:p>
          </table:table-cell>
          <table:table-cell office:value-type="float" office:value="-2.18" calcext:value-type="float">
            <text:p>-2.18</text:p>
          </table:table-cell>
          <table:table-cell office:value-type="float" office:value="-2.09" calcext:value-type="float">
            <text:p>-2.0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([.Q110]+[.R110])/2" office:value-type="float" office:value="55.5" calcext:value-type="float">
            <text:p>55.5</text:p>
          </table:table-cell>
          <table:table-cell table:formula="of:=([.S110]+[.T110])/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1.59" calcext:value-type="float">
            <text:p>1.59</text:p>
          </table:table-cell>
          <table:table-cell office:value-type="float" office:value="1.29" calcext:value-type="float">
            <text:p>1.29</text:p>
          </table:table-cell>
          <table:table-cell office:value-type="float" office:value="4.44" calcext:value-type="float">
            <text:p>4.44</text:p>
          </table:table-cell>
          <table:table-cell office:value-type="float" office:value="4.27" calcext:value-type="float">
            <text:p>4.2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([.Q111]+[.R111])/2" office:value-type="float" office:value="56.5" calcext:value-type="float">
            <text:p>56.5</text:p>
          </table:table-cell>
          <table:table-cell table:formula="of:=([.S111]+[.T111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0.41" calcext:value-type="float">
            <text:p>-0.41</text:p>
          </table:table-cell>
          <table:table-cell office:value-type="float" office:value="26.76" calcext:value-type="float">
            <text:p>26.76</text:p>
          </table:table-cell>
          <table:table-cell office:value-type="float" office:value="-2.27" calcext:value-type="float">
            <text:p>-2.2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([.Q112]+[.R112])/2" office:value-type="float" office:value="56" calcext:value-type="float">
            <text:p>56</text:p>
          </table:table-cell>
          <table:table-cell table:formula="of:=([.S112]+[.T112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-28.05" calcext:value-type="float">
            <text:p>-28.05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([.Q113]+[.R113])/2" office:value-type="float" office:value="56.5" calcext:value-type="float">
            <text:p>56.5</text:p>
          </table:table-cell>
          <table:table-cell table:formula="of:=([.S113]+[.T113])/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.35" calcext:value-type="float">
            <text:p>-1.35</text:p>
          </table:table-cell>
          <table:table-cell office:value-type="float" office:value="1.29" calcext:value-type="float">
            <text:p>1.29</text:p>
          </table:table-cell>
          <table:table-cell office:value-type="float" office:value="-4.44" calcext:value-type="float">
            <text:p>-4.44</text:p>
          </table:table-cell>
          <table:table-cell office:value-type="float" office:value="-2.18" calcext:value-type="float">
            <text:p>-2.1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([.Q114]+[.R114])/2" office:value-type="float" office:value="57" calcext:value-type="float">
            <text:p>57</text:p>
          </table:table-cell>
          <table:table-cell table:formula="of:=([.S114]+[.T114])/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3.24" calcext:value-type="float">
            <text:p>3.24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([.Q115]+[.R115])/2" office:value-type="float" office:value="58.5" calcext:value-type="float">
            <text:p>58.5</text:p>
          </table:table-cell>
          <table:table-cell table:formula="of:=([.S115]+[.T115])/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5.88" calcext:value-type="float">
            <text:p>5.88</text:p>
          </table:table-cell>
          <table:table-cell office:value-type="float" office:value="5.66" calcext:value-type="float">
            <text:p>5.66</text:p>
          </table:table-cell>
          <table:table-cell office:value-type="float" office:value="-2.09" calcext:value-type="float">
            <text:p>-2.09</text:p>
          </table:table-cell>
          <table:table-cell office:value-type="float" office:value="-4.1" calcext:value-type="float">
            <text:p>-4.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([.Q116]+[.R116])/2" office:value-type="float" office:value="60.5" calcext:value-type="float">
            <text:p>60.5</text:p>
          </table:table-cell>
          <table:table-cell table:formula="of:=([.S116]+[.T116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1.71" calcext:value-type="float">
            <text:p>-1.71</text:p>
          </table:table-cell>
          <table:table-cell office:value-type="float" office:value="-2.38" calcext:value-type="float">
            <text:p>-2.38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Q117]+[.R117])/2" office:value-type="float" office:value="62" calcext:value-type="float">
            <text:p>62</text:p>
          </table:table-cell>
          <table:table-cell table:formula="of:=([.S117]+[.T117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32.2" calcext:value-type="float">
            <text:p>32.2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([.Q118]+[.R118])/2" office:value-type="float" office:value="63" calcext:value-type="float">
            <text:p>63</text:p>
          </table:table-cell>
          <table:table-cell table:formula="of:=([.S118]+[.T118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2.38" calcext:value-type="float">
            <text:p>2.38</text:p>
          </table:table-cell>
          <table:table-cell office:value-type="float" office:value="-32.2" calcext:value-type="float">
            <text:p>-32.2</text:p>
          </table:table-cell>
          <table:table-cell office:value-type="float" office:value="0" calcext:value-type="float">
            <text:p>0</text:p>
          </table:table-cell>
          <table:table-cell office:value-type="float" office:value="-2.09" calcext:value-type="float">
            <text:p>-2.0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Q119]+[.R119])/2" office:value-type="float" office:value="65" calcext:value-type="float">
            <text:p>65</text:p>
          </table:table-cell>
          <table:table-cell table:formula="of:=([.S119]+[.T119])/2"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6.28" calcext:value-type="float">
            <text:p>6.28</text:p>
          </table:table-cell>
          <table:table-cell office:value-type="float" office:value="-6.04" calcext:value-type="float">
            <text:p>-6.04</text:p>
          </table:table-cell>
          <table:table-cell office:value-type="float" office:value="-3.95" calcext:value-type="float">
            <text:p>-3.9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Q120]+[.R120])/2" office:value-type="float" office:value="67.5" calcext:value-type="float">
            <text:p>67.5</text:p>
          </table:table-cell>
          <table:table-cell table:formula="of:=([.S120]+[.T120])/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.36" calcext:value-type="float">
            <text:p>4.36</text:p>
          </table:table-cell>
          <table:table-cell office:value-type="float" office:value="5.93" calcext:value-type="float">
            <text:p>5.93</text:p>
          </table:table-cell>
          <table:table-cell office:value-type="float" office:value="-3.07" calcext:value-type="float">
            <text:p>-3.07</text:p>
          </table:table-cell>
          <table:table-cell office:value-type="float" office:value="-3.66" calcext:value-type="float">
            <text:p>-3.6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([.Q121]+[.R121])/2" office:value-type="float" office:value="70.5" calcext:value-type="float">
            <text:p>70.5</text:p>
          </table:table-cell>
          <table:table-cell table:formula="of:=([.S121]+[.T121])/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([.Q122]+[.R122])/2" office:value-type="float" office:value="72" calcext:value-type="float">
            <text:p>72</text:p>
          </table:table-cell>
          <table:table-cell table:formula="of:=([.S122]+[.T122])/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28.24" calcext:value-type="float">
            <text:p>-28.2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59" calcext:value-type="float">
            <text:p>0.5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[.Q123]+[.R123])/2" office:value-type="float" office:value="74.5" calcext:value-type="float">
            <text:p>74.5</text:p>
          </table:table-cell>
          <table:table-cell table:formula="of:=([.S123]+[.T123])/2" office:value-type="float" office:value="99.5" calcext:value-type="float">
            <text:p>99.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5.7" calcext:value-type="float">
            <text:p>-5.7</text:p>
          </table:table-cell>
          <table:table-cell office:value-type="float" office:value="-7.27" calcext:value-type="float">
            <text:p>-7.27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Q124]+[.R124])/2" office:value-type="float" office:value="74.5" calcext:value-type="float">
            <text:p>74.5</text:p>
          </table:table-cell>
          <table:table-cell table:formula="of:=([.S124]+[.T124])/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2.55" calcext:value-type="float">
            <text:p>-2.5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([.Q125]+[.R125])/2" office:value-type="float" office:value="75" calcext:value-type="float">
            <text:p>75</text:p>
          </table:table-cell>
          <table:table-cell table:formula="of:=([.S125]+[.T125])/2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86.69" calcext:value-type="float">
            <text:p>86.69</text:p>
          </table:table-cell>
          <table:table-cell office:value-type="float" office:value="51.04" calcext:value-type="float">
            <text:p>51.04</text:p>
          </table:table-cell>
          <table:table-cell office:value-type="float" office:value="-4.1" calcext:value-type="float">
            <text:p>-4.1</text:p>
          </table:table-cell>
          <table:table-cell office:value-type="float" office:value="-1.94" calcext:value-type="float">
            <text:p>-1.9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([.Q126]+[.R126])/2" office:value-type="float" office:value="75" calcext:value-type="float">
            <text:p>75</text:p>
          </table:table-cell>
          <table:table-cell table:formula="of:=([.S126]+[.T126])/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86.69" calcext:value-type="float">
            <text:p>-86.69</text:p>
          </table:table-cell>
          <table:table-cell office:value-type="float" office:value="-36.11" calcext:value-type="float">
            <text:p>-36.11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([.Q127]+[.R127])/2" office:value-type="float" office:value="74.5" calcext:value-type="float">
            <text:p>74.5</text:p>
          </table:table-cell>
          <table:table-cell table:formula="of:=([.S127]+[.T127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9.57" calcext:value-type="float">
            <text:p>-9.57</text:p>
          </table:table-cell>
          <table:table-cell office:value-type="float" office:value="-18.44" calcext:value-type="float">
            <text:p>-18.44</text:p>
          </table:table-cell>
          <table:table-cell office:value-type="float" office:value="2.18" calcext:value-type="float">
            <text:p>2.18</text:p>
          </table:table-cell>
          <table:table-cell office:value-type="float" office:value="4.27" calcext:value-type="float">
            <text:p>4.2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Q128]+[.R128])/2" office:value-type="float" office:value="72" calcext:value-type="float">
            <text:p>72</text:p>
          </table:table-cell>
          <table:table-cell table:formula="of:=([.S128]+[.T128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64" calcext:value-type="float">
            <text:p>-2.64</text:p>
          </table:table-cell>
          <table:table-cell office:value-type="float" office:value="-6.06" calcext:value-type="float">
            <text:p>-6.06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([.Q129]+[.R129])/2" office:value-type="float" office:value="67.5" calcext:value-type="float">
            <text:p>67.5</text:p>
          </table:table-cell>
          <table:table-cell table:formula="of:=([.S129]+[.T129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83" calcext:value-type="float">
            <text:p>-0.83</text:p>
          </table:table-cell>
          <table:table-cell office:value-type="float" office:value="-1.35" calcext:value-type="float">
            <text:p>-1.35</text:p>
          </table:table-cell>
          <table:table-cell office:value-type="float" office:value="0.48" calcext:value-type="float">
            <text:p>0.48</text:p>
          </table:table-cell>
          <table:table-cell office:value-type="float" office:value="2.27" calcext:value-type="float">
            <text:p>2.2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formula="of:=([.Q130]+[.R130])/2" office:value-type="float" office:value="65" calcext:value-type="float">
            <text:p>65</text:p>
          </table:table-cell>
          <table:table-cell table:formula="of:=([.S130]+[.T130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([.Q131]+[.R131])/2" office:value-type="float" office:value="62.5" calcext:value-type="float">
            <text:p>62.5</text:p>
          </table:table-cell>
          <table:table-cell table:formula="of:=([.S131]+[.T131])/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23" calcext:value-type="float">
            <text:p>1.23</text:p>
          </table:table-cell>
          <table:table-cell office:value-type="float" office:value="2.76" calcext:value-type="float">
            <text:p>2.76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([.Q132]+[.R132])/2" office:value-type="float" office:value="62" calcext:value-type="float">
            <text:p>62</text:p>
          </table:table-cell>
          <table:table-cell table:formula="of:=([.S132]+[.T132])/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64" calcext:value-type="float">
            <text:p>2.64</text:p>
          </table:table-cell>
          <table:table-cell office:value-type="float" office:value="-0.48" calcext:value-type="float">
            <text:p>-0.48</text:p>
          </table:table-cell>
          <table:table-cell office:value-type="float" office:value="0.48" calcext:value-type="float">
            <text:p>0.48</text:p>
          </table:table-cell>
          <table:table-cell office:value-type="float" office:value="2.36" calcext:value-type="float">
            <text:p>2.3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([.Q133]+[.R133])/2" office:value-type="float" office:value="59" calcext:value-type="float">
            <text:p>59</text:p>
          </table:table-cell>
          <table:table-cell table:formula="of:=([.S133]+[.T133])/2"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78" calcext:value-type="float">
            <text:p>-1.78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([.Q134]+[.R134])/2" office:value-type="float" office:value="58.5" calcext:value-type="float">
            <text:p>58.5</text:p>
          </table:table-cell>
          <table:table-cell table:formula="of:=([.S134]+[.T134])/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85" calcext:value-type="float">
            <text:p>-0.85</text:p>
          </table:table-cell>
          <table:table-cell office:value-type="float" office:value="1.89" calcext:value-type="float">
            <text:p>1.89</text:p>
          </table:table-cell>
          <table:table-cell office:value-type="float" office:value="1.47" calcext:value-type="float">
            <text:p>1.47</text:p>
          </table:table-cell>
          <table:table-cell office:value-type="float" office:value="2.36" calcext:value-type="float">
            <text:p>2.3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([.Q135]+[.R135])/2" office:value-type="float" office:value="58.5" calcext:value-type="float">
            <text:p>58.5</text:p>
          </table:table-cell>
          <table:table-cell table:formula="of:=([.S135]+[.T135])/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29" calcext:value-type="float">
            <text:p>1.29</text:p>
          </table:table-cell>
          <table:table-cell office:value-type="float" office:value="-0.48" calcext:value-type="float">
            <text:p>-0.48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([.Q136]+[.R136])/2" office:value-type="float" office:value="59" calcext:value-type="float">
            <text:p>59</text:p>
          </table:table-cell>
          <table:table-cell table:formula="of:=([.S136]+[.T136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76" calcext:value-type="float">
            <text:p>2.76</text:p>
          </table:table-cell>
          <table:table-cell office:value-type="float" office:value="1.48" calcext:value-type="float">
            <text:p>1.48</text:p>
          </table:table-cell>
          <table:table-cell office:value-type="float" office:value="1.02" calcext:value-type="float">
            <text:p>1.02</text:p>
          </table:table-cell>
          <table:table-cell office:value-type="float" office:value="-1.47" calcext:value-type="float">
            <text:p>-1.4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([.Q137]+[.R137])/2" office:value-type="float" office:value="59.5" calcext:value-type="float">
            <text:p>59.5</text:p>
          </table:table-cell>
          <table:table-cell table:formula="of:=([.S137]+[.T137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([.Q138]+[.R138])/2" office:value-type="float" office:value="60" calcext:value-type="float">
            <text:p>60</text:p>
          </table:table-cell>
          <table:table-cell table:formula="of:=([.S138]+[.T138])/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-2.89" calcext:value-type="float">
            <text:p>-2.89</text:p>
          </table:table-cell>
          <table:table-cell office:value-type="float" office:value="2.58" calcext:value-type="float">
            <text:p>2.58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([.Q139]+[.R139])/2" office:value-type="float" office:value="60" calcext:value-type="float">
            <text:p>60</text:p>
          </table:table-cell>
          <table:table-cell table:formula="of:=([.S139]+[.T139])/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-5.52" calcext:value-type="float">
            <text:p>-5.52</text:p>
          </table:table-cell>
          <table:table-cell office:value-type="float" office:value="-1.47" calcext:value-type="float">
            <text:p>-1.4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([.Q140]+[.R140])/2" office:value-type="float" office:value="60.5" calcext:value-type="float">
            <text:p>60.5</text:p>
          </table:table-cell>
          <table:table-cell table:formula="of:=([.S140]+[.T140])/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6.06" calcext:value-type="float">
            <text:p>6.06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-2.36" calcext:value-type="float">
            <text:p>-2.3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([.Q141]+[.R141])/2" office:value-type="float" office:value="61.5" calcext:value-type="float">
            <text:p>61.5</text:p>
          </table:table-cell>
          <table:table-cell table:formula="of:=([.S141]+[.T141])/2" office:value-type="float" office:value="113.5" calcext:value-type="float">
            <text:p>113.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4.76" calcext:value-type="float">
            <text:p>4.76</text:p>
          </table:table-cell>
          <table:table-cell office:value-type="float" office:value="6.39" calcext:value-type="float">
            <text:p>6.39</text:p>
          </table:table-cell>
          <table:table-cell office:value-type="float" office:value="-6.81" calcext:value-type="float">
            <text:p>-6.81</text:p>
          </table:table-cell>
          <table:table-cell office:value-type="float" office:value="-6.54" calcext:value-type="float">
            <text:p>-6.5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([.Q142]+[.R142])/2" office:value-type="float" office:value="63.5" calcext:value-type="float">
            <text:p>63.5</text:p>
          </table:table-cell>
          <table:table-cell table:formula="of:=([.S142]+[.T142])/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49" calcext:value-type="float">
            <text:p>5.49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1" calcext:value-type="float">
            <text:p>-2.0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formula="of:=([.Q143]+[.R143])/2" office:value-type="float" office:value="65.5" calcext:value-type="float">
            <text:p>65.5</text:p>
          </table:table-cell>
          <table:table-cell table:formula="of:=([.S143]+[.T143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1.92" calcext:value-type="float">
            <text:p>31.92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([.Q144]+[.R144])/2" office:value-type="float" office:value="68" calcext:value-type="float">
            <text:p>68</text:p>
          </table:table-cell>
          <table:table-cell table:formula="of:=([.S144]+[.T144])/2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-28.84" calcext:value-type="float">
            <text:p>-28.84</text:p>
          </table:table-cell>
          <table:table-cell office:value-type="float" office:value="0" calcext:value-type="float">
            <text:p>0</text:p>
          </table:table-cell>
          <table:table-cell office:value-type="float" office:value="-1.94" calcext:value-type="float">
            <text:p>-1.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([.Q145]+[.R145])/2" office:value-type="float" office:value="71.5" calcext:value-type="float">
            <text:p>71.5</text:p>
          </table:table-cell>
          <table:table-cell table:formula="of:=([.S145]+[.T145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5.11" calcext:value-type="float">
            <text:p>5.11</text:p>
          </table:table-cell>
          <table:table-cell office:value-type="float" office:value="-7.33" calcext:value-type="float">
            <text:p>-7.33</text:p>
          </table:table-cell>
          <table:table-cell office:value-type="float" office:value="-5.39" calcext:value-type="float">
            <text:p>-5.3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Q146]+[.R146])/2" office:value-type="float" office:value="76" calcext:value-type="float">
            <text:p>76</text:p>
          </table:table-cell>
          <table:table-cell table:formula="of:=([.S146]+[.T146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.46" calcext:value-type="float">
            <text:p>8.46</text:p>
          </table:table-cell>
          <table:table-cell office:value-type="float" office:value="-2.21" calcext:value-type="float">
            <text:p>-2.21</text:p>
          </table:table-cell>
          <table:table-cell office:value-type="float" office:value="-1.67" calcext:value-type="float">
            <text:p>-1.6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[.Q147]+[.R147])/2" office:value-type="float" office:value="81" calcext:value-type="float">
            <text:p>81</text:p>
          </table:table-cell>
          <table:table-cell table:formula="of:=([.S147]+[.T147])/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3.31" calcext:value-type="float">
            <text:p>13.31</text:p>
          </table:table-cell>
          <table:table-cell office:value-type="float" office:value="57.38" calcext:value-type="float">
            <text:p>57.38</text:p>
          </table:table-cell>
          <table:table-cell office:value-type="float" office:value="0.54" calcext:value-type="float">
            <text:p>0.54</text:p>
          </table:table-cell>
          <table:table-cell office:value-type="float" office:value="-1.61" calcext:value-type="float">
            <text:p>-1.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([.Q148]+[.R148])/2" office:value-type="float" office:value="84.5" calcext:value-type="float">
            <text:p>84.5</text:p>
          </table:table-cell>
          <table:table-cell table:formula="of:=([.S148]+[.T148])/2" office:value-type="float" office:value="97.5" calcext:value-type="float">
            <text:p>97.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4.87" calcext:value-type="float">
            <text:p>-14.87</text:p>
          </table:table-cell>
          <table:table-cell office:value-type="float" office:value="-60.03" calcext:value-type="float">
            <text:p>-60.03</text:p>
          </table:table-cell>
          <table:table-cell office:value-type="float" office:value="1.67" calcext:value-type="float">
            <text:p>1.67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[.Q149]+[.R149])/2" office:value-type="float" office:value="87.5" calcext:value-type="float">
            <text:p>87.5</text:p>
          </table:table-cell>
          <table:table-cell table:formula="of:=([.S149]+[.T149])/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30.82" calcext:value-type="float">
            <text:p>30.82</text:p>
          </table:table-cell>
          <table:table-cell office:value-type="float" office:value="45.84" calcext:value-type="float">
            <text:p>45.84</text:p>
          </table:table-cell>
          <table:table-cell table:number-columns-repeated="2" office:value-type="float" office:value="3.53" calcext:value-type="float">
            <text:p>3.5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([.Q150]+[.R150])/2" office:value-type="float" office:value="88.5" calcext:value-type="float">
            <text:p>88.5</text:p>
          </table:table-cell>
          <table:table-cell table:formula="of:=([.S150]+[.T150])/2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45.74" calcext:value-type="float">
            <text:p>-45.74</text:p>
          </table:table-cell>
          <table:table-cell office:value-type="float" office:value="-60.56" calcext:value-type="float">
            <text:p>-60.56</text:p>
          </table:table-cell>
          <table:table-cell office:value-type="float" office:value="3.8" calcext:value-type="float">
            <text:p>3.8</text:p>
          </table:table-cell>
          <table:table-cell office:value-type="float" office:value="1.86" calcext:value-type="float">
            <text:p>1.8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([.Q151]+[.R151])/2" office:value-type="float" office:value="87.5" calcext:value-type="float">
            <text:p>87.5</text:p>
          </table:table-cell>
          <table:table-cell table:formula="of:=([.S151]+[.T151])/2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32.64" calcext:value-type="float">
            <text:p>32.64</text:p>
          </table:table-cell>
          <table:table-cell office:value-type="float" office:value="26.37" calcext:value-type="float">
            <text:p>26.37</text:p>
          </table:table-cell>
          <table:table-cell office:value-type="float" office:value="8.55" calcext:value-type="float">
            <text:p>8.55</text:p>
          </table:table-cell>
          <table:table-cell office:value-type="float" office:value="8.21" calcext:value-type="float">
            <text:p>8.2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([.Q152]+[.R152])/2" office:value-type="float" office:value="88" calcext:value-type="float">
            <text:p>88</text:p>
          </table:table-cell>
          <table:table-cell table:formula="of:=([.S152]+[.T152])/2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48.85" calcext:value-type="float">
            <text:p>-48.85</text:p>
          </table:table-cell>
          <table:table-cell office:value-type="float" office:value="-37.52" calcext:value-type="float">
            <text:p>-37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([.Q153]+[.R153])/2" office:value-type="float" office:value="79.5" calcext:value-type="float">
            <text:p>79.5</text:p>
          </table:table-cell>
          <table:table-cell table:formula="of:=([.S153]+[.T153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3.7" calcext:value-type="float">
            <text:p>-3.7</text:p>
          </table:table-cell>
          <table:table-cell office:value-type="float" office:value="-5.78" calcext:value-type="float">
            <text:p>-5.78</text:p>
          </table:table-cell>
          <table:table-cell office:value-type="float" office:value="2.36" calcext:value-type="float">
            <text:p>2.36</text:p>
          </table:table-cell>
          <table:table-cell office:value-type="float" office:value="2.27" calcext:value-type="float">
            <text:p>2.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([.Q154]+[.R154])/2" office:value-type="float" office:value="70.5" calcext:value-type="float">
            <text:p>70.5</text:p>
          </table:table-cell>
          <table:table-cell table:formula="of:=([.S154]+[.T154])/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office:value-type="float" office:value="1.35" calcext:value-type="float">
            <text:p>1.35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([.Q155]+[.R155])/2" office:value-type="float" office:value="63" calcext:value-type="float">
            <text:p>63</text:p>
          </table:table-cell>
          <table:table-cell table:formula="of:=([.S155]+[.T155])/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" calcext:value-type="float">
            <text:p>-4.83</text:p>
          </table:table-cell>
          <table:table-cell office:value-type="float" office:value="-2.27" calcext:value-type="float">
            <text:p>-2.2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([.Q156]+[.R156])/2" office:value-type="float" office:value="62" calcext:value-type="float">
            <text:p>62</text:p>
          </table:table-cell>
          <table:table-cell table:formula="of:=([.S156]+[.T156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([.Q157]+[.R157])/2" office:value-type="float" office:value="59" calcext:value-type="float">
            <text:p>59</text:p>
          </table:table-cell>
          <table:table-cell table:formula="of:=([.S157]+[.T157])/2"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([.Q158]+[.R158])/2" office:value-type="float" office:value="59" calcext:value-type="float">
            <text:p>59</text:p>
          </table:table-cell>
          <table:table-cell table:formula="of:=([.S158]+[.T158])/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4" calcext:value-type="float">
            <text:p>-0.44</text:p>
          </table:table-cell>
          <table:table-cell office:value-type="float" office:value="0.48" calcext:value-type="float">
            <text:p>0.4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([.Q159]+[.R159])/2" office:value-type="float" office:value="58.5" calcext:value-type="float">
            <text:p>58.5</text:p>
          </table:table-cell>
          <table:table-cell table:formula="of:=([.S159]+[.T159])/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([.Q160]+[.R160])/2" office:value-type="float" office:value="59.5" calcext:value-type="float">
            <text:p>59.5</text:p>
          </table:table-cell>
          <table:table-cell table:formula="of:=([.S160]+[.T160])/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29" calcext:value-type="float">
            <text:p>-1.29</text:p>
          </table:table-cell>
          <table:table-cell office:value-type="float" office:value="0.48" calcext:value-type="float">
            <text:p>0.48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([.Q161]+[.R161])/2" office:value-type="float" office:value="59.5" calcext:value-type="float">
            <text:p>59.5</text:p>
          </table:table-cell>
          <table:table-cell table:formula="of:=([.S161]+[.T161])/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73" calcext:value-type="float">
            <text:p>1.73</text:p>
          </table:table-cell>
          <table:table-cell office:value-type="float" office:value="-0.48" calcext:value-type="float">
            <text:p>-0.48</text:p>
          </table:table-cell>
          <table:table-cell office:value-type="float" office:value="-2.95" calcext:value-type="float">
            <text:p>-2.95</text:p>
          </table:table-cell>
          <table:table-cell office:value-type="float" office:value="2.36" calcext:value-type="float">
            <text:p>2.3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([.Q162]+[.R162])/2" office:value-type="float" office:value="59.5" calcext:value-type="float">
            <text:p>59.5</text:p>
          </table:table-cell>
          <table:table-cell table:formula="of:=([.S162]+[.T162])/2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.48" calcext:value-type="float">
            <text:p>1.48</text:p>
          </table:table-cell>
          <table:table-cell office:value-type="float" office:value="2.95" calcext:value-type="float">
            <text:p>2.95</text:p>
          </table:table-cell>
          <table:table-cell office:value-type="float" office:value="-0.48" calcext:value-type="float">
            <text:p>-0.4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([.Q163]+[.R163])/2" office:value-type="float" office:value="60" calcext:value-type="float">
            <text:p>60</text:p>
          </table:table-cell>
          <table:table-cell table:formula="of:=([.S163]+[.T163])/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35" calcext:value-type="float">
            <text:p>-1.35</text:p>
          </table:table-cell>
          <table:table-cell office:value-type="float" office:value="-2.89" calcext:value-type="float">
            <text:p>-2.89</text:p>
          </table:table-cell>
          <table:table-cell office:value-type="float" office:value="-1" calcext:value-type="float">
            <text:p>-1</text:p>
          </table:table-cell>
          <table:table-cell office:value-type="float" office:value="2.95" calcext:value-type="float">
            <text:p>2.9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([.Q164]+[.R164])/2" office:value-type="float" office:value="59.5" calcext:value-type="float">
            <text:p>59.5</text:p>
          </table:table-cell>
          <table:table-cell table:formula="of:=([.S164]+[.T164])/2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29" calcext:value-type="float">
            <text:p>-1.29</text:p>
          </table:table-cell>
          <table:table-cell office:value-type="float" office:value="2.89" calcext:value-type="float">
            <text:p>2.89</text:p>
          </table:table-cell>
          <table:table-cell office:value-type="float" office:value="1" calcext:value-type="float">
            <text:p>1</text:p>
          </table:table-cell>
          <table:table-cell office:value-type="float" office:value="-2.95" calcext:value-type="float">
            <text:p>-2.9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([.Q165]+[.R165])/2" office:value-type="float" office:value="60" calcext:value-type="float">
            <text:p>60</text:p>
          </table:table-cell>
          <table:table-cell table:formula="of:=([.S165]+[.T165])/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73" calcext:value-type="float">
            <text:p>1.73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([.Q166]+[.R166])/2" office:value-type="float" office:value="60" calcext:value-type="float">
            <text:p>60</text:p>
          </table:table-cell>
          <table:table-cell table:formula="of:=([.S166]+[.T166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31" calcext:value-type="float">
            <text:p>2.31</text:p>
          </table:table-cell>
          <table:table-cell office:value-type="float" office:value="-3.91" calcext:value-type="float">
            <text:p>-3.9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([.Q167]+[.R167])/2" office:value-type="float" office:value="60.5" calcext:value-type="float">
            <text:p>60.5</text:p>
          </table:table-cell>
          <table:table-cell table:formula="of:=([.S167]+[.T167])/2"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76" calcext:value-type="float">
            <text:p>-2.76</text:p>
          </table:table-cell>
          <table:table-cell office:value-type="float" office:value="2.89" calcext:value-type="float">
            <text:p>2.89</text:p>
          </table:table-cell>
          <table:table-cell office:value-type="float" office:value="-1.02" calcext:value-type="float">
            <text:p>-1.02</text:p>
          </table:table-cell>
          <table:table-cell office:value-type="float" office:value="1.02" calcext:value-type="float">
            <text:p>1.0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([.Q168]+[.R168])/2" office:value-type="float" office:value="60.5" calcext:value-type="float">
            <text:p>60.5</text:p>
          </table:table-cell>
          <table:table-cell table:formula="of:=([.S168]+[.T168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-1.02" calcext:value-type="float">
            <text:p>-1.0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([.Q169]+[.R169])/2" office:value-type="float" office:value="60.5" calcext:value-type="float">
            <text:p>60.5</text:p>
          </table:table-cell>
          <table:table-cell table:formula="of:=([.S169]+[.T169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formula="of:=([.Q170]+[.R170])/2" office:value-type="float" office:value="60.5" calcext:value-type="float">
            <text:p>60.5</text:p>
          </table:table-cell>
          <table:table-cell table:formula="of:=([.S170]+[.T170])/2"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76" calcext:value-type="float">
            <text:p>2.76</text:p>
          </table:table-cell>
          <table:table-cell office:value-type="float" office:value="1.55" calcext:value-type="float">
            <text:p>1.55</text:p>
          </table:table-cell>
          <table:table-cell office:value-type="float" office:value="3.11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([.Q171]+[.R171])/2" office:value-type="float" office:value="61.5" calcext:value-type="float">
            <text:p>61.5</text:p>
          </table:table-cell>
          <table:table-cell table:formula="of:=([.S171]+[.T171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41" calcext:value-type="float">
            <text:p>-1.41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3" calcext:value-type="float">
            <text:p>-0.53</text:p>
          </table:table-cell>
          <table:table-cell office:value-type="float" office:value="1.02" calcext:value-type="float">
            <text:p>1.0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([.Q172]+[.R172])/2" office:value-type="float" office:value="61.5" calcext:value-type="float">
            <text:p>61.5</text:p>
          </table:table-cell>
          <table:table-cell table:formula="of:=([.S172]+[.T172])/2"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.53" calcext:value-type="float">
            <text:p>0.53</text:p>
          </table:table-cell>
          <table:table-cell office:value-type="float" office:value="-1.02" calcext:value-type="float">
            <text:p>-1.0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formula="of:=([.Q173]+[.R173])/2" office:value-type="float" office:value="61" calcext:value-type="float">
            <text:p>61</text:p>
          </table:table-cell>
          <table:table-cell table:formula="of:=([.S173]+[.T173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35" calcext:value-type="float">
            <text:p>-1.35</text:p>
          </table:table-cell>
          <table:table-cell office:value-type="float" office:value="1.55" calcext:value-type="float">
            <text:p>1.55</text:p>
          </table:table-cell>
          <table:table-cell office:value-type="float" office:value="-0.53" calcext:value-type="float">
            <text:p>-0.53</text:p>
          </table:table-cell>
          <table:table-cell office:value-type="float" office:value="1.02" calcext:value-type="float">
            <text:p>1.0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formula="of:=([.Q174]+[.R174])/2" office:value-type="float" office:value="61" calcext:value-type="float">
            <text:p>61</text:p>
          </table:table-cell>
          <table:table-cell table:formula="of:=([.S174]+[.T174])/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4.23" calcext:value-type="float">
            <text:p>4.23</text:p>
          </table:table-cell>
          <table:table-cell office:value-type="float" office:value="-0.52" calcext:value-type="float">
            <text:p>-0.52</text:p>
          </table:table-cell>
          <table:table-cell office:value-type="float" office:value="2.69" calcext:value-type="float">
            <text:p>2.69</text:p>
          </table:table-cell>
          <table:table-cell office:value-type="float" office:value="1.56" calcext:value-type="float">
            <text:p>1.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formula="of:=([.Q175]+[.R175])/2" office:value-type="float" office:value="62" calcext:value-type="float">
            <text:p>62</text:p>
          </table:table-cell>
          <table:table-cell table:formula="of:=([.S175]+[.T175])/2"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95" calcext:value-type="float">
            <text:p>-1.95</text:p>
          </table:table-cell>
          <table:table-cell office:value-type="float" office:value="0.52" calcext:value-type="float">
            <text:p>0.52</text:p>
          </table:table-cell>
          <table:table-cell office:value-type="float" office:value="-2.16" calcext:value-type="float">
            <text:p>-2.16</text:p>
          </table:table-cell>
          <table:table-cell office:value-type="float" office:value="0.53" calcext:value-type="float">
            <text:p>0.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formula="of:=([.Q176]+[.R176])/2" office:value-type="float" office:value="62" calcext:value-type="float">
            <text:p>62</text:p>
          </table:table-cell>
          <table:table-cell table:formula="of:=([.S176]+[.T176])/2"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95" calcext:value-type="float">
            <text:p>1.95</text:p>
          </table:table-cell>
          <table:table-cell office:value-type="float" office:value="-0.52" calcext:value-type="float">
            <text:p>-0.52</text:p>
          </table:table-cell>
          <table:table-cell office:value-type="float" office:value="2.16" calcext:value-type="float">
            <text:p>2.16</text:p>
          </table:table-cell>
          <table:table-cell office:value-type="float" office:value="-0.53" calcext:value-type="float">
            <text:p>-0.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formula="of:=([.Q177]+[.R177])/2" office:value-type="float" office:value="62.5" calcext:value-type="float">
            <text:p>62.5</text:p>
          </table:table-cell>
          <table:table-cell table:formula="of:=([.S177]+[.T177])/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89" calcext:value-type="float">
            <text:p>-2.89</text:p>
          </table:table-cell>
          <table:table-cell office:value-type="float" office:value="0.52" calcext:value-type="float">
            <text:p>0.52</text:p>
          </table:table-cell>
          <table:table-cell office:value-type="float" office:value="-2.16" calcext:value-type="float">
            <text:p>-2.16</text:p>
          </table:table-cell>
          <table:table-cell office:value-type="float" office:value="0.53" calcext:value-type="float">
            <text:p>0.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formula="of:=([.Q178]+[.R178])/2" office:value-type="float" office:value="62.5" calcext:value-type="float">
            <text:p>62.5</text:p>
          </table:table-cell>
          <table:table-cell table:formula="of:=([.S178]+[.T178])/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  <table:table-cell office:value-type="float" office:value="0.53" calcext:value-type="float">
            <text:p>0.53</text:p>
          </table:table-cell>
          <table:table-cell office:value-type="float" office:value="4.98" calcext:value-type="float">
            <text:p>4.98</text:p>
          </table:table-cell>
          <table:table-cell office:value-type="float" office:value="-0.53" calcext:value-type="float">
            <text:p>-0.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([.Q179]+[.R179])/2" office:value-type="float" office:value="62.5" calcext:value-type="float">
            <text:p>62.5</text:p>
          </table:table-cell>
          <table:table-cell table:formula="of:=([.S179]+[.T179])/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41" calcext:value-type="float">
            <text:p>-1.41</text:p>
          </table:table-cell>
          <table:table-cell office:value-type="float" office:value="-0.53" calcext:value-type="float">
            <text:p>-0.53</text:p>
          </table:table-cell>
          <table:table-cell office:value-type="float" office:value="-4.98" calcext:value-type="float">
            <text:p>-4.98</text:p>
          </table:table-cell>
          <table:table-cell office:value-type="float" office:value="0.53" calcext:value-type="float">
            <text:p>0.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([.Q180]+[.R180])/2" office:value-type="float" office:value="62.5" calcext:value-type="float">
            <text:p>62.5</text:p>
          </table:table-cell>
          <table:table-cell table:formula="of:=([.S180]+[.T180])/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.89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formula="of:=([.Q181]+[.R181])/2" office:value-type="float" office:value="62.5" calcext:value-type="float">
            <text:p>62.5</text:p>
          </table:table-cell>
          <table:table-cell table:formula="of:=([.S181]+[.T181])/2"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89" calcext:value-type="float">
            <text:p>-2.8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formula="of:=([.Q182]+[.R182])/2" office:value-type="float" office:value="63" calcext:value-type="float">
            <text:p>63</text:p>
          </table:table-cell>
          <table:table-cell table:formula="of:=([.S182]+[.T182])/2"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2.15" calcext:value-type="float">
            <text:p>-2.15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formula="of:=([.Q183]+[.R183])/2" office:value-type="float" office:value="62.5" calcext:value-type="float">
            <text:p>62.5</text:p>
          </table:table-cell>
          <table:table-cell table:formula="of:=([.S183]+[.T183])/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89" calcext:value-type="float">
            <text:p>1.89</text:p>
          </table:table-cell>
          <table:table-cell office:value-type="float" office:value="2.15" calcext:value-type="float">
            <text:p>2.15</text:p>
          </table:table-cell>
          <table:table-cell office:value-type="float" office:value="-2.24" calcext:value-type="float">
            <text:p>-2.24</text:p>
          </table:table-cell>
          <table:table-cell office:value-type="float" office:value="-2.69" calcext:value-type="float">
            <text:p>-2.6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formula="of:=([.Q184]+[.R184])/2" office:value-type="float" office:value="63" calcext:value-type="float">
            <text:p>63</text:p>
          </table:table-cell>
          <table:table-cell table:formula="of:=([.S184]+[.T184])/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99" calcext:value-type="float">
            <text:p>0.99</text:p>
          </table:table-cell>
          <table:table-cell office:value-type="float" office:value="-1.09" calcext:value-type="float">
            <text:p>-1.09</text:p>
          </table:table-cell>
          <table:table-cell office:value-type="float" office:value="2.82" calcext:value-type="float">
            <text:p>2.82</text:p>
          </table:table-cell>
          <table:table-cell office:value-type="float" office:value="2.69" calcext:value-type="float">
            <text:p>2.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formula="of:=([.Q185]+[.R185])/2" office:value-type="float" office:value="63" calcext:value-type="float">
            <text:p>63</text:p>
          </table:table-cell>
          <table:table-cell table:formula="of:=([.S185]+[.T185])/2"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53" calcext:value-type="float">
            <text:p>-0.53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186]+[.R186])/2" office:value-type="float" office:value="63" calcext:value-type="float">
            <text:p>63</text:p>
          </table:table-cell>
          <table:table-cell table:formula="of:=([.S186]+[.T186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89" calcext:value-type="float">
            <text:p>-1.89</text:p>
          </table:table-cell>
          <table:table-cell office:value-type="float" office:value="1.63" calcext:value-type="float">
            <text:p>1.63</text:p>
          </table:table-cell>
          <table:table-cell office:value-type="float" office:value="-2.24" calcext:value-type="float">
            <text:p>-2.24</text:p>
          </table:table-cell>
          <table:table-cell office:value-type="float" office:value="-2.69" calcext:value-type="float">
            <text:p>-2.6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187]+[.R187])/2" office:value-type="float" office:value="63" calcext:value-type="float">
            <text:p>63</text:p>
          </table:table-cell>
          <table:table-cell table:formula="of:=([.S187]+[.T187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69" calcext:value-type="float">
            <text:p>2.6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188]+[.R188])/2" office:value-type="float" office:value="63" calcext:value-type="float">
            <text:p>63</text:p>
          </table:table-cell>
          <table:table-cell table:formula="of:=([.S188]+[.T188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89" calcext:value-type="float">
            <text:p>1.89</text:p>
          </table:table-cell>
          <table:table-cell office:value-type="float" office:value="-1.63" calcext:value-type="float">
            <text:p>-1.63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189]+[.R189])/2" office:value-type="float" office:value="63" calcext:value-type="float">
            <text:p>63</text:p>
          </table:table-cell>
          <table:table-cell table:formula="of:=([.S189]+[.T189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54" calcext:value-type="float">
            <text:p>2.54</text:p>
          </table:table-cell>
          <table:table-cell office:value-type="float" office:value="1.63" calcext:value-type="float">
            <text:p>1.63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0]+[.R190])/2" office:value-type="float" office:value="63.5" calcext:value-type="float">
            <text:p>63.5</text:p>
          </table:table-cell>
          <table:table-cell table:formula="of:=([.S190]+[.T190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.54" calcext:value-type="float">
            <text:p>-2.54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191]+[.R191])/2" office:value-type="float" office:value="63" calcext:value-type="float">
            <text:p>63</text:p>
          </table:table-cell>
          <table:table-cell table:formula="of:=([.S191]+[.T191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8" calcext:value-type="float">
            <text:p>-0.48</text:p>
          </table:table-cell>
          <table:table-cell office:value-type="float" office:value="1.63" calcext:value-type="float">
            <text:p>1.63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2]+[.R192])/2" office:value-type="float" office:value="63" calcext:value-type="float">
            <text:p>63</text:p>
          </table:table-cell>
          <table:table-cell table:formula="of:=([.S192]+[.T192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([.Q193]+[.R193])/2" office:value-type="float" office:value="63" calcext:value-type="float">
            <text:p>63</text:p>
          </table:table-cell>
          <table:table-cell table:formula="of:=([.S193]+[.T193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89" calcext:value-type="float">
            <text:p>1.89</text:p>
          </table:table-cell>
          <table:table-cell office:value-type="float" office:value="-1.09" calcext:value-type="float">
            <text:p>-1.09</text:p>
          </table:table-cell>
          <table:table-cell office:value-type="float" office:value="2.33" calcext:value-type="float">
            <text:p>2.33</text:p>
          </table:table-cell>
          <table:table-cell office:value-type="float" office:value="-2.69" calcext:value-type="float">
            <text:p>-2.6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4]+[.R194])/2" office:value-type="float" office:value="63.5" calcext:value-type="float">
            <text:p>63.5</text:p>
          </table:table-cell>
          <table:table-cell table:formula="of:=([.S194]+[.T194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54" calcext:value-type="float">
            <text:p>2.54</text:p>
          </table:table-cell>
          <table:table-cell office:value-type="float" office:value="1.09" calcext:value-type="float">
            <text:p>1.09</text:p>
          </table:table-cell>
          <table:table-cell office:value-type="float" office:value="-2.33" calcext:value-type="float">
            <text:p>-2.33</text:p>
          </table:table-cell>
          <table:table-cell office:value-type="float" office:value="2.69" calcext:value-type="float">
            <text:p>2.6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5]+[.R195])/2" office:value-type="float" office:value="63.5" calcext:value-type="float">
            <text:p>63.5</text:p>
          </table:table-cell>
          <table:table-cell table:formula="of:=([.S195]+[.T195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55" calcext:value-type="float">
            <text:p>-1.55</text:p>
          </table:table-cell>
          <table:table-cell office:value-type="float" office:value="-1.09" calcext:value-type="float">
            <text:p>-1.09</text:p>
          </table:table-cell>
          <table:table-cell office:value-type="float" office:value="-2.24" calcext:value-type="float">
            <text:p>-2.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6]+[.R196])/2" office:value-type="float" office:value="63.5" calcext:value-type="float">
            <text:p>63.5</text:p>
          </table:table-cell>
          <table:table-cell table:formula="of:=([.S196]+[.T196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95" calcext:value-type="float">
            <text:p>-1.95</text:p>
          </table:table-cell>
          <table:table-cell office:value-type="float" office:value="1.09" calcext:value-type="float">
            <text:p>1.09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7]+[.R197])/2" office:value-type="float" office:value="63.5" calcext:value-type="float">
            <text:p>63.5</text:p>
          </table:table-cell>
          <table:table-cell table:formula="of:=([.S197]+[.T197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-1.09" calcext:value-type="float">
            <text:p>-1.09</text:p>
          </table:table-cell>
          <table:table-cell office:value-type="float" office:value="-2.33" calcext:value-type="float">
            <text:p>-2.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8]+[.R198])/2" office:value-type="float" office:value="63.5" calcext:value-type="float">
            <text:p>63.5</text:p>
          </table:table-cell>
          <table:table-cell table:formula="of:=([.S198]+[.T198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1.09" calcext:value-type="float">
            <text:p>1.09</text:p>
          </table:table-cell>
          <table:table-cell office:value-type="float" office:value="-2.24" calcext:value-type="float">
            <text:p>-2.24</text:p>
          </table:table-cell>
          <table:table-cell office:value-type="float" office:value="-2.16" calcext:value-type="float">
            <text:p>-2.1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([.Q199]+[.R199])/2" office:value-type="float" office:value="63.5" calcext:value-type="float">
            <text:p>63.5</text:p>
          </table:table-cell>
          <table:table-cell table:formula="of:=([.S199]+[.T199])/2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2.16" calcext:value-type="float">
            <text:p>2.1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([.Q200]+[.R200])/2" office:value-type="float" office:value="64" calcext:value-type="float">
            <text:p>64</text:p>
          </table:table-cell>
          <table:table-cell table:formula="of:=([.S200]+[.T200])/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3.03" calcext:value-type="float">
            <text:p>-3.03</text:p>
          </table:table-cell>
          <table:table-cell office:value-type="float" office:value="1.71" calcext:value-type="float">
            <text:p>1.71</text:p>
          </table:table-cell>
          <table:table-cell office:value-type="float" office:value="1.76" calcext:value-type="float">
            <text:p>1.76</text:p>
          </table:table-cell>
          <table:table-cell office:value-type="float" office:value="2.24" calcext:value-type="float">
            <text:p>2.2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([.Q201]+[.R201])/2" office:value-type="float" office:value="64" calcext:value-type="float">
            <text:p>64</text:p>
          </table:table-cell>
          <table:table-cell table:formula="of:=([.S201]+[.T201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-1.71" calcext:value-type="float">
            <text:p>-1.71</text:p>
          </table:table-cell>
          <table:table-cell office:value-type="float" office:value="0" calcext:value-type="float">
            <text:p>0</text:p>
          </table:table-cell>
          <table:table-cell office:value-type="float" office:value="-2.24" calcext:value-type="float">
            <text:p>-2.2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([.Q202]+[.R202])/2" office:value-type="float" office:value="64" calcext:value-type="float">
            <text:p>64</text:p>
          </table:table-cell>
          <table:table-cell table:formula="of:=([.S202]+[.T202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0.48" calcext:value-type="float">
            <text:p>-0.48</text:p>
          </table:table-cell>
          <table:table-cell office:value-type="float" office:value="1.13" calcext:value-type="float">
            <text:p>1.13</text:p>
          </table:table-cell>
          <table:table-cell office:value-type="float" office:value="-2.33" calcext:value-type="float">
            <text:p>-2.33</text:p>
          </table:table-cell>
          <table:table-cell office:value-type="float" office:value="2.82" calcext:value-type="float">
            <text:p>2.8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([.Q203]+[.R203])/2" office:value-type="float" office:value="64" calcext:value-type="float">
            <text:p>64</text:p>
          </table:table-cell>
          <table:table-cell table:formula="of:=([.S203]+[.T203])/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48" calcext:value-type="float">
            <text:p>1.48</text:p>
          </table:table-cell>
          <table:table-cell office:value-type="float" office:value="-2.76" calcext:value-type="float">
            <text:p>-2.76</text:p>
          </table:table-cell>
          <table:table-cell office:value-type="float" office:value="3.53" calcext:value-type="float">
            <text:p>3.53</text:p>
          </table:table-cell>
          <table:table-cell office:value-type="float" office:value="-2.82" calcext:value-type="float">
            <text:p>-2.8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([.Q204]+[.R204])/2" office:value-type="float" office:value="64" calcext:value-type="float">
            <text:p>64</text:p>
          </table:table-cell>
          <table:table-cell table:formula="of:=([.S204]+[.T204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31.75" calcext:value-type="float">
            <text:p>31.75</text:p>
          </table:table-cell>
          <table:table-cell office:value-type="float" office:value="6.39" calcext:value-type="float">
            <text:p>6.39</text:p>
          </table:table-cell>
          <table:table-cell office:value-type="float" office:value="-3.53" calcext:value-type="float">
            <text:p>-3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([.Q205]+[.R205])/2" office:value-type="float" office:value="64.5" calcext:value-type="float">
            <text:p>64.5</text:p>
          </table:table-cell>
          <table:table-cell table:formula="of:=([.S205]+[.T205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27.44" calcext:value-type="float">
            <text:p>-27.44</text:p>
          </table:table-cell>
          <table:table-cell office:value-type="float" office:value="-7.94" calcext:value-type="float">
            <text:p>-7.94</text:p>
          </table:table-cell>
          <table:table-cell office:value-type="float" office:value="9.88" calcext:value-type="float">
            <text:p>9.88</text:p>
          </table:table-cell>
          <table:table-cell office:value-type="float" office:value="31.17" calcext:value-type="float">
            <text:p>31.1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formula="of:=([.Q206]+[.R206])/2" office:value-type="float" office:value="64.5" calcext:value-type="float">
            <text:p>64.5</text:p>
          </table:table-cell>
          <table:table-cell table:formula="of:=([.S206]+[.T206])/2"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.76" calcext:value-type="float">
            <text:p>-2.76</text:p>
          </table:table-cell>
          <table:table-cell office:value-type="float" office:value="-1.48" calcext:value-type="float">
            <text:p>-1.48</text:p>
          </table:table-cell>
          <table:table-cell office:value-type="float" office:value="-9.3" calcext:value-type="float">
            <text:p>-9.3</text:p>
          </table:table-cell>
          <table:table-cell office:value-type="float" office:value="-38.91" calcext:value-type="float">
            <text:p>-38.9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formula="of:=([.Q207]+[.R207])/2" office:value-type="float" office:value="64" calcext:value-type="float">
            <text:p>64</text:p>
          </table:table-cell>
          <table:table-cell table:formula="of:=([.S207]+[.T207])/2"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6.39" calcext:value-type="float">
            <text:p>6.39</text:p>
          </table:table-cell>
          <table:table-cell office:value-type="float" office:value="25.42" calcext:value-type="float">
            <text:p>25.42</text:p>
          </table:table-cell>
          <table:table-cell office:value-type="float" office:value="46.91" calcext:value-type="float">
            <text:p>46.91</text:p>
          </table:table-cell>
          <table:table-cell office:value-type="float" office:value="45.25" calcext:value-type="float">
            <text:p>45.2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'null'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formula="of:=([.Q208]+[.R208])/2" office:value-type="float" office:value="65" calcext:value-type="float">
            <text:p>65</text:p>
          </table:table-cell>
          <table:table-cell table:formula="of:=([.S208]+[.T208])/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8" calcext:value-type="float">
            <text:p>19.48</text:p>
          </table:table-cell>
          <table:table-cell office:value-type="float" office:value="3.48" calcext:value-type="float">
            <text:p>3.48</text:p>
          </table:table-cell>
          <table:table-cell office:value-type="float" office:value="-82.05" calcext:value-type="float">
            <text:p>-82.05</text:p>
          </table:table-cell>
          <table:table-cell office:value-type="float" office:value="-69.84" calcext:value-type="float">
            <text:p>-69.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formula="of:=([.Q209]+[.R209])/2" office:value-type="float" office:value="68" calcext:value-type="float">
            <text:p>68</text:p>
          </table:table-cell>
          <table:table-cell table:formula="of:=([.S209]+[.T209])/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.66" calcext:value-type="float">
            <text:p>2.66</text:p>
          </table:table-cell>
          <table:table-cell office:value-type="float" office:value="4.33" calcext:value-type="float">
            <text:p>4.33</text:p>
          </table:table-cell>
          <table:table-cell office:value-type="float" office:value="-8.89" calcext:value-type="float">
            <text:p>-8.89</text:p>
          </table:table-cell>
          <table:table-cell office:value-type="float" office:value="-2.87" calcext:value-type="float">
            <text:p>-2.8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formula="of:=([.Q210]+[.R210])/2" office:value-type="float" office:value="71" calcext:value-type="float">
            <text:p>71</text:p>
          </table:table-cell>
          <table:table-cell table:formula="of:=([.S210]+[.T210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.68" calcext:value-type="float">
            <text:p>-4.68</text:p>
          </table:table-cell>
          <table:table-cell office:value-type="float" office:value="-8.28" calcext:value-type="float">
            <text:p>-8.28</text:p>
          </table:table-cell>
          <table:table-cell office:value-type="float" office:value="5.11" calcext:value-type="float">
            <text:p>5.11</text:p>
          </table:table-cell>
          <table:table-cell office:value-type="float" office:value="2.87" calcext:value-type="float">
            <text:p>2.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formula="of:=([.Q211]+[.R211])/2" office:value-type="float" office:value="70.5" calcext:value-type="float">
            <text:p>70.5</text:p>
          </table:table-cell>
          <table:table-cell table:formula="of:=([.S211]+[.T211])/2" office:value-type="float" office:value="97.5" calcext:value-type="float">
            <text:p>97.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5.56" calcext:value-type="float">
            <text:p>-5.56</text:p>
          </table:table-cell>
          <table:table-cell office:value-type="float" office:value="-3.62" calcext:value-type="float">
            <text:p>-3.62</text:p>
          </table:table-cell>
          <table:table-cell office:value-type="float" office:value="17.46" calcext:value-type="float">
            <text:p>17.46</text:p>
          </table:table-cell>
          <table:table-cell office:value-type="float" office:value="39.32" calcext:value-type="float">
            <text:p>39.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([.Q212]+[.R212])/2" office:value-type="float" office:value="71.5" calcext:value-type="float">
            <text:p>71.5</text:p>
          </table:table-cell>
          <table:table-cell table:formula="of:=([.S212]+[.T212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.7" calcext:value-type="float">
            <text:p>-1.7</text:p>
          </table:table-cell>
          <table:table-cell office:value-type="float" office:value="-2.53" calcext:value-type="float">
            <text:p>-2.53</text:p>
          </table:table-cell>
          <table:table-cell office:value-type="float" office:value="-10.61" calcext:value-type="float">
            <text:p>-10.61</text:p>
          </table:table-cell>
          <table:table-cell office:value-type="float" office:value="-35.18" calcext:value-type="float">
            <text:p>-35.1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([.Q213]+[.R213])/2" office:value-type="float" office:value="82" calcext:value-type="float">
            <text:p>82</text:p>
          </table:table-cell>
          <table:table-cell table:formula="of:=([.S213]+[.T213])/2" office:value-type="float" office:value="88.5" calcext:value-type="float">
            <text:p>88.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8.76" calcext:value-type="float">
            <text:p>8.76</text:p>
          </table:table-cell>
          <table:table-cell office:value-type="float" office:value="10.1" calcext:value-type="float">
            <text:p>10.1</text:p>
          </table:table-cell>
          <table:table-cell office:value-type="float" office:value="56.19" calcext:value-type="float">
            <text:p>56.19</text:p>
          </table:table-cell>
          <table:table-cell office:value-type="float" office:value="36.01" calcext:value-type="float">
            <text:p>36.0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([.Q214]+[.R214])/2" office:value-type="float" office:value="86" calcext:value-type="float">
            <text:p>86</text:p>
          </table:table-cell>
          <table:table-cell table:formula="of:=([.S214]+[.T214])/2" office:value-type="float" office:value="88.5" calcext:value-type="float">
            <text:p>88.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-34" calcext:value-type="float">
            <text:p>-34</text:p>
          </table:table-cell>
          <table:table-cell office:value-type="float" office:value="6.57" calcext:value-type="float">
            <text:p>6.57</text:p>
          </table:table-cell>
          <table:table-cell office:value-type="float" office:value="6.06" calcext:value-type="float">
            <text:p>6.06</text:p>
          </table:table-cell>
          <table:table-cell office:value-type="float" office:value="-76.72" calcext:value-type="float">
            <text:p>-76.72</text:p>
          </table:table-cell>
          <table:table-cell office:value-type="float" office:value="-54.96" calcext:value-type="float">
            <text:p>-54.9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([.Q215]+[.R215])/2" office:value-type="float" office:value="88" calcext:value-type="float">
            <text:p>88</text:p>
          </table:table-cell>
          <table:table-cell table:formula="of:=([.S215]+[.T215])/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-40" calcext:value-type="float">
            <text:p>-40</text:p>
          </table:table-cell>
          <table:table-cell office:value-type="float" office:value="7.61" calcext:value-type="float">
            <text:p>7.61</text:p>
          </table:table-cell>
          <table:table-cell office:value-type="float" office:value="18.97" calcext:value-type="float">
            <text:p>18.97</text:p>
          </table:table-cell>
          <table:table-cell office:value-type="float" office:value="44.51" calcext:value-type="float">
            <text:p>44.51</text:p>
          </table:table-cell>
          <table:table-cell office:value-type="float" office:value="24.69" calcext:value-type="float">
            <text:p>24.69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([.Q216]+[.R216])/2" office:value-type="float" office:value="92.5" calcext:value-type="float">
            <text:p>92.5</text:p>
          </table:table-cell>
          <table:table-cell table:formula="of:=([.S216]+[.T216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4.27" calcext:value-type="float">
            <text:p>4.27</text:p>
          </table:table-cell>
          <table:table-cell office:value-type="float" office:value="-4.83" calcext:value-type="float">
            <text:p>-4.83</text:p>
          </table:table-cell>
          <table:table-cell office:value-type="float" office:value="-15.94" calcext:value-type="float">
            <text:p>-15.94</text:p>
          </table:table-cell>
          <table:table-cell office:value-type="float" office:value="12.35" calcext:value-type="float">
            <text:p>12.3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([.Q217]+[.R217])/2" office:value-type="float" office:value="95.5" calcext:value-type="float">
            <text:p>95.5</text:p>
          </table:table-cell>
          <table:table-cell table:formula="of:=([.S217]+[.T217])/2" office:value-type="float" office:value="85.5" calcext:value-type="float">
            <text:p>85.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-46.67" calcext:value-type="float">
            <text:p>-46.67</text:p>
          </table:table-cell>
          <table:table-cell office:value-type="float" office:value="-56.69" calcext:value-type="float">
            <text:p>-56.6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([.Q218]+[.R218])/2" office:value-type="float" office:value="98.5" calcext:value-type="float">
            <text:p>98.5</text:p>
          </table:table-cell>
          <table:table-cell table:formula="of:=([.S218]+[.T218])/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-4.27" calcext:value-type="float">
            <text:p>-4.27</text:p>
          </table:table-cell>
          <table:table-cell office:value-type="float" office:value="10.16" calcext:value-type="float">
            <text:p>10.16</text:p>
          </table:table-cell>
          <table:table-cell office:value-type="float" office:value="50.84" calcext:value-type="float">
            <text:p>50.8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null'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([.Q219]+[.R219])/2" office:value-type="float" office:value="102.5" calcext:value-type="float">
            <text:p>102.5</text:p>
          </table:table-cell>
          <table:table-cell table:formula="of:=([.S219]+[.T219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2.01" calcext:value-type="float">
            <text:p>-2.01</text:p>
          </table:table-cell>
          <table:table-cell office:value-type="float" office:value="-2.89" calcext:value-type="float">
            <text:p>-2.89</text:p>
          </table:table-cell>
          <table:table-cell office:value-type="float" office:value="-43.72" calcext:value-type="float">
            <text:p>-43.7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([.Q220]+[.R220])/2" office:value-type="float" office:value="105" calcext:value-type="float">
            <text:p>105</text:p>
          </table:table-cell>
          <table:table-cell table:formula="of:=([.S220]+[.T220])/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2.09" calcext:value-type="float">
            <text:p>2.09</text:p>
          </table:table-cell>
          <table:table-cell office:value-type="float" office:value="4.1" calcext:value-type="float">
            <text:p>4.1</text:p>
          </table:table-cell>
          <table:table-cell office:value-type="float" office:value="-2.64" calcext:value-type="float">
            <text:p>-2.64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Q221]+[.R221])/2" office:value-type="float" office:value="106" calcext:value-type="float">
            <text:p>106</text:p>
          </table:table-cell>
          <table:table-cell table:formula="of:=([.S221]+[.T221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4.44" calcext:value-type="float">
            <text:p>4.44</text:p>
          </table:table-cell>
          <table:table-cell office:value-type="float" office:value="2.18" calcext:value-type="float">
            <text:p>2.18</text:p>
          </table:table-cell>
          <table:table-cell office:value-type="float" office:value="-3.55" calcext:value-type="float">
            <text:p>-3.55</text:p>
          </table:table-cell>
          <table:table-cell office:value-type="float" office:value="-2.64" calcext:value-type="float">
            <text:p>-2.64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Q222]+[.R222])/2" office:value-type="float" office:value="106" calcext:value-type="float">
            <text:p>106</text:p>
          </table:table-cell>
          <table:table-cell table:formula="of:=([.S222]+[.T222])/2" office:value-type="float" office:value="57.5" calcext:value-type="float">
            <text:p>57.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.82" calcext:value-type="float">
            <text:p>-1.82</text:p>
          </table:table-cell>
          <table:table-cell office:value-type="float" office:value="0.45" calcext:value-type="float">
            <text:p>0.45</text:p>
          </table:table-cell>
          <table:table-cell office:value-type="float" office:value="2.32" calcext:value-type="float">
            <text:p>2.32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Q223]+[.R223])/2" office:value-type="float" office:value="106.5" calcext:value-type="float">
            <text:p>106.5</text:p>
          </table:table-cell>
          <table:table-cell table:formula="of:=([.S223]+[.T223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82" calcext:value-type="float">
            <text:p>1.82</text:p>
          </table:table-cell>
          <table:table-cell office:value-type="float" office:value="-0.45" calcext:value-type="float">
            <text:p>-0.45</text:p>
          </table:table-cell>
          <table:table-cell office:value-type="float" office:value="2.52" calcext:value-type="float">
            <text:p>2.52</text:p>
          </table:table-cell>
          <table:table-cell office:value-type="float" office:value="1.23" calcext:value-type="float">
            <text:p>1.2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Q224]+[.R224])/2" office:value-type="float" office:value="106.5" calcext:value-type="float">
            <text:p>106.5</text:p>
          </table:table-cell>
          <table:table-cell table:formula="of:=([.S224]+[.T224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27" calcext:value-type="float">
            <text:p>-2.27</text:p>
          </table:table-cell>
          <table:table-cell office:value-type="float" office:value="2.27" calcext:value-type="float">
            <text:p>2.27</text:p>
          </table:table-cell>
          <table:table-cell office:value-type="float" office:value="-1.29" calcext:value-type="float">
            <text:p>-1.29</text:p>
          </table:table-cell>
          <table:table-cell office:value-type="float" office:value="1.29" calcext:value-type="float">
            <text:p>1.2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Q225]+[.R225])/2" office:value-type="float" office:value="107.5" calcext:value-type="float">
            <text:p>107.5</text:p>
          </table:table-cell>
          <table:table-cell table:formula="of:=([.S225]+[.T225])/2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30.92" calcext:value-type="float">
            <text:p>30.92</text:p>
          </table:table-cell>
          <table:table-cell office:value-type="float" office:value="14.81" calcext:value-type="float">
            <text:p>14.8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([.Q226]+[.R226])/2" office:value-type="float" office:value="108.5" calcext:value-type="float">
            <text:p>108.5</text:p>
          </table:table-cell>
          <table:table-cell table:formula="of:=([.S226]+[.T226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-30.92" calcext:value-type="float">
            <text:p>-30.92</text:p>
          </table:table-cell>
          <table:table-cell office:value-type="float" office:value="-14.81" calcext:value-type="float">
            <text:p>-14.8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([.Q227]+[.R227])/2" office:value-type="float" office:value="109.5" calcext:value-type="float">
            <text:p>109.5</text:p>
          </table:table-cell>
          <table:table-cell table:formula="of:=([.S227]+[.T227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4.15" calcext:value-type="float">
            <text:p>-4.15</text:p>
          </table:table-cell>
          <table:table-cell office:value-type="float" office:value="-1.82" calcext:value-type="float">
            <text:p>-1.82</text:p>
          </table:table-cell>
          <table:table-cell office:value-type="float" office:value="25.36" calcext:value-type="float">
            <text:p>25.36</text:p>
          </table:table-cell>
          <table:table-cell office:value-type="float" office:value="22.79" calcext:value-type="float">
            <text:p>22.7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formula="of:=([.Q228]+[.R228])/2" office:value-type="float" office:value="109.5" calcext:value-type="float">
            <text:p>109.5</text:p>
          </table:table-cell>
          <table:table-cell table:formula="of:=([.S228]+[.T228])/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6.65" calcext:value-type="float">
            <text:p>6.65</text:p>
          </table:table-cell>
          <table:table-cell office:value-type="float" office:value="-21.79" calcext:value-type="float">
            <text:p>-21.79</text:p>
          </table:table-cell>
          <table:table-cell office:value-type="float" office:value="-18.56" calcext:value-type="float">
            <text:p>-18.5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([.Q229]+[.R229])/2" office:value-type="float" office:value="110.5" calcext:value-type="float">
            <text:p>110.5</text:p>
          </table:table-cell>
          <table:table-cell table:formula="of:=([.S229]+[.T229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2.92" calcext:value-type="float">
            <text:p>-22.92</text:p>
          </table:table-cell>
          <table:table-cell office:value-type="float" office:value="41.03" calcext:value-type="float">
            <text:p>41.03</text:p>
          </table:table-cell>
          <table:table-cell office:value-type="float" office:value="37.14" calcext:value-type="float">
            <text:p>37.14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formula="of:=([.Q230]+[.R230])/2" office:value-type="float" office:value="108.5" calcext:value-type="float">
            <text:p>108.5</text:p>
          </table:table-cell>
          <table:table-cell table:formula="of:=([.S230]+[.T230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7.33" calcext:value-type="float">
            <text:p>-7.33</text:p>
          </table:table-cell>
          <table:table-cell office:value-type="float" office:value="-6.07" calcext:value-type="float">
            <text:p>-6.07</text:p>
          </table:table-cell>
          <table:table-cell office:value-type="float" office:value="0" calcext:value-type="float">
            <text:p>0</text:p>
          </table:table-cell>
          <table:table-cell office:value-type="float" office:value="-5.39" calcext:value-type="float">
            <text:p>-5.3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formula="of:=([.Q231]+[.R231])/2" office:value-type="float" office:value="105.5" calcext:value-type="float">
            <text:p>105.5</text:p>
          </table:table-cell>
          <table:table-cell table:formula="of:=([.S231]+[.T231])/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28.79" calcext:value-type="float">
            <text:p>28.79</text:p>
          </table:table-cell>
          <table:table-cell office:value-type="float" office:value="-11.48" calcext:value-type="float">
            <text:p>-11.48</text:p>
          </table:table-cell>
          <table:table-cell office:value-type="float" office:value="-7.33" calcext:value-type="float">
            <text:p>-7.33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([.Q232]+[.R232])/2" office:value-type="float" office:value="102" calcext:value-type="float">
            <text:p>102</text:p>
          </table:table-cell>
          <table:table-cell table:formula="of:=([.S232]+[.T232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1.76" calcext:value-type="float">
            <text:p>1.76</text:p>
          </table:table-cell>
          <table:table-cell office:value-type="float" office:value="35.64" calcext:value-type="float">
            <text:p>35.64</text:p>
          </table:table-cell>
          <table:table-cell office:value-type="float" office:value="13.61" calcext:value-type="float">
            <text:p>13.61</text:p>
          </table:table-cell>
          <table:table-cell office:value-type="float" office:value="-22.56" calcext:value-type="float">
            <text:p>-22.56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([.Q233]+[.R233])/2" office:value-type="float" office:value="101.5" calcext:value-type="float">
            <text:p>101.5</text:p>
          </table:table-cell>
          <table:table-cell table:formula="of:=([.S233]+[.T233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2" calcext:value-type="float">
            <text:p>1.2</text:p>
          </table:table-cell>
          <table:table-cell office:value-type="float" office:value="-19.16" calcext:value-type="float">
            <text:p>-19.16</text:p>
          </table:table-cell>
          <table:table-cell office:value-type="float" office:value="-25.51" calcext:value-type="float">
            <text:p>-25.51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'null'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([.Q234]+[.R234])/2" office:value-type="float" office:value="99.5" calcext:value-type="float">
            <text:p>99.5</text:p>
          </table:table-cell>
          <table:table-cell table:formula="of:=([.S234]+[.T234])/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26.36" calcext:value-type="float">
            <text:p>-26.36</text:p>
          </table:table-cell>
          <table:table-cell office:value-type="float" office:value="8.67" calcext:value-type="float">
            <text:p>8.67</text:p>
          </table:table-cell>
          <table:table-cell office:value-type="float" office:value="-25.36" calcext:value-type="float">
            <text:p>-25.36</text:p>
          </table:table-cell>
          <table:table-cell office:value-type="float" office:value="-78.67" calcext:value-type="float">
            <text:p>-78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([.Q235]+[.R235])/2" office:value-type="float" office:value="95.5" calcext:value-type="float">
            <text:p>95.5</text:p>
          </table:table-cell>
          <table:table-cell table:formula="of:=([.S235]+[.T235])/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6.04" calcext:value-type="float">
            <text:p>6.04</text:p>
          </table:table-cell>
          <table:table-cell office:value-type="float" office:value="30.92" calcext:value-type="float">
            <text:p>30.92</text:p>
          </table:table-cell>
          <table:table-cell office:value-type="float" office:value="24.07" calcext:value-type="float">
            <text:p>24.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([.Q236]+[.R236])/2" office:value-type="float" office:value="97" calcext:value-type="float">
            <text:p>97</text:p>
          </table:table-cell>
          <table:table-cell table:formula="of:=([.S236]+[.T236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6.81" calcext:value-type="float">
            <text:p>6.81</text:p>
          </table:table-cell>
          <table:table-cell office:value-type="float" office:value="-2.09" calcext:value-type="float">
            <text:p>-2.09</text:p>
          </table:table-cell>
          <table:table-cell office:value-type="float" office:value="-39.51" calcext:value-type="float">
            <text:p>-39.51</text:p>
          </table:table-cell>
          <table:table-cell office:value-type="float" office:value="-31.05" calcext:value-type="float">
            <text:p>-31.05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formula="of:=([.Q237]+[.R237])/2" office:value-type="float" office:value="101.5" calcext:value-type="float">
            <text:p>101.5</text:p>
          </table:table-cell>
          <table:table-cell table:formula="of:=([.S237]+[.T237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2.36" calcext:value-type="float">
            <text:p>-2.36</text:p>
          </table:table-cell>
          <table:table-cell office:value-type="float" office:value="-2.01" calcext:value-type="float">
            <text:p>-2.01</text:p>
          </table:table-cell>
          <table:table-cell office:value-type="float" office:value="3.95" calcext:value-type="float">
            <text:p>3.95</text:p>
          </table:table-cell>
          <table:table-cell office:value-type="float" office:value="4.05" calcext:value-type="float">
            <text:p>4.0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formula="of:=([.Q238]+[.R238])/2" office:value-type="float" office:value="104.5" calcext:value-type="float">
            <text:p>104.5</text:p>
          </table:table-cell>
          <table:table-cell table:formula="of:=([.S238]+[.T238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44" calcext:value-type="float">
            <text:p>-4.44</text:p>
          </table:table-cell>
          <table:table-cell office:value-type="float" office:value="11.72" calcext:value-type="float">
            <text:p>11.72</text:p>
          </table:table-cell>
          <table:table-cell office:value-type="float" office:value="3.81" calcext:value-type="float">
            <text:p>3.81</text:p>
          </table:table-cell>
          <table:table-cell office:value-type="float" office:value="1.63" calcext:value-type="float">
            <text:p>1.63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([.Q239]+[.R239])/2" office:value-type="float" office:value="104.5" calcext:value-type="float">
            <text:p>104.5</text:p>
          </table:table-cell>
          <table:table-cell table:formula="of:=([.S239]+[.T239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2.18" calcext:value-type="float">
            <text:p>2.18</text:p>
          </table:table-cell>
          <table:table-cell office:value-type="float" office:value="-10.12" calcext:value-type="float">
            <text:p>-10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([.Q240]+[.R240])/2" office:value-type="float" office:value="106" calcext:value-type="float">
            <text:p>106</text:p>
          </table:table-cell>
          <table:table-cell table:formula="of:=([.S240]+[.T240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4.63" calcext:value-type="float">
            <text:p>4.63</text:p>
          </table:table-cell>
          <table:table-cell office:value-type="float" office:value="31.89" calcext:value-type="float">
            <text:p>31.89</text:p>
          </table:table-cell>
          <table:table-cell office:value-type="float" office:value="-2.42" calcext:value-type="float">
            <text:p>-2.42</text:p>
          </table:table-cell>
          <table:table-cell office:value-type="float" office:value="1.29" calcext:value-type="float">
            <text:p>1.2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'null'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([.Q241]+[.R241])/2" office:value-type="float" office:value="107.5" calcext:value-type="float">
            <text:p>107.5</text:p>
          </table:table-cell>
          <table:table-cell table:formula="of:=([.S241]+[.T241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2.36" calcext:value-type="float">
            <text:p>-2.36</text:p>
          </table:table-cell>
          <table:table-cell office:value-type="float" office:value="-27.21" calcext:value-type="float">
            <text:p>-27.21</text:p>
          </table:table-cell>
          <table:table-cell office:value-type="float" office:value="3.7" calcext:value-type="float">
            <text:p>3.7</text:p>
          </table:table-cell>
          <table:table-cell office:value-type="float" office:value="0.44" calcext:value-type="float">
            <text:p>0.44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([.Q242]+[.R242])/2" office:value-type="float" office:value="108" calcext:value-type="float">
            <text:p>108</text:p>
          </table:table-cell>
          <table:table-cell table:formula="of:=([.S242]+[.T242])/2"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4.83" calcext:value-type="float">
            <text:p>4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([.Q243]+[.R243])/2" office:value-type="float" office:value="108.5" calcext:value-type="float">
            <text:p>108.5</text:p>
          </table:table-cell>
          <table:table-cell table:formula="of:=([.S243]+[.T243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4.83" calcext:value-type="float">
            <text:p>-4.83</text:p>
          </table:table-cell>
          <table:table-cell office:value-type="float" office:value="4.63" calcext:value-type="float">
            <text:p>4.63</text:p>
          </table:table-cell>
          <table:table-cell office:value-type="float" office:value="37.71" calcext:value-type="float">
            <text:p>37.71</text:p>
          </table:table-cell>
          <table:table-cell office:value-type="float" office:value="46.06" calcext:value-type="float">
            <text:p>46.0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Q244]+[.R244])/2" office:value-type="float" office:value="109.5" calcext:value-type="float">
            <text:p>109.5</text:p>
          </table:table-cell>
          <table:table-cell table:formula="of:=([.S244]+[.T244])/2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10.1" calcext:value-type="float">
            <text:p>10.1</text:p>
          </table:table-cell>
          <table:table-cell office:value-type="float" office:value="-2.36" calcext:value-type="float">
            <text:p>-2.36</text:p>
          </table:table-cell>
          <table:table-cell office:value-type="float" office:value="-36.36" calcext:value-type="float">
            <text:p>-36.36</text:p>
          </table:table-cell>
          <table:table-cell office:value-type="float" office:value="-45.13" calcext:value-type="float">
            <text:p>-45.13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([.Q245]+[.R245])/2" office:value-type="float" office:value="110.5" calcext:value-type="float">
            <text:p>110.5</text:p>
          </table:table-cell>
          <table:table-cell table:formula="of:=([.S245]+[.T245])/2"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6.94" calcext:value-type="float">
            <text:p>26.94</text:p>
          </table:table-cell>
          <table:table-cell office:value-type="float" office:value="-10.48" calcext:value-type="float">
            <text:p>-10.48</text:p>
          </table:table-cell>
          <table:table-cell office:value-type="float" office:value="4.97" calcext:value-type="float">
            <text:p>4.97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([.Q246]+[.R246])/2" office:value-type="float" office:value="111" calcext:value-type="float">
            <text:p>111</text:p>
          </table:table-cell>
          <table:table-cell table:formula="of:=([.S246]+[.T246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2.88" calcext:value-type="float">
            <text:p>-42.88</text:p>
          </table:table-cell>
          <table:table-cell office:value-type="float" office:value="-5.39" calcext:value-type="float">
            <text:p>-5.39</text:p>
          </table:table-cell>
          <table:table-cell office:value-type="float" office:value="29.66" calcext:value-type="float">
            <text:p>29.66</text:p>
          </table:table-cell>
          <table:table-cell office:value-type="float" office:value="22.53" calcext:value-type="float">
            <text:p>22.53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([.Q247]+[.R247])/2" office:value-type="float" office:value="108.5" calcext:value-type="float">
            <text:p>108.5</text:p>
          </table:table-cell>
          <table:table-cell table:formula="of:=([.S247]+[.T247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.58" calcext:value-type="float">
            <text:p>3.58</text:p>
          </table:table-cell>
          <table:table-cell office:value-type="float" office:value="-10.13" calcext:value-type="float">
            <text:p>-10.13</text:p>
          </table:table-cell>
          <table:table-cell office:value-type="float" office:value="-11.9" calcext:value-type="float">
            <text:p>-11.9</text:p>
          </table:table-cell>
          <table:table-cell office:value-type="float" office:value="-9.28" calcext:value-type="float">
            <text:p>-9.28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([.Q248]+[.R248])/2" office:value-type="float" office:value="107" calcext:value-type="float">
            <text:p>107</text:p>
          </table:table-cell>
          <table:table-cell table:formula="of:=([.S248]+[.T248])/2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4.39" calcext:value-type="float">
            <text:p>4.39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Q249]+[.R249])/2" office:value-type="float" office:value="105" calcext:value-type="float">
            <text:p>105</text:p>
          </table:table-cell>
          <table:table-cell table:formula="of:=([.S249]+[.T249])/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85" calcext:value-type="float">
            <text:p>-11.85</text:p>
          </table:table-cell>
          <table:table-cell office:value-type="float" office:value="24.18" calcext:value-type="float">
            <text:p>24.18</text:p>
          </table:table-cell>
          <table:table-cell office:value-type="float" office:value="-3.78" calcext:value-type="float">
            <text:p>-3.78</text:p>
          </table:table-cell>
          <table:table-cell office:value-type="float" office:value="-0.92" calcext:value-type="float">
            <text:p>-0.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([.Q250]+[.R250])/2" office:value-type="float" office:value="103" calcext:value-type="float">
            <text:p>103</text:p>
          </table:table-cell>
          <table:table-cell table:formula="of:=([.S250]+[.T250])/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1" calcext:value-type="float">
            <text:p>-13.1</text:p>
          </table:table-cell>
          <table:table-cell office:value-type="float" office:value="-22.33" calcext:value-type="float">
            <text:p>-22.33</text:p>
          </table:table-cell>
          <table:table-cell office:value-type="float" office:value="0.92" calcext:value-type="float">
            <text:p>0.92</text:p>
          </table:table-cell>
          <table:table-cell office:value-type="float" office:value="1.85" calcext:value-type="float">
            <text:p>1.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([.Q251]+[.R251])/2" office:value-type="float" office:value="98" calcext:value-type="float">
            <text:p>98</text:p>
          </table:table-cell>
          <table:table-cell table:formula="of:=([.S251]+[.T251])/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46" calcext:value-type="float">
            <text:p>30.46</text:p>
          </table:table-cell>
          <table:table-cell office:value-type="float" office:value="1.93" calcext:value-type="float">
            <text:p>1.93</text:p>
          </table:table-cell>
          <table:table-cell office:value-type="float" office:value="2.87" calcext:value-type="float">
            <text:p>2.8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Q252]+[.R252])/2" office:value-type="float" office:value="96.5" calcext:value-type="float">
            <text:p>96.5</text:p>
          </table:table-cell>
          <table:table-cell table:formula="of:=([.S252]+[.T252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01" calcext:value-type="float">
            <text:p>-31.01</text:p>
          </table:table-cell>
          <table:table-cell office:value-type="float" office:value="-1.46" calcext:value-type="float">
            <text:p>-1.46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Q253]+[.R253])/2" office:value-type="float" office:value="94.5" calcext:value-type="float">
            <text:p>94.5</text:p>
          </table:table-cell>
          <table:table-cell table:formula="of:=([.S253]+[.T253])/2" office:value-type="float" office:value="85.5" calcext:value-type="float">
            <text:p>85.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3" calcext:value-type="float">
            <text:p>-4.13</text:p>
          </table:table-cell>
          <table:table-cell office:value-type="float" office:value="1.46" calcext:value-type="float">
            <text:p>1.46</text:p>
          </table:table-cell>
          <table:table-cell office:value-type="float" office:value="-1.46" calcext:value-type="float">
            <text:p>-1.46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([.Q254]+[.R254])/2" office:value-type="float" office:value="92.5" calcext:value-type="float">
            <text:p>92.5</text:p>
          </table:table-cell>
          <table:table-cell table:formula="of:=([.S254]+[.T254])/2"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72.73" calcext:value-type="float">
            <text:p>72.73</text:p>
          </table:table-cell>
          <table:table-cell office:value-type="float" office:value="59.26" calcext:value-type="float">
            <text:p>59.26</text:p>
          </table:table-cell>
          <table:table-cell office:value-type="float" office:value="74.18" calcext:value-type="float">
            <text:p>74.18</text:p>
          </table:table-cell>
          <table:table-cell office:value-type="float" office:value="43.12" calcext:value-type="float">
            <text:p>43.1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([.Q255]+[.R255])/2" office:value-type="float" office:value="91" calcext:value-type="float">
            <text:p>91</text:p>
          </table:table-cell>
          <table:table-cell table:formula="of:=([.S255]+[.T255])/2"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-50.51" calcext:value-type="float">
            <text:p>-50.51</text:p>
          </table:table-cell>
          <table:table-cell office:value-type="float" office:value="0" calcext:value-type="float">
            <text:p>0</text:p>
          </table:table-cell>
          <table:table-cell office:value-type="float" office:value="-61.62" calcext:value-type="float">
            <text:p>-61.62</text:p>
          </table:table-cell>
          <table:table-cell office:value-type="float" office:value="-43.12" calcext:value-type="float">
            <text:p>-43.1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([.Q256]+[.R256])/2" office:value-type="float" office:value="89" calcext:value-type="float">
            <text:p>89</text:p>
          </table:table-cell>
          <table:table-cell table:formula="of:=([.S256]+[.T256])/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-38" calcext:value-type="float">
            <text:p>-38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29.48" calcext:value-type="float">
            <text:p>-29.48</text:p>
          </table:table-cell>
          <table:table-cell office:value-type="float" office:value="-79.77" calcext:value-type="float">
            <text:p>-79.77</text:p>
          </table:table-cell>
          <table:table-cell office:value-type="float" office:value="30.72" calcext:value-type="float">
            <text:p>30.72</text:p>
          </table:table-cell>
          <table:table-cell office:value-type="float" office:value="31.56" calcext:value-type="float">
            <text:p>31.5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([.Q257]+[.R257])/2" office:value-type="float" office:value="84.5" calcext:value-type="float">
            <text:p>84.5</text:p>
          </table:table-cell>
          <table:table-cell table:formula="of:=([.S257]+[.T257])/2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8.14" calcext:value-type="float">
            <text:p>-18.14</text:p>
          </table:table-cell>
          <table:table-cell office:value-type="float" office:value="5.7" calcext:value-type="float">
            <text:p>5.7</text:p>
          </table:table-cell>
          <table:table-cell office:value-type="float" office:value="-26.14" calcext:value-type="float">
            <text:p>-26.14</text:p>
          </table:table-cell>
          <table:table-cell office:value-type="float" office:value="-25.5" calcext:value-type="float">
            <text:p>-25.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([.Q258]+[.R258])/2" office:value-type="float" office:value="80" calcext:value-type="float">
            <text:p>80</text:p>
          </table:table-cell>
          <table:table-cell table:formula="of:=([.S258]+[.T258])/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39.07" calcext:value-type="float">
            <text:p>39.07</text:p>
          </table:table-cell>
          <table:table-cell office:value-type="float" office:value="-21.79" calcext:value-type="float">
            <text:p>-21.79</text:p>
          </table:table-cell>
          <table:table-cell office:value-type="float" office:value="2.09" calcext:value-type="float">
            <text:p>2.09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'null'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Q259]+[.R259])/2" office:value-type="float" office:value="73.5" calcext:value-type="float">
            <text:p>73.5</text:p>
          </table:table-cell>
          <table:table-cell table:formula="of:=([.S259]+[.T259])/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47.01" calcext:value-type="float">
            <text:p>-47.01</text:p>
          </table:table-cell>
          <table:table-cell office:value-type="float" office:value="0" calcext:value-type="float">
            <text:p>0</text:p>
          </table:table-cell>
          <table:table-cell office:value-type="float" office:value="-6.04" calcext:value-type="float">
            <text:p>-6.04</text:p>
          </table:table-cell>
          <table:table-cell office:value-type="float" office:value="-1.86" calcext:value-type="float">
            <text:p>-1.8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([.Q260]+[.R260])/2" office:value-type="float" office:value="63.5" calcext:value-type="float">
            <text:p>63.5</text:p>
          </table:table-cell>
          <table:table-cell table:formula="of:=([.S260]+[.T260])/2"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office:value-type="float" office:value="-3.07" calcext:value-type="float">
            <text:p>-3.07</text:p>
          </table:table-cell>
          <table:table-cell office:value-type="float" office:value="-1.2" calcext:value-type="float">
            <text:p>-1.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formula="of:=([.Q261]+[.R261])/2" office:value-type="float" office:value="62" calcext:value-type="float">
            <text:p>62</text:p>
          </table:table-cell>
          <table:table-cell table:formula="of:=([.S261]+[.T261])/2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2.01" calcext:value-type="float">
            <text:p>42.01</text:p>
          </table:table-cell>
          <table:table-cell office:value-type="float" office:value="-2.96" calcext:value-type="float">
            <text:p>-2.96</text:p>
          </table:table-cell>
          <table:table-cell office:value-type="float" office:value="3.07" calcext:value-type="float">
            <text:p>3.0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formula="of:=([.Q262]+[.R262])/2" office:value-type="float" office:value="61.5" calcext:value-type="float">
            <text:p>61.5</text:p>
          </table:table-cell>
          <table:table-cell table:formula="of:=([.S262]+[.T262])/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23.49" calcext:value-type="float">
            <text:p>-23.49</text:p>
          </table:table-cell>
          <table:table-cell office:value-type="float" office:value="-1.18" calcext:value-type="float">
            <text:p>-1.18</text:p>
          </table:table-cell>
          <table:table-cell office:value-type="float" office:value="3.95" calcext:value-type="float">
            <text:p>3.95</text:p>
          </table:table-cell>
          <table:table-cell office:value-type="float" office:value="5.81" calcext:value-type="float">
            <text:p>5.8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formula="of:=([.Q263]+[.R263])/2" office:value-type="float" office:value="59.5" calcext:value-type="float">
            <text:p>59.5</text:p>
          </table:table-cell>
          <table:table-cell table:formula="of:=([.S263]+[.T263])/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0.74" calcext:value-type="float">
            <text:p>-20.74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-2.01" calcext:value-type="float">
            <text:p>-2.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formula="of:=([.Q264]+[.R264])/2" office:value-type="float" office:value="56.5" calcext:value-type="float">
            <text:p>56.5</text:p>
          </table:table-cell>
          <table:table-cell table:formula="of:=([.S264]+[.T264])/2" office:value-type="float" office:value="100.5" calcext:value-type="float">
            <text:p>100.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1.18" calcext:value-type="float">
            <text:p>1.18</text:p>
          </table:table-cell>
          <table:table-cell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([.Q265]+[.R265])/2" office:value-type="float" office:value="56.5" calcext:value-type="float">
            <text:p>56.5</text:p>
          </table:table-cell>
          <table:table-cell table:formula="of:=([.S265]+[.T265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1.23" calcext:value-type="float">
            <text:p>1.23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([.Q266]+[.R266])/2" office:value-type="float" office:value="57.5" calcext:value-type="float">
            <text:p>57.5</text:p>
          </table:table-cell>
          <table:table-cell table:formula="of:=([.S266]+[.T266])/2"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2.03" calcext:value-type="float">
            <text:p>22.03</text:p>
          </table:table-cell>
          <table:table-cell office:value-type="float" office:value="60" calcext:value-type="float">
            <text:p>60</text:p>
          </table:table-cell>
          <table:table-cell office:value-type="float" office:value="62.09" calcext:value-type="float">
            <text:p>62.09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([.Q267]+[.R267])/2" office:value-type="float" office:value="57.5" calcext:value-type="float">
            <text:p>57.5</text:p>
          </table:table-cell>
          <table:table-cell table:formula="of:=([.S267]+[.T267])/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5.26" calcext:value-type="float">
            <text:p>-25.26</text:p>
          </table:table-cell>
          <table:table-cell office:value-type="float" office:value="-25.58" calcext:value-type="float">
            <text:p>-25.58</text:p>
          </table:table-cell>
          <table:table-cell table:number-columns-repeated="2" office:value-type="float" office:value="-66.67" calcext:value-type="float">
            <text:p>-66.67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formula="of:=([.Q268]+[.R268])/2" office:value-type="float" office:value="57.5" calcext:value-type="float">
            <text:p>57.5</text:p>
          </table:table-cell>
          <table:table-cell table:formula="of:=([.S268]+[.T268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1.62" calcext:value-type="float">
            <text:p>-11.62</text:p>
          </table:table-cell>
          <table:table-cell office:value-type="float" office:value="4.84" calcext:value-type="float">
            <text:p>4.84</text:p>
          </table:table-cell>
          <table:table-cell office:value-type="float" office:value="6.67" calcext:value-type="float">
            <text:p>6.67</text:p>
          </table:table-cell>
          <table:table-cell office:value-type="float" office:value="29.03" calcext:value-type="float">
            <text:p>29.0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([.Q269]+[.R269])/2" office:value-type="float" office:value="57.5" calcext:value-type="float">
            <text:p>57.5</text:p>
          </table:table-cell>
          <table:table-cell table:formula="of:=([.S269]+[.T269])/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.06" calcext:value-type="float">
            <text:p>10.06</text:p>
          </table:table-cell>
          <table:table-cell office:value-type="float" office:value="19.17" calcext:value-type="float">
            <text:p>19.17</text:p>
          </table:table-cell>
          <table:table-cell office:value-type="float" office:value="-26.67" calcext:value-type="float">
            <text:p>-26.67</text:p>
          </table:table-cell>
          <table:table-cell office:value-type="float" office:value="-49.03" calcext:value-type="float">
            <text:p>-49.0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formula="of:=([.Q270]+[.R270])/2" office:value-type="float" office:value="62.5" calcext:value-type="float">
            <text:p>62.5</text:p>
          </table:table-cell>
          <table:table-cell table:formula="of:=([.S270]+[.T270])/2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-5.93" calcext:value-type="float">
            <text:p>-5.9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table:formula="of:=([.Q271]+[.R271])/2" office:value-type="float" office:value="68" calcext:value-type="float">
            <text:p>68</text:p>
          </table:table-cell>
          <table:table-cell table:formula="of:=([.S271]+[.T271])/2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2.85" calcext:value-type="float">
            <text:p>2.85</text:p>
          </table:table-cell>
          <table:table-cell office:value-type="float" office:value="1.4" calcext:value-type="float">
            <text:p>1.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([.Q272]+[.R272])/2" office:value-type="float" office:value="73" calcext:value-type="float">
            <text:p>73</text:p>
          </table:table-cell>
          <table:table-cell table:formula="of:=([.S272]+[.T272])/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" calcext:value-type="float">
            <text:p>-1.51</text:p>
          </table:table-cell>
          <table:table-cell office:value-type="float" office:value="-7.86" calcext:value-type="float">
            <text:p>-7.86</text:p>
          </table:table-cell>
          <table:table-cell office:value-type="float" office:value="13.99" calcext:value-type="float">
            <text:p>13.99</text:p>
          </table:table-cell>
          <table:table-cell office:value-type="float" office:value="6.16" calcext:value-type="float">
            <text:p>6.1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([.Q273]+[.R273])/2" office:value-type="float" office:value="73.5" calcext:value-type="float">
            <text:p>73.5</text:p>
          </table:table-cell>
          <table:table-cell table:formula="of:=([.S273]+[.T273])/2"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([.Q274]+[.R274])/2" office:value-type="float" office:value="75" calcext:value-type="float">
            <text:p>75</text:p>
          </table:table-cell>
          <table:table-cell table:formula="of:=([.S274]+[.T274])/2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2.96" calcext:value-type="float">
            <text:p>2.96</text:p>
          </table:table-cell>
          <table:table-cell office:value-type="float" office:value="-4.89" calcext:value-type="float">
            <text:p>-4.89</text:p>
          </table:table-cell>
          <table:table-cell office:value-type="float" office:value="-0.45" calcext:value-type="float">
            <text:p>-0.4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([.Q275]+[.R275])/2" office:value-type="float" office:value="78" calcext:value-type="float">
            <text:p>78</text:p>
          </table:table-cell>
          <table:table-cell table:formula="of:=([.S275]+[.T275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39" calcext:value-type="float">
            <text:p>-4.39</text:p>
          </table:table-cell>
          <table:table-cell office:value-type="float" office:value="-4.66" calcext:value-type="float">
            <text:p>-4.6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([.Q276]+[.R276])/2" office:value-type="float" office:value="78.5" calcext:value-type="float">
            <text:p>78.5</text:p>
          </table:table-cell>
          <table:table-cell table:formula="of:=([.S276]+[.T276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46.98" calcext:value-type="float">
            <text:p>46.98</text:p>
          </table:table-cell>
          <table:table-cell office:value-type="float" office:value="69.72" calcext:value-type="float">
            <text:p>69.72</text:p>
          </table:table-cell>
          <table:table-cell office:value-type="float" office:value="56.3" calcext:value-type="float">
            <text:p>56.3</text:p>
          </table:table-cell>
          <table:table-cell office:value-type="float" office:value="57.93" calcext:value-type="float">
            <text:p>57.9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[.Q277]+[.R277])/2" office:value-type="float" office:value="77.5" calcext:value-type="float">
            <text:p>77.5</text:p>
          </table:table-cell>
          <table:table-cell table:formula="of:=([.S277]+[.T277])/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-46.18" calcext:value-type="float">
            <text:p>-46.18</text:p>
          </table:table-cell>
          <table:table-cell office:value-type="float" office:value="-69.72" calcext:value-type="float">
            <text:p>-69.72</text:p>
          </table:table-cell>
          <table:table-cell table:number-columns-repeated="2" office:value-type="float" office:value="-61.01" calcext:value-type="float">
            <text:p>-61.0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[.Q278]+[.R278])/2" office:value-type="float" office:value="77" calcext:value-type="float">
            <text:p>77</text:p>
          </table:table-cell>
          <table:table-cell table:formula="of:=([.S278]+[.T278])/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-38" calcext:value-type="float">
            <text:p>-38</text:p>
          </table:table-cell>
          <table:table-cell office:value-type="float" office:value="36.15" calcext:value-type="float">
            <text:p>36.15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-13.43" calcext:value-type="float">
            <text:p>-13.4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([.Q279]+[.R279])/2" office:value-type="float" office:value="78" calcext:value-type="float">
            <text:p>78</text:p>
          </table:table-cell>
          <table:table-cell table:formula="of:=([.S279]+[.T279])/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-39" calcext:value-type="float">
            <text:p>-39</text:p>
          </table:table-cell>
          <table:table-cell office:value-type="float" office:value="4.25" calcext:value-type="float">
            <text:p>4.25</text:p>
          </table:table-cell>
          <table:table-cell office:value-type="float" office:value="-12.92" calcext:value-type="float">
            <text:p>-12.92</text:p>
          </table:table-cell>
          <table:table-cell office:value-type="float" office:value="25.4" calcext:value-type="float">
            <text:p>25.4</text:p>
          </table:table-cell>
          <table:table-cell office:value-type="float" office:value="22.53" calcext:value-type="float">
            <text:p>22.5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formula="of:=([.Q280]+[.R280])/2" office:value-type="float" office:value="79" calcext:value-type="float">
            <text:p>79</text:p>
          </table:table-cell>
          <table:table-cell table:formula="of:=([.S280]+[.T280])/2"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18.65" calcext:value-type="float">
            <text:p>-18.65</text:p>
          </table:table-cell>
          <table:table-cell office:value-type="float" office:value="-8.55" calcext:value-type="float">
            <text:p>-8.55</text:p>
          </table:table-cell>
          <table:table-cell office:value-type="float" office:value="-10.46" calcext:value-type="float">
            <text:p>-10.46</text:p>
          </table:table-cell>
          <table:table-cell office:value-type="float" office:value="-22.53" calcext:value-type="float">
            <text:p>-22.5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formula="of:=([.Q281]+[.R281])/2" office:value-type="float" office:value="79" calcext:value-type="float">
            <text:p>79</text:p>
          </table:table-cell>
          <table:table-cell table:formula="of:=([.S281]+[.T281])/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office:value-type="float" office:value="-5.59" calcext:value-type="float">
            <text:p>-5.59</text:p>
          </table:table-cell>
          <table:table-cell office:value-type="float" office:value="-27.15" calcext:value-type="float">
            <text:p>-27.15</text:p>
          </table:table-cell>
          <table:table-cell office:value-type="float" office:value="-13.18" calcext:value-type="float">
            <text:p>-13.1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formula="of:=([.Q282]+[.R282])/2" office:value-type="float" office:value="87.5" calcext:value-type="float">
            <text:p>87.5</text:p>
          </table:table-cell>
          <table:table-cell table:formula="of:=([.S282]+[.T282])/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5.61" calcext:value-type="float">
            <text:p>-5.61</text:p>
          </table:table-cell>
          <table:table-cell office:value-type="float" office:value="-3.95" calcext:value-type="float">
            <text:p>-3.95</text:p>
          </table:table-cell>
          <table:table-cell office:value-type="float" office:value="20.79" calcext:value-type="float">
            <text:p>20.79</text:p>
          </table:table-cell>
          <table:table-cell office:value-type="float" office:value="25.88" calcext:value-type="float">
            <text:p>25.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Q283]+[.R283])/2" office:value-type="float" office:value="89" calcext:value-type="float">
            <text:p>89</text:p>
          </table:table-cell>
          <table:table-cell table:formula="of:=([.S283]+[.T283])/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6.81" calcext:value-type="float">
            <text:p>6.81</text:p>
          </table:table-cell>
          <table:table-cell office:value-type="float" office:value="2.21" calcext:value-type="float">
            <text:p>2.21</text:p>
          </table:table-cell>
          <table:table-cell office:value-type="float" office:value="-17.65" calcext:value-type="float">
            <text:p>-17.65</text:p>
          </table:table-cell>
          <table:table-cell office:value-type="float" office:value="-15.58" calcext:value-type="float">
            <text:p>-15.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formula="of:=([.Q284]+[.R284])/2" office:value-type="float" office:value="94.5" calcext:value-type="float">
            <text:p>94.5</text:p>
          </table:table-cell>
          <table:table-cell table:formula="of:=([.S284]+[.T284])/2"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3" calcext:value-type="float">
            <text:p>-33</text:p>
          </table:table-cell>
          <table:table-cell office:value-type="float" office:value="3.8" calcext:value-type="float">
            <text:p>3.8</text:p>
          </table:table-cell>
          <table:table-cell office:value-type="float" office:value="7.33" calcext:value-type="float">
            <text:p>7.33</text:p>
          </table:table-cell>
          <table:table-cell office:value-type="float" office:value="-3.14" calcext:value-type="float">
            <text:p>-3.14</text:p>
          </table:table-cell>
          <table:table-cell office:value-type="float" office:value="-7.27" calcext:value-type="float">
            <text:p>-7.2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([.Q285]+[.R285])/2" office:value-type="float" office:value="96.5" calcext:value-type="float">
            <text:p>96.5</text:p>
          </table:table-cell>
          <table:table-cell table:formula="of:=([.S285]+[.T285])/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([.Q286]+[.R286])/2" office:value-type="float" office:value="97.5" calcext:value-type="float">
            <text:p>97.5</text:p>
          </table:table-cell>
          <table:table-cell table:formula="of:=([.S286]+[.T286])/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-2.13" calcext:value-type="float">
            <text:p>-2.13</text:p>
          </table:table-cell>
          <table:table-cell office:value-type="float" office:value="2.22" calcext:value-type="float">
            <text:p>2.2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([.Q287]+[.R287])/2" office:value-type="float" office:value="98" calcext:value-type="float">
            <text:p>98</text:p>
          </table:table-cell>
          <table:table-cell table:formula="of:=([.S287]+[.T287])/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4.45" calcext:value-type="float">
            <text:p>4.45</text:p>
          </table:table-cell>
          <table:table-cell office:value-type="float" office:value="0.78" calcext:value-type="float">
            <text:p>0.7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([.Q288]+[.R288])/2" office:value-type="float" office:value="100" calcext:value-type="float">
            <text:p>100</text:p>
          </table:table-cell>
          <table:table-cell table:formula="of:=([.S288]+[.T288])/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-1.18" calcext:value-type="float">
            <text:p>-1.1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([.Q289]+[.R289])/2" office:value-type="float" office:value="102" calcext:value-type="float">
            <text:p>102</text:p>
          </table:table-cell>
          <table:table-cell table:formula="of:=([.S289]+[.T289])/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62" calcext:value-type="float">
            <text:p>2.62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([.Q290]+[.R290])/2" office:value-type="float" office:value="104" calcext:value-type="float">
            <text:p>104</text:p>
          </table:table-cell>
          <table:table-cell table:formula="of:=([.S290]+[.T290])/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([.Q291]+[.R291])/2" office:value-type="float" office:value="105" calcext:value-type="float">
            <text:p>105</text:p>
          </table:table-cell>
          <table:table-cell table:formula="of:=([.S291]+[.T291])/2" office:value-type="float" office:value="54.5" calcext:value-type="float">
            <text:p>54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1.18" calcext:value-type="float">
            <text:p>1.1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([.Q292]+[.R292])/2" office:value-type="float" office:value="106.5" calcext:value-type="float">
            <text:p>106.5</text:p>
          </table:table-cell>
          <table:table-cell table:formula="of:=([.S292]+[.T292])/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83" calcext:value-type="float">
            <text:p>4.83</text:p>
          </table:table-cell>
          <table:table-cell office:value-type="float" office:value="1.88" calcext:value-type="float">
            <text:p>1.88</text:p>
          </table:table-cell>
          <table:table-cell office:value-type="float" office:value="0.41" calcext:value-type="float">
            <text:p>0.41</text:p>
          </table:table-cell>
          <table:table-cell office:value-type="float" office:value="-0.85" calcext:value-type="float">
            <text:p>-0.8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([.Q293]+[.R293])/2" office:value-type="float" office:value="108.5" calcext:value-type="float">
            <text:p>108.5</text:p>
          </table:table-cell>
          <table:table-cell table:formula="of:=([.S293]+[.T293])/2"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83" calcext:value-type="float">
            <text:p>-4.83</text:p>
          </table:table-cell>
          <table:table-cell office:value-type="float" office:value="-4.15" calcext:value-type="float">
            <text:p>-4.15</text:p>
          </table:table-cell>
          <table:table-cell office:value-type="float" office:value="-0.41" calcext:value-type="float">
            <text:p>-0.41</text:p>
          </table:table-cell>
          <table:table-cell office:value-type="float" office:value="1.29" calcext:value-type="float">
            <text:p>1.2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([.Q294]+[.R294])/2" office:value-type="float" office:value="109" calcext:value-type="float">
            <text:p>109</text:p>
          </table:table-cell>
          <table:table-cell table:formula="of:=([.S294]+[.T294])/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36" calcext:value-type="float">
            <text:p>2.36</text:p>
          </table:table-cell>
          <table:table-cell office:value-type="float" office:value="4.63" calcext:value-type="float">
            <text:p>4.63</text:p>
          </table:table-cell>
          <table:table-cell office:value-type="float" office:value="1.23" calcext:value-type="float">
            <text:p>1.2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([.Q295]+[.R295])/2" office:value-type="float" office:value="110.5" calcext:value-type="float">
            <text:p>110.5</text:p>
          </table:table-cell>
          <table:table-cell table:formula="of:=([.S295]+[.T295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47" calcext:value-type="float">
            <text:p>2.47</text:p>
          </table:table-cell>
          <table:table-cell office:value-type="float" office:value="-0.48" calcext:value-type="float">
            <text:p>-0.48</text:p>
          </table:table-cell>
          <table:table-cell office:value-type="float" office:value="1.29" calcext:value-type="float">
            <text:p>1.29</text:p>
          </table:table-cell>
          <table:table-cell office:value-type="float" office:value="-0.9" calcext:value-type="float">
            <text:p>-0.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([.Q296]+[.R296])/2" office:value-type="float" office:value="111" calcext:value-type="float">
            <text:p>111</text:p>
          </table:table-cell>
          <table:table-cell table:formula="of:=([.S296]+[.T296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95" calcext:value-type="float">
            <text:p>-2.95</text:p>
          </table:table-cell>
          <table:table-cell office:value-type="float" office:value="2.95" calcext:value-type="float">
            <text:p>2.95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Q297]+[.R297])/2" office:value-type="float" office:value="111.5" calcext:value-type="float">
            <text:p>111.5</text:p>
          </table:table-cell>
          <table:table-cell table:formula="of:=([.S297]+[.T297])/2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office:value-type="float" office:value="1.41" calcext:value-type="float">
            <text:p>1.4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([.Q298]+[.R298])/2" office:value-type="float" office:value="113" calcext:value-type="float">
            <text:p>113</text:p>
          </table:table-cell>
          <table:table-cell table:formula="of:=([.S298]+[.T298])/2"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.56" calcext:value-type="float">
            <text:p>-1.56</text:p>
          </table:table-cell>
          <table:table-cell office:value-type="float" office:value="1.02" calcext:value-type="float">
            <text:p>1.02</text:p>
          </table:table-cell>
          <table:table-cell office:value-type="float" office:value="-4.23" calcext:value-type="float">
            <text:p>-4.23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([.Q299]+[.R299])/2" office:value-type="float" office:value="113.5" calcext:value-type="float">
            <text:p>113.5</text:p>
          </table:table-cell>
          <table:table-cell table:formula="of:=([.S299]+[.T299])/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56" calcext:value-type="float">
            <text:p>1.56</text:p>
          </table:table-cell>
          <table:table-cell office:value-type="float" office:value="-1.02" calcext:value-type="float">
            <text:p>-1.02</text:p>
          </table:table-cell>
          <table:table-cell office:value-type="float" office:value="3.24" calcext:value-type="float">
            <text:p>3.24</text:p>
          </table:table-cell>
          <table:table-cell office:value-type="float" office:value="-0.48" calcext:value-type="float">
            <text:p>-0.48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([.Q300]+[.R300])/2" office:value-type="float" office:value="114.5" calcext:value-type="float">
            <text:p>114.5</text:p>
          </table:table-cell>
          <table:table-cell table:formula="of:=([.S300]+[.T300])/2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3.58" calcext:value-type="float">
            <text:p>-3.58</text:p>
          </table:table-cell>
          <table:table-cell office:value-type="float" office:value="21.99" calcext:value-type="float">
            <text:p>21.99</text:p>
          </table:table-cell>
          <table:table-cell office:value-type="float" office:value="48.61" calcext:value-type="float">
            <text:p>48.61</text:p>
          </table:table-cell>
          <table:table-cell office:value-type="float" office:value="35.55" calcext:value-type="float">
            <text:p>35.55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([.Q301]+[.R301])/2" office:value-type="float" office:value="114.5" calcext:value-type="float">
            <text:p>114.5</text:p>
          </table:table-cell>
          <table:table-cell table:formula="of:=([.S301]+[.T301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6.27" calcext:value-type="float">
            <text:p>6.27</text:p>
          </table:table-cell>
          <table:table-cell office:value-type="float" office:value="-21.99" calcext:value-type="float">
            <text:p>-21.99</text:p>
          </table:table-cell>
          <table:table-cell office:value-type="float" office:value="-50.51" calcext:value-type="float">
            <text:p>-50.51</text:p>
          </table:table-cell>
          <table:table-cell office:value-type="float" office:value="-19.13" calcext:value-type="float">
            <text:p>-19.13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([.Q302]+[.R302])/2" office:value-type="float" office:value="115.5" calcext:value-type="float">
            <text:p>115.5</text:p>
          </table:table-cell>
          <table:table-cell table:formula="of:=([.S302]+[.T302])/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2.16" calcext:value-type="float">
            <text:p>-2.16</text:p>
          </table:table-cell>
          <table:table-cell office:value-type="float" office:value="0" calcext:value-type="float">
            <text:p>0</text:p>
          </table:table-cell>
          <table:table-cell office:value-type="float" office:value="40.02" calcext:value-type="float">
            <text:p>40.02</text:p>
          </table:table-cell>
          <table:table-cell office:value-type="float" office:value="39.22" calcext:value-type="float">
            <text:p>39.2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([.Q303]+[.R303])/2" office:value-type="float" office:value="116" calcext:value-type="float">
            <text:p>116</text:p>
          </table:table-cell>
          <table:table-cell table:formula="of:=([.S303]+[.T303])/2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2.16" calcext:value-type="float">
            <text:p>2.16</text:p>
          </table:table-cell>
          <table:table-cell office:value-type="float" office:value="-11.37" calcext:value-type="float">
            <text:p>-11.37</text:p>
          </table:table-cell>
          <table:table-cell office:value-type="float" office:value="-26.55" calcext:value-type="float">
            <text:p>-26.55</text:p>
          </table:table-cell>
          <table:table-cell office:value-type="float" office:value="-22.41" calcext:value-type="float">
            <text:p>-22.41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formula="of:=([.Q304]+[.R304])/2" office:value-type="float" office:value="115.5" calcext:value-type="float">
            <text:p>115.5</text:p>
          </table:table-cell>
          <table:table-cell table:formula="of:=([.S304]+[.T304])/2"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2.12" calcext:value-type="float">
            <text:p>12.12</text:p>
          </table:table-cell>
          <table:table-cell office:value-type="float" office:value="13.94" calcext:value-type="float">
            <text:p>13.94</text:p>
          </table:table-cell>
          <table:table-cell office:value-type="float" office:value="54.96" calcext:value-type="float">
            <text:p>54.96</text:p>
          </table:table-cell>
          <table:table-cell office:value-type="float" office:value="15.87" calcext:value-type="float">
            <text:p>15.8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formula="of:=([.Q305]+[.R305])/2" office:value-type="float" office:value="117" calcext:value-type="float">
            <text:p>117</text:p>
          </table:table-cell>
          <table:table-cell table:formula="of:=([.S305]+[.T305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8.39" calcext:value-type="float">
            <text:p>-18.39</text:p>
          </table:table-cell>
          <table:table-cell office:value-type="float" office:value="-11.85" calcext:value-type="float">
            <text:p>-11.85</text:p>
          </table:table-cell>
          <table:table-cell office:value-type="float" office:value="-60.66" calcext:value-type="float">
            <text:p>-60.66</text:p>
          </table:table-cell>
          <table:table-cell office:value-type="float" office:value="-43.31" calcext:value-type="float">
            <text:p>-43.3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([.Q306]+[.R306])/2" office:value-type="float" office:value="115.5" calcext:value-type="float">
            <text:p>115.5</text:p>
          </table:table-cell>
          <table:table-cell table:formula="of:=([.S306]+[.T306])/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0.66" calcext:value-type="float">
            <text:p>-0.66</text:p>
          </table:table-cell>
          <table:table-cell office:value-type="float" office:value="-6.04" calcext:value-type="float">
            <text:p>-6.04</text:p>
          </table:table-cell>
          <table:table-cell office:value-type="float" office:value="10.06" calcext:value-type="float">
            <text:p>10.06</text:p>
          </table:table-cell>
          <table:table-cell office:value-type="float" office:value="21.09" calcext:value-type="float">
            <text:p>21.0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formula="of:=([.Q307]+[.R307])/2" office:value-type="float" office:value="114.5" calcext:value-type="float">
            <text:p>114.5</text:p>
          </table:table-cell>
          <table:table-cell table:formula="of:=([.S307]+[.T307])/2" office:value-type="float" office:value="78.5" calcext:value-type="float">
            <text:p>78.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0.72" calcext:value-type="float">
            <text:p>-20.72</text:p>
          </table:table-cell>
          <table:table-cell office:value-type="float" office:value="-7.06" calcext:value-type="float">
            <text:p>-7.06</text:p>
          </table:table-cell>
          <table:table-cell office:value-type="float" office:value="78.43" calcext:value-type="float">
            <text:p>78.43</text:p>
          </table:table-cell>
          <table:table-cell office:value-type="float" office:value="40.14" calcext:value-type="float">
            <text:p>40.1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formula="of:=([.Q308]+[.R308])/2" office:value-type="float" office:value="110.5" calcext:value-type="float">
            <text:p>110.5</text:p>
          </table:table-cell>
          <table:table-cell table:formula="of:=([.S308]+[.T308])/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27.64" calcext:value-type="float">
            <text:p>27.64</text:p>
          </table:table-cell>
          <table:table-cell office:value-type="float" office:value="20.72" calcext:value-type="float">
            <text:p>20.72</text:p>
          </table:table-cell>
          <table:table-cell office:value-type="float" office:value="-67.97" calcext:value-type="float">
            <text:p>-67.97</text:p>
          </table:table-cell>
          <table:table-cell office:value-type="float" office:value="-42.08" calcext:value-type="float">
            <text:p>-42.08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formula="of:=([.Q309]+[.R309])/2" office:value-type="float" office:value="110" calcext:value-type="float">
            <text:p>110</text:p>
          </table:table-cell>
          <table:table-cell table:formula="of:=([.S309]+[.T309])/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-37" calcext:value-type="float">
            <text:p>-37</text:p>
          </table:table-cell>
          <table:table-cell office:value-type="float" office:value="-10.1" calcext:value-type="float">
            <text:p>-10.1</text:p>
          </table:table-cell>
          <table:table-cell office:value-type="float" office:value="1.66" calcext:value-type="float">
            <text:p>1.66</text:p>
          </table:table-cell>
          <table:table-cell office:value-type="float" office:value="-16.16" calcext:value-type="float">
            <text:p>-16.16</text:p>
          </table:table-cell>
          <table:table-cell office:value-type="float" office:value="-14.23" calcext:value-type="float">
            <text:p>-14.2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([.Q310]+[.R310])/2" office:value-type="float" office:value="110" calcext:value-type="float">
            <text:p>110</text:p>
          </table:table-cell>
          <table:table-cell table:formula="of:=([.S310]+[.T310])/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-41" calcext:value-type="float">
            <text:p>-41</text:p>
          </table:table-cell>
          <table:table-cell office:value-type="float" office:value="29.24" calcext:value-type="float">
            <text:p>29.24</text:p>
          </table:table-cell>
          <table:table-cell office:value-type="float" office:value="14.14" calcext:value-type="float">
            <text:p>14.14</text:p>
          </table:table-cell>
          <table:table-cell office:value-type="float" office:value="24.83" calcext:value-type="float">
            <text:p>24.83</text:p>
          </table:table-cell>
          <table:table-cell office:value-type="float" office:value="38.38" calcext:value-type="float">
            <text:p>38.38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([.Q311]+[.R311])/2" office:value-type="float" office:value="108.5" calcext:value-type="float">
            <text:p>108.5</text:p>
          </table:table-cell>
          <table:table-cell table:formula="of:=([.S311]+[.T311])/2" office:value-type="float" office:value="75.5" calcext:value-type="float">
            <text:p>75.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26.88" calcext:value-type="float">
            <text:p>-26.88</text:p>
          </table:table-cell>
          <table:table-cell office:value-type="float" office:value="-16.61" calcext:value-type="float">
            <text:p>-16.61</text:p>
          </table:table-cell>
          <table:table-cell office:value-type="float" office:value="-2.32" calcext:value-type="float">
            <text:p>-2.32</text:p>
          </table:table-cell>
          <table:table-cell office:value-type="float" office:value="-63.49" calcext:value-type="float">
            <text:p>-63.4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formula="of:=([.Q312]+[.R312])/2" office:value-type="float" office:value="108.5" calcext:value-type="float">
            <text:p>108.5</text:p>
          </table:table-cell>
          <table:table-cell table:formula="of:=([.S312]+[.T312])/2"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3.48" calcext:value-type="float">
            <text:p>3.48</text:p>
          </table:table-cell>
          <table:table-cell office:value-type="float" office:value="-4.63" calcext:value-type="float">
            <text:p>-4.63</text:p>
          </table:table-cell>
          <table:table-cell office:value-type="float" office:value="-40.82" calcext:value-type="float">
            <text:p>-40.82</text:p>
          </table:table-cell>
          <table:table-cell office:value-type="float" office:value="5.71" calcext:value-type="float">
            <text:p>5.7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([.Q313]+[.R313])/2" office:value-type="float" office:value="110" calcext:value-type="float">
            <text:p>110</text:p>
          </table:table-cell>
          <table:table-cell table:formula="of:=([.S313]+[.T313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1.02" calcext:value-type="float">
            <text:p>-1.02</text:p>
          </table:table-cell>
          <table:table-cell office:value-type="float" office:value="0" calcext:value-type="float">
            <text:p>0</text:p>
          </table:table-cell>
          <table:table-cell office:value-type="float" office:value="45.58" calcext:value-type="float">
            <text:p>45.58</text:p>
          </table:table-cell>
          <table:table-cell office:value-type="float" office:value="51.93" calcext:value-type="float">
            <text:p>51.93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([.Q314]+[.R314])/2" office:value-type="float" office:value="113.5" calcext:value-type="float">
            <text:p>113.5</text:p>
          </table:table-cell>
          <table:table-cell table:formula="of:=([.S314]+[.T314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2" calcext:value-type="float">
            <text:p>-32</text:p>
          </table:table-cell>
          <table:table-cell office:value-type="float" office:value="-2.47" calcext:value-type="float">
            <text:p>-2.47</text:p>
          </table:table-cell>
          <table:table-cell office:value-type="float" office:value="-2.18" calcext:value-type="float">
            <text:p>-2.18</text:p>
          </table:table-cell>
          <table:table-cell office:value-type="float" office:value="-35.48" calcext:value-type="float">
            <text:p>-35.48</text:p>
          </table:table-cell>
          <table:table-cell office:value-type="float" office:value="-41.77" calcext:value-type="float">
            <text:p>-41.77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([.Q315]+[.R315])/2" office:value-type="float" office:value="113" calcext:value-type="float">
            <text:p>113</text:p>
          </table:table-cell>
          <table:table-cell table:formula="of:=([.S315]+[.T315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3" calcext:value-type="float">
            <text:p>-33</text:p>
          </table:table-cell>
          <table:table-cell office:value-type="float" office:value="5.04" calcext:value-type="float">
            <text:p>5.04</text:p>
          </table:table-cell>
          <table:table-cell office:value-type="float" office:value="0.86" calcext:value-type="float">
            <text:p>0.86</text:p>
          </table:table-cell>
          <table:table-cell office:value-type="float" office:value="-3.91" calcext:value-type="float">
            <text:p>-3.91</text:p>
          </table:table-cell>
          <table:table-cell office:value-type="float" office:value="-2.89" calcext:value-type="float">
            <text:p>-2.89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([.Q316]+[.R316])/2" office:value-type="float" office:value="113.5" calcext:value-type="float">
            <text:p>113.5</text:p>
          </table:table-cell>
          <table:table-cell table:formula="of:=([.S316]+[.T316])/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2.58" calcext:value-type="float">
            <text:p>-2.58</text:p>
          </table:table-cell>
          <table:table-cell office:value-type="float" office:value="8.42" calcext:value-type="float">
            <text:p>8.42</text:p>
          </table:table-cell>
          <table:table-cell office:value-type="float" office:value="-2.64" calcext:value-type="float">
            <text:p>-2.6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([.Q317]+[.R317])/2" office:value-type="float" office:value="112" calcext:value-type="float">
            <text:p>112</text:p>
          </table:table-cell>
          <table:table-cell table:formula="of:=([.S317]+[.T317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02" calcext:value-type="float">
            <text:p>1.02</text:p>
          </table:table-cell>
          <table:table-cell office:value-type="float" office:value="8.09" calcext:value-type="float">
            <text:p>8.09</text:p>
          </table:table-cell>
          <table:table-cell office:value-type="float" office:value="2.64" calcext:value-type="float">
            <text:p>2.64</text:p>
          </table:table-cell>
          <table:table-cell office:value-type="float" office:value="-0.93" calcext:value-type="float">
            <text:p>-0.93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[.Q318]+[.R318])/2" office:value-type="float" office:value="113" calcext:value-type="float">
            <text:p>113</text:p>
          </table:table-cell>
          <table:table-cell table:formula="of:=([.S318]+[.T318])/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25" calcext:value-type="float">
            <text:p>4.25</text:p>
          </table:table-cell>
          <table:table-cell office:value-type="float" office:value="-9.09" calcext:value-type="float">
            <text:p>-9.09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([.Q319]+[.R319])/2" office:value-type="float" office:value="114" calcext:value-type="float">
            <text:p>114</text:p>
          </table:table-cell>
          <table:table-cell table:formula="of:=([.S319]+[.T319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16" calcext:value-type="float">
            <text:p>-2.16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([.Q320]+[.R320])/2" office:value-type="float" office:value="115" calcext:value-type="float">
            <text:p>115</text:p>
          </table:table-cell>
          <table:table-cell table:formula="of:=([.S320]+[.T320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7.94" calcext:value-type="float">
            <text:p>7.94</text:p>
          </table:table-cell>
          <table:table-cell office:value-type="float" office:value="3.48" calcext:value-type="float">
            <text:p>3.48</text:p>
          </table:table-cell>
          <table:table-cell office:value-type="float" office:value="0.93" calcext:value-type="float">
            <text:p>0.93</text:p>
          </table:table-cell>
          <table:table-cell office:value-type="float" office:value="-0.48" calcext:value-type="float">
            <text:p>-0.48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([.Q321]+[.R321])/2" office:value-type="float" office:value="116.5" calcext:value-type="float">
            <text:p>116.5</text:p>
          </table:table-cell>
          <table:table-cell table:formula="of:=([.S321]+[.T321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.2" calcext:value-type="float">
            <text:p>-1.2</text:p>
          </table:table-cell>
          <table:table-cell office:value-type="float" office:value="-1.02" calcext:value-type="float">
            <text:p>-1.02</text:p>
          </table:table-cell>
          <table:table-cell office:value-type="float" office:value="1.95" calcext:value-type="float">
            <text:p>1.95</text:p>
          </table:table-cell>
          <table:table-cell office:value-type="float" office:value="3.03" calcext:value-type="float">
            <text:p>3.03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([.Q322]+[.R322])/2" office:value-type="float" office:value="118" calcext:value-type="float">
            <text:p>118</text:p>
          </table:table-cell>
          <table:table-cell table:formula="of:=([.S322]+[.T322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7.27" calcext:value-type="float">
            <text:p>-7.27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Q323]+[.R323])/2" office:value-type="float" office:value="118" calcext:value-type="float">
            <text:p>118</text:p>
          </table:table-cell>
          <table:table-cell table:formula="of:=([.S323]+[.T323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1.56" calcext:value-type="float">
            <text:p>-1.56</text:p>
          </table:table-cell>
          <table:table-cell office:value-type="float" office:value="-3.11" calcext:value-type="float">
            <text:p>-3.11</text:p>
          </table:table-cell>
          <table:table-cell office:value-type="float" office:value="13.43" calcext:value-type="float">
            <text:p>13.43</text:p>
          </table:table-cell>
          <table:table-cell office:value-type="float" office:value="40.75" calcext:value-type="float">
            <text:p>40.7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([.Q324]+[.R324])/2" office:value-type="float" office:value="117.5" calcext:value-type="float">
            <text:p>117.5</text:p>
          </table:table-cell>
          <table:table-cell table:formula="of:=([.S324]+[.T324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1.56" calcext:value-type="float">
            <text:p>1.56</text:p>
          </table:table-cell>
          <table:table-cell office:value-type="float" office:value="3.11" calcext:value-type="float">
            <text:p>3.11</text:p>
          </table:table-cell>
          <table:table-cell office:value-type="float" office:value="-13.43" calcext:value-type="float">
            <text:p>-13.43</text:p>
          </table:table-cell>
          <table:table-cell office:value-type="float" office:value="-40.75" calcext:value-type="float">
            <text:p>-40.7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([.Q325]+[.R325])/2" office:value-type="float" office:value="118" calcext:value-type="float">
            <text:p>118</text:p>
          </table:table-cell>
          <table:table-cell table:formula="of:=([.S325]+[.T325])/2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1.56" calcext:value-type="float">
            <text:p>-1.56</text:p>
          </table:table-cell>
          <table:table-cell office:value-type="float" office:value="-5.57" calcext:value-type="float">
            <text:p>-5.57</text:p>
          </table:table-cell>
          <table:table-cell office:value-type="float" office:value="21.61" calcext:value-type="float">
            <text:p>21.61</text:p>
          </table:table-cell>
          <table:table-cell office:value-type="float" office:value="51.43" calcext:value-type="float">
            <text:p>51.4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([.Q326]+[.R326])/2" office:value-type="float" office:value="117.5" calcext:value-type="float">
            <text:p>117.5</text:p>
          </table:table-cell>
          <table:table-cell table:formula="of:=([.S326]+[.T326])/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02" calcext:value-type="float">
            <text:p>-1.02</text:p>
          </table:table-cell>
          <table:table-cell office:value-type="float" office:value="7.74" calcext:value-type="float">
            <text:p>7.74</text:p>
          </table:table-cell>
          <table:table-cell office:value-type="float" office:value="-14.93" calcext:value-type="float">
            <text:p>-14.93</text:p>
          </table:table-cell>
          <table:table-cell office:value-type="float" office:value="-43.21" calcext:value-type="float">
            <text:p>-43.2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([.Q327]+[.R327])/2" office:value-type="float" office:value="117.5" calcext:value-type="float">
            <text:p>117.5</text:p>
          </table:table-cell>
          <table:table-cell table:formula="of:=([.S327]+[.T327])/2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" calcext:value-type="float">
            <text:p>-4.83</text:p>
          </table:table-cell>
          <table:table-cell office:value-type="float" office:value="26.94" calcext:value-type="float">
            <text:p>26.94</text:p>
          </table:table-cell>
          <table:table-cell office:value-type="float" office:value="73.97" calcext:value-type="float">
            <text:p>73.97</text:p>
          </table:table-cell>
          <table:table-cell office:value-type="float" office:value="45.79" calcext:value-type="float">
            <text:p>45.79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formula="of:=([.Q328]+[.R328])/2" office:value-type="float" office:value="116" calcext:value-type="float">
            <text:p>116</text:p>
          </table:table-cell>
          <table:table-cell table:formula="of:=([.S328]+[.T328])/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25.64" calcext:value-type="float">
            <text:p>25.64</text:p>
          </table:table-cell>
          <table:table-cell office:value-type="float" office:value="-54.58" calcext:value-type="float">
            <text:p>-54.58</text:p>
          </table:table-cell>
          <table:table-cell office:value-type="float" office:value="-53.24" calcext:value-type="float">
            <text:p>-53.24</text:p>
          </table:table-cell>
          <table:table-cell office:value-type="float" office:value="-29.63" calcext:value-type="float">
            <text:p>-29.63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Q329]+[.R329])/2" office:value-type="float" office:value="115" calcext:value-type="float">
            <text:p>115</text:p>
          </table:table-cell>
          <table:table-cell table:formula="of:=([.S329]+[.T329])/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28.64" calcext:value-type="float">
            <text:p>-28.64</text:p>
          </table:table-cell>
          <table:table-cell office:value-type="float" office:value="-0.54" calcext:value-type="float">
            <text:p>-0.54</text:p>
          </table:table-cell>
          <table:table-cell office:value-type="float" office:value="27.61" calcext:value-type="float">
            <text:p>27.61</text:p>
          </table:table-cell>
          <table:table-cell office:value-type="float" office:value="11.11" calcext:value-type="float">
            <text:p>11.11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formula="of:=([.Q330]+[.R330])/2" office:value-type="float" office:value="112" calcext:value-type="float">
            <text:p>112</text:p>
          </table:table-cell>
          <table:table-cell table:formula="of:=([.S330]+[.T330])/2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15.92" calcext:value-type="float">
            <text:p>15.92</text:p>
          </table:table-cell>
          <table:table-cell office:value-type="float" office:value="9.54" calcext:value-type="float">
            <text:p>9.54</text:p>
          </table:table-cell>
          <table:table-cell office:value-type="float" office:value="-40.09" calcext:value-type="float">
            <text:p>-40.09</text:p>
          </table:table-cell>
          <table:table-cell office:value-type="float" office:value="-20" calcext:value-type="float">
            <text:p>-20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formula="of:=([.Q331]+[.R331])/2" office:value-type="float" office:value="111" calcext:value-type="float">
            <text:p>111</text:p>
          </table:table-cell>
          <table:table-cell table:formula="of:=([.S331]+[.T331])/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-40" calcext:value-type="float">
            <text:p>-40</text:p>
          </table:table-cell>
          <table:table-cell office:value-type="float" office:value="-7.07" calcext:value-type="float">
            <text:p>-7.07</text:p>
          </table:table-cell>
          <table:table-cell office:value-type="float" office:value="16.48" calcext:value-type="float">
            <text:p>16.48</text:p>
          </table:table-cell>
          <table:table-cell office:value-type="float" office:value="29.68" calcext:value-type="float">
            <text:p>29.68</text:p>
          </table:table-cell>
          <table:table-cell office:value-type="float" office:value="25.26" calcext:value-type="float">
            <text:p>25.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formula="of:=([.Q332]+[.R332])/2" office:value-type="float" office:value="111.5" calcext:value-type="float">
            <text:p>111.5</text:p>
          </table:table-cell>
          <table:table-cell table:formula="of:=([.S332]+[.T332])/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4.25" calcext:value-type="float">
            <text:p>4.25</text:p>
          </table:table-cell>
          <table:table-cell office:value-type="float" office:value="2.16" calcext:value-type="float">
            <text:p>2.16</text:p>
          </table:table-cell>
          <table:table-cell office:value-type="float" office:value="-19.22" calcext:value-type="float">
            <text:p>-19.22</text:p>
          </table:table-cell>
          <table:table-cell office:value-type="float" office:value="-6.5" calcext:value-type="float">
            <text:p>-6.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([.Q333]+[.R333])/2" office:value-type="float" office:value="112" calcext:value-type="float">
            <text:p>112</text:p>
          </table:table-cell>
          <table:table-cell table:formula="of:=([.S333]+[.T333])/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4.25" calcext:value-type="float">
            <text:p>-4.25</text:p>
          </table:table-cell>
          <table:table-cell office:value-type="float" office:value="-2.16" calcext:value-type="float">
            <text:p>-2.16</text:p>
          </table:table-cell>
          <table:table-cell office:value-type="float" office:value="-33.33" calcext:value-type="float">
            <text:p>-33.33</text:p>
          </table:table-cell>
          <table:table-cell office:value-type="float" office:value="-43.21" calcext:value-type="float">
            <text:p>-43.2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([.Q334]+[.R334])/2" office:value-type="float" office:value="113.5" calcext:value-type="float">
            <text:p>113.5</text:p>
          </table:table-cell>
          <table:table-cell table:formula="of:=([.S334]+[.T334])/2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3.48" calcext:value-type="float">
            <text:p>-3.48</text:p>
          </table:table-cell>
          <table:table-cell office:value-type="float" office:value="-7.94" calcext:value-type="float">
            <text:p>-7.94</text:p>
          </table:table-cell>
          <table:table-cell office:value-type="float" office:value="49.71" calcext:value-type="float">
            <text:p>49.71</text:p>
          </table:table-cell>
          <table:table-cell office:value-type="float" office:value="25.25" calcext:value-type="float">
            <text:p>25.2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formula="of:=([.Q335]+[.R335])/2" office:value-type="float" office:value="113" calcext:value-type="float">
            <text:p>113</text:p>
          </table:table-cell>
          <table:table-cell table:formula="of:=([.S335]+[.T335])/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5.57" calcext:value-type="float">
            <text:p>5.57</text:p>
          </table:table-cell>
          <table:table-cell office:value-type="float" office:value="1.88" calcext:value-type="float">
            <text:p>1.88</text:p>
          </table:table-cell>
          <table:table-cell office:value-type="float" office:value="-40.75" calcext:value-type="float">
            <text:p>-40.75</text:p>
          </table:table-cell>
          <table:table-cell office:value-type="float" office:value="-13.01" calcext:value-type="float">
            <text:p>-13.0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formula="of:=([.Q336]+[.R336])/2" office:value-type="float" office:value="116" calcext:value-type="float">
            <text:p>116</text:p>
          </table:table-cell>
          <table:table-cell table:formula="of:=([.S336]+[.T336])/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0.53" calcext:value-type="float">
            <text:p>-0.53</text:p>
          </table:table-cell>
          <table:table-cell office:value-type="float" office:value="0.48" calcext:value-type="float">
            <text:p>0.48</text:p>
          </table:table-cell>
          <table:table-cell office:value-type="float" office:value="-2.5" calcext:value-type="float">
            <text:p>-2.5</text:p>
          </table:table-cell>
          <table:table-cell office:value-type="float" office:value="-2.76" calcext:value-type="float">
            <text:p>-2.7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formula="of:=([.Q337]+[.R337])/2" office:value-type="float" office:value="116" calcext:value-type="float">
            <text:p>116</text:p>
          </table:table-cell>
          <table:table-cell table:formula="of:=([.S337]+[.T337])/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1.56" calcext:value-type="float">
            <text:p>-1.56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-2.54" calcext:value-type="float">
            <text:p>-2.5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formula="of:=([.Q338]+[.R338])/2" office:value-type="float" office:value="116" calcext:value-type="float">
            <text:p>116</text:p>
          </table:table-cell>
          <table:table-cell table:formula="of:=([.S338]+[.T338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25" calcext:value-type="float">
            <text:p>4.25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-0.48" calcext:value-type="float">
            <text:p>-0.4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([.Q339]+[.R339])/2" office:value-type="float" office:value="116" calcext:value-type="float">
            <text:p>116</text:p>
          </table:table-cell>
          <table:table-cell table:formula="of:=([.S339]+[.T339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24" calcext:value-type="float">
            <text:p>2.24</text:p>
          </table:table-cell>
          <table:table-cell office:value-type="float" office:value="-3.11" calcext:value-type="float">
            <text:p>-3.11</text:p>
          </table:table-cell>
          <table:table-cell office:value-type="float" office:value="0.48" calcext:value-type="float">
            <text:p>0.48</text:p>
          </table:table-cell>
          <table:table-cell office:value-type="float" office:value="3.03" calcext:value-type="float">
            <text:p>3.03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([.Q340]+[.R340])/2" office:value-type="float" office:value="116" calcext:value-type="float">
            <text:p>116</text:p>
          </table:table-cell>
          <table:table-cell table:formula="of:=([.S340]+[.T340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94" calcext:value-type="float">
            <text:p>-4.94</text:p>
          </table:table-cell>
          <table:table-cell office:value-type="float" office:value="3.11" calcext:value-type="float">
            <text:p>3.11</text:p>
          </table:table-cell>
          <table:table-cell office:value-type="float" office:value="1.48" calcext:value-type="float">
            <text:p>1.48</text:p>
          </table:table-cell>
          <table:table-cell office:value-type="float" office:value="-1.55" calcext:value-type="float">
            <text:p>-1.5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([.Q341]+[.R341])/2" office:value-type="float" office:value="117.5" calcext:value-type="float">
            <text:p>117.5</text:p>
          </table:table-cell>
          <table:table-cell table:formula="of:=([.S341]+[.T341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94" calcext:value-type="float">
            <text:p>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([.Q342]+[.R342])/2" office:value-type="float" office:value="118" calcext:value-type="float">
            <text:p>118</text:p>
          </table:table-cell>
          <table:table-cell table:formula="of:=([.S342]+[.T342])/2"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94" calcext:value-type="float">
            <text:p>-4.94</text:p>
          </table:table-cell>
          <table:table-cell office:value-type="float" office:value="-0.53" calcext:value-type="float">
            <text:p>-0.5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([.Q343]+[.R343])/2" office:value-type="float" office:value="118.5" calcext:value-type="float">
            <text:p>118.5</text:p>
          </table:table-cell>
          <table:table-cell table:formula="of:=([.S343]+[.T343])/2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69" calcext:value-type="float">
            <text:p>2.69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([.Q344]+[.R344])/2" office:value-type="float" office:value="119" calcext:value-type="float">
            <text:p>119</text:p>
          </table:table-cell>
          <table:table-cell table:formula="of:=([.S344]+[.T344])/2"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([.Q345]+[.R345])/2" office:value-type="float" office:value="119" calcext:value-type="float">
            <text:p>119</text:p>
          </table:table-cell>
          <table:table-cell table:formula="of:=([.S345]+[.T345])/2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-2.16" calcext:value-type="float">
            <text:p>-2.16</text:p>
          </table:table-cell>
          <table:table-cell office:value-type="float" office:value="19.84" calcext:value-type="float">
            <text:p>19.84</text:p>
          </table:table-cell>
          <table:table-cell office:value-type="float" office:value="18.82" calcext:value-type="float">
            <text:p>18.8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Q346]+[.R346])/2" office:value-type="float" office:value="119.5" calcext:value-type="float">
            <text:p>119.5</text:p>
          </table:table-cell>
          <table:table-cell table:formula="of:=([.S346]+[.T346])/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-19.84" calcext:value-type="float">
            <text:p>-19.84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Q347]+[.R347])/2" office:value-type="float" office:value="119.5" calcext:value-type="float">
            <text:p>119.5</text:p>
          </table:table-cell>
          <table:table-cell table:formula="of:=([.S347]+[.T347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4.3" calcext:value-type="float">
            <text:p>4.3</text:p>
          </table:table-cell>
          <table:table-cell office:value-type="float" office:value="3.17" calcext:value-type="float">
            <text:p>3.1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Q348]+[.R348])/2" office:value-type="float" office:value="120" calcext:value-type="float">
            <text:p>120</text:p>
          </table:table-cell>
          <table:table-cell table:formula="of:=([.S348]+[.T348])/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.25" calcext:value-type="float">
            <text:p>-4.25</text:p>
          </table:table-cell>
          <table:table-cell office:value-type="float" office:value="-7.51" calcext:value-type="float">
            <text:p>-7.51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Q349]+[.R349])/2" office:value-type="float" office:value="119.5" calcext:value-type="float">
            <text:p>119.5</text:p>
          </table:table-cell>
          <table:table-cell table:formula="of:=([.S349]+[.T349])/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1.56" calcext:value-type="float">
            <text:p>1.56</text:p>
          </table:table-cell>
          <table:table-cell office:value-type="float" office:value="-4.83" calcext:value-type="float">
            <text:p>-4.83</text:p>
          </table:table-cell>
          <table:table-cell office:value-type="float" office:value="4.35" calcext:value-type="float">
            <text:p>4.35</text:p>
          </table:table-cell>
          <table:table-cell office:value-type="float" office:value="6.28" calcext:value-type="float">
            <text:p>6.28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Q350]+[.R350])/2" office:value-type="float" office:value="118.5" calcext:value-type="float">
            <text:p>118.5</text:p>
          </table:table-cell>
          <table:table-cell table:formula="of:=([.S350]+[.T350])/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-2.58" calcext:value-type="float">
            <text:p>-2.58</text:p>
          </table:table-cell>
          <table:table-cell office:value-type="float" office:value="-2.27" calcext:value-type="float">
            <text:p>-2.27</text:p>
          </table:table-cell>
          <table:table-cell office:value-type="float" office:value="5.7" calcext:value-type="float">
            <text:p>5.7</text:p>
          </table:table-cell>
          <table:table-cell office:value-type="float" office:value="4.36" calcext:value-type="float">
            <text:p>4.36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Q351]+[.R351])/2" office:value-type="float" office:value="117" calcext:value-type="float">
            <text:p>117</text:p>
          </table:table-cell>
          <table:table-cell table:formula="of:=([.S351]+[.T351])/2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-7.1" calcext:value-type="float">
            <text:p>-7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Q352]+[.R352])/2" office:value-type="float" office:value="115" calcext:value-type="float">
            <text:p>115</text:p>
          </table:table-cell>
          <table:table-cell table:formula="of:=([.S352]+[.T352])/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10.2" calcext:value-type="float">
            <text:p>10.2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4.36" calcext:value-type="float">
            <text:p>-4.36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([.Q353]+[.R353])/2" office:value-type="float" office:value="114" calcext:value-type="float">
            <text:p>114</text:p>
          </table:table-cell>
          <table:table-cell table:formula="of:=([.S353]+[.T353])/2"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5.57" calcext:value-type="float">
            <text:p>-5.57</text:p>
          </table:table-cell>
          <table:table-cell office:value-type="float" office:value="1.88" calcext:value-type="float">
            <text:p>1.88</text:p>
          </table:table-cell>
          <table:table-cell office:value-type="float" office:value="45.6" calcext:value-type="float">
            <text:p>45.6</text:p>
          </table:table-cell>
          <table:table-cell office:value-type="float" office:value="28.49" calcext:value-type="float">
            <text:p>28.4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Q354]+[.R354])/2" office:value-type="float" office:value="112" calcext:value-type="float">
            <text:p>112</text:p>
          </table:table-cell>
          <table:table-cell table:formula="of:=([.S354]+[.T354])/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office:value-type="float" office:value="10.56" calcext:value-type="float">
            <text:p>10.56</text:p>
          </table:table-cell>
          <table:table-cell office:value-type="float" office:value="0.48" calcext:value-type="float">
            <text:p>0.48</text:p>
          </table:table-cell>
          <table:table-cell office:value-type="float" office:value="-51.3" calcext:value-type="float">
            <text:p>-51.3</text:p>
          </table:table-cell>
          <table:table-cell office:value-type="float" office:value="-32.39" calcext:value-type="float">
            <text:p>-32.39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([.Q355]+[.R355])/2" office:value-type="float" office:value="113" calcext:value-type="float">
            <text:p>113</text:p>
          </table:table-cell>
          <table:table-cell table:formula="of:=([.S355]+[.T355])/2"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office:value-type="float" office:value="-7.07" calcext:value-type="float">
            <text:p>-7.07</text:p>
          </table:table-cell>
          <table:table-cell office:value-type="float" office:value="5.04" calcext:value-type="float">
            <text:p>5.04</text:p>
          </table:table-cell>
          <table:table-cell office:value-type="float" office:value="48.48" calcext:value-type="float">
            <text:p>48.48</text:p>
          </table:table-cell>
          <table:table-cell office:value-type="float" office:value="13.16" calcext:value-type="float">
            <text:p>13.16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([.Q356]+[.R356])/2" office:value-type="float" office:value="113" calcext:value-type="float">
            <text:p>113</text:p>
          </table:table-cell>
          <table:table-cell table:formula="of:=([.S356]+[.T356])/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8.83" calcext:value-type="float">
            <text:p>8.83</text:p>
          </table:table-cell>
          <table:table-cell office:value-type="float" office:value="4.94" calcext:value-type="float">
            <text:p>4.94</text:p>
          </table:table-cell>
          <table:table-cell office:value-type="float" office:value="-61.95" calcext:value-type="float">
            <text:p>-61.95</text:p>
          </table:table-cell>
          <table:table-cell office:value-type="float" office:value="-25.36" calcext:value-type="float">
            <text:p>-25.3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([.Q357]+[.R357])/2" office:value-type="float" office:value="115.5" calcext:value-type="float">
            <text:p>115.5</text:p>
          </table:table-cell>
          <table:table-cell table:formula="of:=([.S357]+[.T357])/2"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7.27" calcext:value-type="float">
            <text:p>-7.27</text:p>
          </table:table-cell>
          <table:table-cell office:value-type="float" office:value="2.33" calcext:value-type="float">
            <text:p>2.33</text:p>
          </table:table-cell>
          <table:table-cell office:value-type="float" office:value="-0.44" calcext:value-type="float">
            <text:p>-0.44</text:p>
          </table:table-cell>
          <table:table-cell office:value-type="float" office:value="0.85" calcext:value-type="float">
            <text:p>0.85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formula="of:=([.Q358]+[.R358])/2" office:value-type="float" office:value="118" calcext:value-type="float">
            <text:p>118</text:p>
          </table:table-cell>
          <table:table-cell table:formula="of:=([.S358]+[.T358])/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2.69" calcext:value-type="float">
            <text:p>2.69</text:p>
          </table:table-cell>
          <table:table-cell office:value-type="float" office:value="-6.74" calcext:value-type="float">
            <text:p>-6.74</text:p>
          </table:table-cell>
          <table:table-cell office:value-type="float" office:value="3.19" calcext:value-type="float">
            <text:p>3.19</text:p>
          </table:table-cell>
          <table:table-cell office:value-type="float" office:value="1.78" calcext:value-type="float">
            <text:p>1.7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([.Q359]+[.R359])/2" office:value-type="float" office:value="118.5" calcext:value-type="float">
            <text:p>118.5</text:p>
          </table:table-cell>
          <table:table-cell table:formula="of:=([.S359]+[.T359])/2"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5.27" calcext:value-type="float">
            <text:p>-5.27</text:p>
          </table:table-cell>
          <table:table-cell office:value-type="float" office:value="-3.11" calcext:value-type="float">
            <text:p>-3.11</text:p>
          </table:table-cell>
          <table:table-cell office:value-type="float" office:value="1.48" calcext:value-type="float">
            <text:p>1.48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([.Q360]+[.R360])/2" office:value-type="float" office:value="118.5" calcext:value-type="float">
            <text:p>118.5</text:p>
          </table:table-cell>
          <table:table-cell table:formula="of:=([.S360]+[.T360])/2"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([.Q361]+[.R361])/2" office:value-type="float" office:value="119" calcext:value-type="float">
            <text:p>119</text:p>
          </table:table-cell>
          <table:table-cell table:formula="of:=([.S361]+[.T361])/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-0.53" calcext:value-type="float">
            <text:p>-0.53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([.Q362]+[.R362])/2" office:value-type="float" office:value="119" calcext:value-type="float">
            <text:p>119</text:p>
          </table:table-cell>
          <table:table-cell table:formula="of:=([.S362]+[.T362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2.69" calcext:value-type="float">
            <text:p>2.69</text:p>
          </table:table-cell>
          <table:table-cell office:value-type="float" office:value="0.53" calcext:value-type="float">
            <text:p>0.53</text:p>
          </table:table-cell>
          <table:table-cell office:value-type="float" office:value="36.75" calcext:value-type="float">
            <text:p>36.75</text:p>
          </table:table-cell>
          <table:table-cell office:value-type="float" office:value="50.79" calcext:value-type="float">
            <text:p>50.7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Q363]+[.R363])/2" office:value-type="float" office:value="118.5" calcext:value-type="float">
            <text:p>118.5</text:p>
          </table:table-cell>
          <table:table-cell table:formula="of:=([.S363]+[.T363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2.16" calcext:value-type="float">
            <text:p>-2.16</text:p>
          </table:table-cell>
          <table:table-cell office:value-type="float" office:value="2.16" calcext:value-type="float">
            <text:p>2.16</text:p>
          </table:table-cell>
          <table:table-cell office:value-type="float" office:value="-38.16" calcext:value-type="float">
            <text:p>-38.16</text:p>
          </table:table-cell>
          <table:table-cell office:value-type="float" office:value="-56.31" calcext:value-type="float">
            <text:p>-56.3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([.Q364]+[.R364])/2" office:value-type="float" office:value="118" calcext:value-type="float">
            <text:p>118</text:p>
          </table:table-cell>
          <table:table-cell table:formula="of:=([.S364]+[.T364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5.77" calcext:value-type="float">
            <text:p>5.77</text:p>
          </table:table-cell>
          <table:table-cell office:value-type="float" office:value="46.06" calcext:value-type="float">
            <text:p>46.06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'null'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([.Q365]+[.R365])/2" office:value-type="float" office:value="118.5" calcext:value-type="float">
            <text:p>118.5</text:p>
          </table:table-cell>
          <table:table-cell table:formula="of:=([.S365]+[.T365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35.18" calcext:value-type="float">
            <text:p>-35.18</text:p>
          </table:table-cell>
          <table:table-cell office:value-type="float" office:value="-22.41" calcext:value-type="float">
            <text:p>-22.41</text:p>
          </table:table-cell>
          <table:table-cell office:value-type="float" office:value="2.18" calcext:value-type="float">
            <text:p>2.18</text:p>
          </table:table-cell>
          <table:table-cell office:value-type="float" office:value="-29.82" calcext:value-type="float">
            <text:p>-29.8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Q366]+[.R366])/2" office:value-type="float" office:value="116.5" calcext:value-type="float">
            <text:p>116.5</text:p>
          </table:table-cell>
          <table:table-cell table:formula="of:=([.S366]+[.T366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14.55" calcext:value-type="float">
            <text:p>14.55</text:p>
          </table:table-cell>
          <table:table-cell office:value-type="float" office:value="-7.61" calcext:value-type="float">
            <text:p>-7.61</text:p>
          </table:table-cell>
          <table:table-cell office:value-type="float" office:value="-6.28" calcext:value-type="float">
            <text:p>-6.28</text:p>
          </table:table-cell>
          <table:table-cell office:value-type="float" office:value="-11.14" calcext:value-type="float">
            <text:p>-11.14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([.Q367]+[.R367])/2" office:value-type="float" office:value="115.5" calcext:value-type="float">
            <text:p>115.5</text:p>
          </table:table-cell>
          <table:table-cell table:formula="of:=([.S367]+[.T367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3.57" calcext:value-type="float">
            <text:p>-3.57</text:p>
          </table:table-cell>
          <table:table-cell office:value-type="float" office:value="1.8" calcext:value-type="float">
            <text:p>1.8</text:p>
          </table:table-cell>
          <table:table-cell office:value-type="float" office:value="-22.56" calcext:value-type="float">
            <text:p>-22.56</text:p>
          </table:table-cell>
          <table:table-cell office:value-type="float" office:value="-22.9" calcext:value-type="float">
            <text:p>-22.9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([.Q368]+[.R368])/2" office:value-type="float" office:value="113" calcext:value-type="float">
            <text:p>113</text:p>
          </table:table-cell>
          <table:table-cell table:formula="of:=([.S368]+[.T368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4.17" calcext:value-type="float">
            <text:p>-4.17</text:p>
          </table:table-cell>
          <table:table-cell office:value-type="float" office:value="10.08" calcext:value-type="float">
            <text:p>10.08</text:p>
          </table:table-cell>
          <table:table-cell office:value-type="float" office:value="-8.57" calcext:value-type="float">
            <text:p>-8.57</text:p>
          </table:table-cell>
          <table:table-cell office:value-type="float" office:value="-7.41" calcext:value-type="float">
            <text:p>-7.41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([.Q369]+[.R369])/2" office:value-type="float" office:value="111.5" calcext:value-type="float">
            <text:p>111.5</text:p>
          </table:table-cell>
          <table:table-cell table:formula="of:=([.S369]+[.T369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0.48" calcext:value-type="float">
            <text:p>-0.48</text:p>
          </table:table-cell>
          <table:table-cell office:value-type="float" office:value="9.67" calcext:value-type="float">
            <text:p>9.67</text:p>
          </table:table-cell>
          <table:table-cell office:value-type="float" office:value="-12.17" calcext:value-type="float">
            <text:p>-12.17</text:p>
          </table:table-cell>
          <table:table-cell office:value-type="float" office:value="-7.41" calcext:value-type="float">
            <text:p>-7.41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([.Q370]+[.R370])/2" office:value-type="float" office:value="110.5" calcext:value-type="float">
            <text:p>110.5</text:p>
          </table:table-cell>
          <table:table-cell table:formula="of:=([.S370]+[.T370])/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5.52" calcext:value-type="float">
            <text:p>5.52</text:p>
          </table:table-cell>
          <table:table-cell office:value-type="float" office:value="-5.52" calcext:value-type="float">
            <text:p>-5.52</text:p>
          </table:table-cell>
          <table:table-cell office:value-type="float" office:value="0" calcext:value-type="float">
            <text:p>0</text:p>
          </table:table-cell>
          <table:table-cell office:value-type="float" office:value="-2.52" calcext:value-type="float">
            <text:p>-2.5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formula="of:=([.Q371]+[.R371])/2" office:value-type="float" office:value="110" calcext:value-type="float">
            <text:p>110</text:p>
          </table:table-cell>
          <table:table-cell table:formula="of:=([.S371]+[.T371])/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58" calcext:value-type="float">
            <text:p>-3.58</text:p>
          </table:table-cell>
          <table:table-cell office:value-type="float" office:value="2.95" calcext:value-type="float">
            <text:p>2.95</text:p>
          </table:table-cell>
          <table:table-cell office:value-type="float" office:value="3.24" calcext:value-type="float">
            <text:p>3.24</text:p>
          </table:table-cell>
          <table:table-cell office:value-type="float" office:value="5.76" calcext:value-type="float">
            <text:p>5.7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([.Q372]+[.R372])/2" office:value-type="float" office:value="111" calcext:value-type="float">
            <text:p>111</text:p>
          </table:table-cell>
          <table:table-cell table:formula="of:=([.S372]+[.T372])/2"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6.27" calcext:value-type="float">
            <text:p>6.27</text:p>
          </table:table-cell>
          <table:table-cell office:value-type="float" office:value="-1" calcext:value-type="float">
            <text:p>-1</text:p>
          </table:table-cell>
          <table:table-cell office:value-type="float" office:value="-1.89" calcext:value-type="float">
            <text:p>-1.89</text:p>
          </table:table-cell>
          <table:table-cell office:value-type="float" office:value="2.54" calcext:value-type="float">
            <text:p>2.5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([.Q373]+[.R373])/2" office:value-type="float" office:value="112.5" calcext:value-type="float">
            <text:p>112.5</text:p>
          </table:table-cell>
          <table:table-cell table:formula="of:=([.S373]+[.T373])/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4.25" calcext:value-type="float">
            <text:p>-4.25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-2.54" calcext:value-type="float">
            <text:p>-2.5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([.Q374]+[.R374])/2" office:value-type="float" office:value="114" calcext:value-type="float">
            <text:p>114</text:p>
          </table:table-cell>
          <table:table-cell table:formula="of:=([.S374]+[.T374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8" calcext:value-type="float">
            <text:p>-0.48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([.Q375]+[.R375])/2" office:value-type="float" office:value="115" calcext:value-type="float">
            <text:p>115</text:p>
          </table:table-cell>
          <table:table-cell table:formula="of:=([.S375]+[.T375])/2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94" calcext:value-type="float">
            <text:p>4.94</text:p>
          </table:table-cell>
          <table:table-cell office:value-type="float" office:value="-1" calcext:value-type="float">
            <text:p>-1</text:p>
          </table:table-cell>
          <table:table-cell office:value-type="float" office:value="1.95" calcext:value-type="float">
            <text:p>1.95</text:p>
          </table:table-cell>
          <table:table-cell office:value-type="float" office:value="1.48" calcext:value-type="float">
            <text:p>1.48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Q376]+[.R376])/2" office:value-type="float" office:value="116" calcext:value-type="float">
            <text:p>116</text:p>
          </table:table-cell>
          <table:table-cell table:formula="of:=([.S376]+[.T376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-1.95" calcext:value-type="float">
            <text:p>-1.9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Q377]+[.R377])/2" office:value-type="float" office:value="116.5" calcext:value-type="float">
            <text:p>116.5</text:p>
          </table:table-cell>
          <table:table-cell table:formula="of:=([.S377]+[.T377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6.89" calcext:value-type="float">
            <text:p>16.89</text:p>
          </table:table-cell>
          <table:table-cell office:value-type="float" office:value="3.48" calcext:value-type="float">
            <text:p>3.48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([.Q378]+[.R378])/2" office:value-type="float" office:value="118.5" calcext:value-type="float">
            <text:p>118.5</text:p>
          </table:table-cell>
          <table:table-cell table:formula="of:=([.S378]+[.T378])/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19.14" calcext:value-type="float">
            <text:p>-19.14</text:p>
          </table:table-cell>
          <table:table-cell office:value-type="float" office:value="-3.48" calcext:value-type="float">
            <text:p>-3.48</text:p>
          </table:table-cell>
          <table:table-cell office:value-type="float" office:value="17.83" calcext:value-type="float">
            <text:p>17.83</text:p>
          </table:table-cell>
          <table:table-cell office:value-type="float" office:value="30.08" calcext:value-type="float">
            <text:p>30.08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([.Q379]+[.R379])/2" office:value-type="float" office:value="118.5" calcext:value-type="float">
            <text:p>118.5</text:p>
          </table:table-cell>
          <table:table-cell table:formula="of:=([.S379]+[.T379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2.24" calcext:value-type="float">
            <text:p>2.24</text:p>
          </table:table-cell>
          <table:table-cell office:value-type="float" office:value="2.47" calcext:value-type="float">
            <text:p>2.47</text:p>
          </table:table-cell>
          <table:table-cell office:value-type="float" office:value="-14.94" calcext:value-type="float">
            <text:p>-14.94</text:p>
          </table:table-cell>
          <table:table-cell office:value-type="float" office:value="-28.53" calcext:value-type="float">
            <text:p>-28.53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([.Q380]+[.R380])/2" office:value-type="float" office:value="119" calcext:value-type="float">
            <text:p>119</text:p>
          </table:table-cell>
          <table:table-cell table:formula="of:=([.S380]+[.T380])/2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7.51" calcext:value-type="float">
            <text:p>-7.51</text:p>
          </table:table-cell>
          <table:table-cell office:value-type="float" office:value="-4.83" calcext:value-type="float">
            <text:p>-4.83</text:p>
          </table:table-cell>
          <table:table-cell office:value-type="float" office:value="3.17" calcext:value-type="float">
            <text:p>3.17</text:p>
          </table:table-cell>
          <table:table-cell office:value-type="float" office:value="3.92" calcext:value-type="float">
            <text:p>3.92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([.Q381]+[.R381])/2" office:value-type="float" office:value="118.5" calcext:value-type="float">
            <text:p>118.5</text:p>
          </table:table-cell>
          <table:table-cell table:formula="of:=([.S381]+[.T381])/2"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2.46" calcext:value-type="float">
            <text:p>2.46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Q382]+[.R382])/2" office:value-type="float" office:value="118" calcext:value-type="float">
            <text:p>118</text:p>
          </table:table-cell>
          <table:table-cell table:formula="of:=([.S382]+[.T382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.02" calcext:value-type="float">
            <text:p>-1.02</text:p>
          </table:table-cell>
          <table:table-cell office:value-type="float" office:value="2.36" calcext:value-type="float">
            <text:p>2.36</text:p>
          </table:table-cell>
          <table:table-cell office:value-type="float" office:value="-1.25" calcext:value-type="float">
            <text:p>-1.25</text:p>
          </table:table-cell>
          <table:table-cell office:value-type="float" office:value="0.64" calcext:value-type="float">
            <text:p>0.64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([.Q383]+[.R383])/2" office:value-type="float" office:value="117" calcext:value-type="float">
            <text:p>117</text:p>
          </table:table-cell>
          <table:table-cell table:formula="of:=([.S383]+[.T383])/2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3.11" calcext:value-type="float">
            <text:p>3.11</text:p>
          </table:table-cell>
          <table:table-cell office:value-type="float" office:value="1.47" calcext:value-type="float">
            <text:p>1.47</text:p>
          </table:table-cell>
          <table:table-cell office:value-type="float" office:value="-3.51" calcext:value-type="float">
            <text:p>-3.51</text:p>
          </table:table-cell>
          <table:table-cell office:value-type="float" office:value="-3.11" calcext:value-type="float">
            <text:p>-3.11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([.Q384]+[.R384])/2" office:value-type="float" office:value="115" calcext:value-type="float">
            <text:p>115</text:p>
          </table:table-cell>
          <table:table-cell table:formula="of:=([.S384]+[.T384])/2" office:value-type="float" office:value="68.5" calcext:value-type="float">
            <text:p>68.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5.57" calcext:value-type="float">
            <text:p>-5.57</text:p>
          </table:table-cell>
          <table:table-cell office:value-type="float" office:value="-1.47" calcext:value-type="float">
            <text:p>-1.47</text:p>
          </table:table-cell>
          <table:table-cell office:value-type="float" office:value="4.76" calcext:value-type="float">
            <text:p>4.76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([.Q385]+[.R385])/2" office:value-type="float" office:value="114" calcext:value-type="float">
            <text:p>114</text:p>
          </table:table-cell>
          <table:table-cell table:formula="of:=([.S385]+[.T385])/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4.63" calcext:value-type="float">
            <text:p>-4.63</text:p>
          </table:table-cell>
          <table:table-cell office:value-type="float" office:value="4.04" calcext:value-type="float">
            <text:p>4.04</text:p>
          </table:table-cell>
          <table:table-cell office:value-type="float" office:value="5.49" calcext:value-type="float">
            <text:p>5.4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formula="of:=([.Q386]+[.R386])/2" office:value-type="float" office:value="113" calcext:value-type="float">
            <text:p>113</text:p>
          </table:table-cell>
          <table:table-cell table:formula="of:=([.S386]+[.T386])/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.36" calcext:value-type="float">
            <text:p>-2.36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.51" calcext:value-type="float">
            <text:p>1.51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([.Q387]+[.R387])/2" office:value-type="float" office:value="112.5" calcext:value-type="float">
            <text:p>112.5</text:p>
          </table:table-cell>
          <table:table-cell table:formula="of:=([.S387]+[.T387])/2"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5.29" calcext:value-type="float">
            <text:p>-5.29</text:p>
          </table:table-cell>
          <table:table-cell office:value-type="float" office:value="-2.18" calcext:value-type="float">
            <text:p>-2.1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([.Q388]+[.R388])/2" office:value-type="float" office:value="111" calcext:value-type="float">
            <text:p>111</text:p>
          </table:table-cell>
          <table:table-cell table:formula="of:=([.S388]+[.T388])/2" office:value-type="float" office:value="73.5" calcext:value-type="float">
            <text:p>73.5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.26" calcext:value-type="float">
            <text:p>-3.26</text:p>
          </table:table-cell>
          <table:table-cell office:value-type="float" office:value="-4.1" calcext:value-type="float">
            <text:p>-4.1</text:p>
          </table:table-cell>
          <table:table-cell office:value-type="float" office:value="6.68" calcext:value-type="float">
            <text:p>6.68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([.Q389]+[.R389])/2" office:value-type="float" office:value="109" calcext:value-type="float">
            <text:p>109</text:p>
          </table:table-cell>
          <table:table-cell table:formula="of:=([.S389]+[.T389])/2"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0.92" calcext:value-type="float">
            <text:p>0.92</text:p>
          </table:table-cell>
          <table:table-cell office:value-type="float" office:value="1.85" calcext:value-type="float">
            <text:p>1.8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([.Q390]+[.R390])/2" office:value-type="float" office:value="106.5" calcext:value-type="float">
            <text:p>106.5</text:p>
          </table:table-cell>
          <table:table-cell table:formula="of:=([.S390]+[.T390])/2" office:value-type="float" office:value="78.5" calcext:value-type="float">
            <text:p>78.5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33" calcext:value-type="float">
            <text:p>-7.33</text:p>
          </table:table-cell>
          <table:table-cell office:value-type="float" office:value="-9.34" calcext:value-type="float">
            <text:p>-9.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Q391]+[.R391])/2" office:value-type="float" office:value="103.5" calcext:value-type="float">
            <text:p>103.5</text:p>
          </table:table-cell>
          <table:table-cell table:formula="of:=([.S391]+[.T391])/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-2.21" calcext:value-type="float">
            <text:p>-2.21</text:p>
          </table:table-cell>
          <table:table-cell office:value-type="float" office:value="0.54" calcext:value-type="float">
            <text:p>0.54</text:p>
          </table:table-cell>
          <table:table-cell office:value-type="float" office:value="3.28" calcext:value-type="float">
            <text:p>3.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([.Q392]+[.R392])/2" office:value-type="float" office:value="101" calcext:value-type="float">
            <text:p>101</text:p>
          </table:table-cell>
          <table:table-cell table:formula="of:=([.S392]+[.T392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3" calcext:value-type="float">
            <text:p>-1.73</text:p>
          </table:table-cell>
          <table:table-cell office:value-type="float" office:value="0.54" calcext:value-type="float">
            <text:p>0.54</text:p>
          </table:table-cell>
          <table:table-cell office:value-type="float" office:value="-0.54" calcext:value-type="float">
            <text:p>-0.54</text:p>
          </table:table-cell>
          <table:table-cell office:value-type="float" office:value="-2.21" calcext:value-type="float">
            <text:p>-2.2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[.Q393]+[.R393])/2" office:value-type="float" office:value="98.5" calcext:value-type="float">
            <text:p>98.5</text:p>
          </table:table-cell>
          <table:table-cell table:formula="of:=([.S393]+[.T393])/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Q394]+[.R394])/2" office:value-type="float" office:value="97" calcext:value-type="float">
            <text:p>97</text:p>
          </table:table-cell>
          <table:table-cell table:formula="of:=([.S394]+[.T394])/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" calcext:value-type="float">
            <text:p>-0.5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Q395]+[.R395])/2" office:value-type="float" office:value="95.5" calcext:value-type="float">
            <text:p>95.5</text:p>
          </table:table-cell>
          <table:table-cell table:formula="of:=([.S395]+[.T395])/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9" calcext:value-type="float">
            <text:p>-3.99</text:p>
          </table:table-cell>
          <table:table-cell office:value-type="float" office:value="-1.67" calcext:value-type="float">
            <text:p>-1.67</text:p>
          </table:table-cell>
          <table:table-cell table:number-columns-repeated="2" office:value-type="float" office:value="-1.07" calcext:value-type="float">
            <text:p>-1.0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([.Q396]+[.R396])/2" office:value-type="float" office:value="94.5" calcext:value-type="float">
            <text:p>94.5</text:p>
          </table:table-cell>
          <table:table-cell table:formula="of:=([.S396]+[.T396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office:value-type="float" office:value="1.07" calcext:value-type="float">
            <text:p>1.07</text:p>
          </table:table-cell>
          <table:table-cell office:value-type="float" office:value="-1.04" calcext:value-type="float">
            <text:p>-1.04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([.Q397]+[.R397])/2" office:value-type="float" office:value="93.5" calcext:value-type="float">
            <text:p>93.5</text:p>
          </table:table-cell>
          <table:table-cell table:formula="of:=([.S397]+[.T397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  <table:table-cell office:value-type="float" office:value="1.04" calcext:value-type="float">
            <text:p>1.04</text:p>
          </table:table-cell>
          <table:table-cell office:value-type="float" office:value="-2.63" calcext:value-type="float">
            <text:p>-2.63</text:p>
          </table:table-cell>
          <table:table-cell office:value-type="float" office:value="-0.51" calcext:value-type="float">
            <text:p>-0.5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([.Q398]+[.R398])/2" office:value-type="float" office:value="93" calcext:value-type="float">
            <text:p>93</text:p>
          </table:table-cell>
          <table:table-cell table:formula="of:=([.S398]+[.T398])/2"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.07" calcext:value-type="float">
            <text:p>-1.07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Q399]+[.R399])/2" office:value-type="float" office:value="92.5" calcext:value-type="float">
            <text:p>92.5</text:p>
          </table:table-cell>
          <table:table-cell table:formula="of:=([.S399]+[.T399])/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1.04" calcext:value-type="float">
            <text:p>-1.04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([.Q400]+[.R400])/2" office:value-type="float" office:value="92" calcext:value-type="float">
            <text:p>92</text:p>
          </table:table-cell>
          <table:table-cell table:formula="of:=([.S400]+[.T400])/2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5.8" calcext:value-type="float">
            <text:p>-5.8</text:p>
          </table:table-cell>
          <table:table-cell office:value-type="float" office:value="-7.06" calcext:value-type="float">
            <text:p>-7.06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Q401]+[.R401])/2" office:value-type="float" office:value="90" calcext:value-type="float">
            <text:p>90</text:p>
          </table:table-cell>
          <table:table-cell table:formula="of:=([.S401]+[.T401])/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6.11" calcext:value-type="float">
            <text:p>36.11</text:p>
          </table:table-cell>
          <table:table-cell office:value-type="float" office:value="7.58" calcext:value-type="float">
            <text:p>7.58</text:p>
          </table:table-cell>
          <table:table-cell office:value-type="float" office:value="4.76" calcext:value-type="float">
            <text:p>4.76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([.Q402]+[.R402])/2" office:value-type="float" office:value="89.5" calcext:value-type="float">
            <text:p>89.5</text:p>
          </table:table-cell>
          <table:table-cell table:formula="of:=([.S402]+[.T402])/2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42.78" calcext:value-type="float">
            <text:p>-42.78</text:p>
          </table:table-cell>
          <table:table-cell office:value-type="float" office:value="-15.44" calcext:value-type="float">
            <text:p>-15.44</text:p>
          </table:table-cell>
          <table:table-cell office:value-type="float" office:value="-3.03" calcext:value-type="float">
            <text:p>-3.03</text:p>
          </table:table-cell>
          <table:table-cell office:value-type="float" office:value="-1.8" calcext:value-type="float">
            <text:p>-1.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Q403]+[.R403])/2" office:value-type="float" office:value="87" calcext:value-type="float">
            <text:p>87</text:p>
          </table:table-cell>
          <table:table-cell table:formula="of:=([.S403]+[.T403])/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1.51" calcext:value-type="float">
            <text:p>-1.51</text:p>
          </table:table-cell>
          <table:table-cell office:value-type="float" office:value="-5.3" calcext:value-type="float">
            <text:p>-5.3</text:p>
          </table:table-cell>
          <table:table-cell table:number-columns-repeated="2" office:value-type="float" office:value="5.59" calcext:value-type="float">
            <text:p>5.5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([.Q404]+[.R404])/2" office:value-type="float" office:value="83.5" calcext:value-type="float">
            <text:p>83.5</text:p>
          </table:table-cell>
          <table:table-cell table:formula="of:=([.S404]+[.T404])/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6.75" calcext:value-type="float">
            <text:p>-6.75</text:p>
          </table:table-cell>
          <table:table-cell office:value-type="float" office:value="-1.21" calcext:value-type="float">
            <text:p>-1.21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formula="of:=([.Q405]+[.R405])/2" office:value-type="float" office:value="79" calcext:value-type="float">
            <text:p>79</text:p>
          </table:table-cell>
          <table:table-cell table:formula="of:=([.S405]+[.T405])/2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74.75" calcext:value-type="float">
            <text:p>74.75</text:p>
          </table:table-cell>
          <table:table-cell office:value-type="float" office:value="48.68" calcext:value-type="float">
            <text:p>48.68</text:p>
          </table:table-cell>
          <table:table-cell office:value-type="float" office:value="-3.95" calcext:value-type="float">
            <text:p>-3.95</text:p>
          </table:table-cell>
          <table:table-cell office:value-type="float" office:value="-2.56" calcext:value-type="float">
            <text:p>-2.56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([.Q406]+[.R406])/2" office:value-type="float" office:value="77" calcext:value-type="float">
            <text:p>77</text:p>
          </table:table-cell>
          <table:table-cell table:formula="of:=([.S406]+[.T406])/2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68.74" calcext:value-type="float">
            <text:p>-68.74</text:p>
          </table:table-cell>
          <table:table-cell office:value-type="float" office:value="-49.27" calcext:value-type="float">
            <text:p>-49.2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[.Q407]+[.R407])/2" office:value-type="float" office:value="74.5" calcext:value-type="float">
            <text:p>74.5</text:p>
          </table:table-cell>
          <table:table-cell table:formula="of:=([.S407]+[.T407])/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9.52" calcext:value-type="float">
            <text:p>-9.52</text:p>
          </table:table-cell>
          <table:table-cell office:value-type="float" office:value="-9.12" calcext:value-type="float">
            <text:p>-9.12</text:p>
          </table:table-cell>
          <table:table-cell office:value-type="float" office:value="6.04" calcext:value-type="float">
            <text:p>6.04</text:p>
          </table:table-cell>
          <table:table-cell office:value-type="float" office:value="1.94" calcext:value-type="float">
            <text:p>1.9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([.Q408]+[.R408])/2" office:value-type="float" office:value="70.5" calcext:value-type="float">
            <text:p>70.5</text:p>
          </table:table-cell>
          <table:table-cell table:formula="of:=([.S408]+[.T408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.29" calcext:value-type="float">
            <text:p>-1.29</text:p>
          </table:table-cell>
          <table:table-cell office:value-type="float" office:value="2.18" calcext:value-type="float">
            <text:p>2.18</text:p>
          </table:table-cell>
          <table:table-cell office:value-type="float" office:value="4.1" calcext:value-type="float">
            <text:p>4.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Q409]+[.R409])/2" office:value-type="float" office:value="65.5" calcext:value-type="float">
            <text:p>65.5</text:p>
          </table:table-cell>
          <table:table-cell table:formula="of:=([.S409]+[.T409])/2"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-2.09" calcext:value-type="float">
            <text:p>-2.0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formula="of:=([.Q410]+[.R410])/2" office:value-type="float" office:value="63" calcext:value-type="float">
            <text:p>63</text:p>
          </table:table-cell>
          <table:table-cell table:formula="of:=([.S410]+[.T410])/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0.99" calcext:value-type="float">
            <text:p>-10.99</text:p>
          </table:table-cell>
          <table:table-cell office:value-type="float" office:value="1.29" calcext:value-type="float">
            <text:p>1.29</text:p>
          </table:table-cell>
          <table:table-cell office:value-type="float" office:value="-4.44" calcext:value-type="float">
            <text:p>-4.44</text:p>
          </table:table-cell>
          <table:table-cell office:value-type="float" office:value="2.09" calcext:value-type="float">
            <text:p>2.0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([.Q411]+[.R411])/2" office:value-type="float" office:value="61" calcext:value-type="float">
            <text:p>61</text:p>
          </table:table-cell>
          <table:table-cell table:formula="of:=([.S411]+[.T411])/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-0.85" calcext:value-type="float">
            <text:p>-0.8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table:formula="of:=([.Q412]+[.R412])/2" office:value-type="float" office:value="60" calcext:value-type="float">
            <text:p>60</text:p>
          </table:table-cell>
          <table:table-cell table:formula="of:=([.S412]+[.T412])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18" calcext:value-type="float">
            <text:p>-1.18</text:p>
          </table:table-cell>
          <table:table-cell office:value-type="float" office:value="-1.29" calcext:value-type="float">
            <text:p>-1.29</text:p>
          </table:table-cell>
          <table:table-cell office:value-type="float" office:value="-2.27" calcext:value-type="float">
            <text:p>-2.27</text:p>
          </table:table-cell>
          <table:table-cell office:value-type="float" office:value="0.85" calcext:value-type="float">
            <text:p>0.8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formula="of:=([.Q413]+[.R413])/2" office:value-type="float" office:value="57.5" calcext:value-type="float">
            <text:p>57.5</text:p>
          </table:table-cell>
          <table:table-cell table:formula="of:=([.S413]+[.T413])/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([.Q414]+[.R414])/2" office:value-type="float" office:value="57" calcext:value-type="float">
            <text:p>57</text:p>
          </table:table-cell>
          <table:table-cell table:formula="of:=([.S414]+[.T414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18" calcext:value-type="float">
            <text:p>-1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7" calcext:value-type="float">
            <text:p>-4.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formula="of:=([.Q415]+[.R415])/2" office:value-type="float" office:value="57" calcext:value-type="float">
            <text:p>57</text:p>
          </table:table-cell>
          <table:table-cell table:formula="of:=([.S415]+[.T415])/2"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office:value-type="float" office:value="-2.52" calcext:value-type="float">
            <text:p>-2.52</text:p>
          </table:table-cell>
          <table:table-cell office:value-type="float" office:value="2.27" calcext:value-type="float">
            <text:p>2.27</text:p>
          </table:table-cell>
          <table:table-cell office:value-type="float" office:value="4.27" calcext:value-type="float">
            <text:p>4.2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([.Q416]+[.R416])/2" office:value-type="float" office:value="56.5" calcext:value-type="float">
            <text:p>56.5</text:p>
          </table:table-cell>
          <table:table-cell table:formula="of:=([.S416]+[.T416])/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.63" calcext:value-type="float">
            <text:p>-1.63</text:p>
          </table:table-cell>
          <table:table-cell office:value-type="float" office:value="2.96" calcext:value-type="float">
            <text:p>2.96</text:p>
          </table:table-cell>
          <table:table-cell office:value-type="float" office:value="-1.82" calcext:value-type="float">
            <text:p>-1.8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formula="of:=([.Q417]+[.R417])/2" office:value-type="float" office:value="56.5" calcext:value-type="float">
            <text:p>56.5</text:p>
          </table:table-cell>
          <table:table-cell table:formula="of:=([.S417]+[.T417])/2"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-0.44" calcext:value-type="float">
            <text:p>-0.44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formula="of:=([.Q418]+[.R418])/2" office:value-type="float" office:value="56.5" calcext:value-type="float">
            <text:p>56.5</text:p>
          </table:table-cell>
          <table:table-cell table:formula="of:=([.S418]+[.T418])/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-2.36" calcext:value-type="float">
            <text:p>-2.36</text:p>
          </table:table-cell>
          <table:table-cell office:value-type="float" office:value="2.27" calcext:value-type="float">
            <text:p>2.2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([.Q419]+[.R419])/2" office:value-type="float" office:value="57.5" calcext:value-type="float">
            <text:p>57.5</text:p>
          </table:table-cell>
          <table:table-cell table:formula="of:=([.S419]+[.T419])/2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32.15" calcext:value-type="float">
            <text:p>32.15</text:p>
          </table:table-cell>
          <table:table-cell office:value-type="float" office:value="14.91" calcext:value-type="float">
            <text:p>14.91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formula="of:=([.Q420]+[.R420])/2" office:value-type="float" office:value="58.5" calcext:value-type="float">
            <text:p>58.5</text:p>
          </table:table-cell>
          <table:table-cell table:formula="of:=([.S420]+[.T420])/2"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28.28" calcext:value-type="float">
            <text:p>-28.28</text:p>
          </table:table-cell>
          <table:table-cell office:value-type="float" office:value="-1.45" calcext:value-type="float">
            <text:p>-1.45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formula="of:=([.Q421]+[.R421])/2" office:value-type="float" office:value="60.5" calcext:value-type="float">
            <text:p>60.5</text:p>
          </table:table-cell>
          <table:table-cell table:formula="of:=([.S421]+[.T421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-2.36" calcext:value-type="float">
            <text:p>-2.36</text:p>
          </table:table-cell>
          <table:table-cell office:value-type="float" office:value="-2.27" calcext:value-type="float">
            <text:p>-2.2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formula="of:=([.Q422]+[.R422])/2" office:value-type="float" office:value="63.5" calcext:value-type="float">
            <text:p>63.5</text:p>
          </table:table-cell>
          <table:table-cell table:formula="of:=([.S422]+[.T422])/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4.43" calcext:value-type="float">
            <text:p>4.43</text:p>
          </table:table-cell>
          <table:table-cell office:value-type="float" office:value="-25.34" calcext:value-type="float">
            <text:p>-25.34</text:p>
          </table:table-cell>
          <table:table-cell office:value-type="float" office:value="-4.44" calcext:value-type="float">
            <text:p>-4.44</text:p>
          </table:table-cell>
          <table:table-cell office:value-type="float" office:value="-2.18" calcext:value-type="float">
            <text:p>-2.1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formula="of:=([.Q423]+[.R423])/2" office:value-type="float" office:value="65" calcext:value-type="float">
            <text:p>65</text:p>
          </table:table-cell>
          <table:table-cell table:formula="of:=([.S423]+[.T423])/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.69" calcext:value-type="float">
            <text:p>7.69</text:p>
          </table:table-cell>
          <table:table-cell office:value-type="float" office:value="12.86" calcext:value-type="float">
            <text:p>12.86</text:p>
          </table:table-cell>
          <table:table-cell table:number-columns-repeated="2" office:value-type="float" office:value="-7.9" calcext:value-type="float">
            <text:p>-7.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([.Q424]+[.R424])/2" office:value-type="float" office:value="68" calcext:value-type="float">
            <text:p>68</text:p>
          </table:table-cell>
          <table:table-cell table:formula="of:=([.S424]+[.T424])/2" office:value-type="float" office:value="107.5" calcext:value-type="float">
            <text:p>107.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0.61" calcext:value-type="float">
            <text:p>10.61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-3.53" calcext:value-type="float">
            <text:p>-3.53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formula="of:=([.Q425]+[.R425])/2" office:value-type="float" office:value="72.5" calcext:value-type="float">
            <text:p>72.5</text:p>
          </table:table-cell>
          <table:table-cell table:formula="of:=([.S425]+[.T425])/2"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.7" calcext:value-type="float">
            <text:p>-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Q426]+[.R426])/2" office:value-type="float" office:value="74" calcext:value-type="float">
            <text:p>74</text:p>
          </table:table-cell>
          <table:table-cell table:formula="of:=([.S426]+[.T426])/2" office:value-type="float" office:value="102.5" calcext:value-type="float">
            <text:p>102.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.63" calcext:value-type="float">
            <text:p>-1.63</text:p>
          </table:table-cell>
          <table:table-cell table:number-columns-repeated="2" office:value-type="float" office:value="1.73" calcext:value-type="float">
            <text:p>1.7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([.Q427]+[.R427])/2" office:value-type="float" office:value="76" calcext:value-type="float">
            <text:p>76</text:p>
          </table:table-cell>
          <table:table-cell table:formula="of:=([.S427]+[.T427])/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89" calcext:value-type="float">
            <text:p>8.89</text:p>
          </table:table-cell>
          <table:table-cell office:value-type="float" office:value="3.33" calcext:value-type="float">
            <text:p>3.33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([.Q428]+[.R428])/2" office:value-type="float" office:value="78" calcext:value-type="float">
            <text:p>78</text:p>
          </table:table-cell>
          <table:table-cell table:formula="of:=([.S428]+[.T428])/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float" office:value="4.1" calcext:value-type="float">
            <text:p>4.1</text:p>
          </table:table-cell>
          <table:table-cell office:value-type="float" office:value="-5.59" calcext:value-type="float">
            <text:p>-5.59</text:p>
          </table:table-cell>
          <table:table-cell office:value-type="float" office:value="0.59" calcext:value-type="float">
            <text:p>0.5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([.Q429]+[.R429])/2" office:value-type="float" office:value="81.5" calcext:value-type="float">
            <text:p>81.5</text:p>
          </table:table-cell>
          <table:table-cell table:formula="of:=([.S429]+[.T429])/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-0.48" calcext:value-type="float">
            <text:p>-0.48</text:p>
          </table:table-cell>
          <table:table-cell office:value-type="float" office:value="1.46" calcext:value-type="float">
            <text:p>1.46</text:p>
          </table:table-cell>
          <table:table-cell office:value-type="float" office:value="-0.59" calcext:value-type="float">
            <text:p>-0.5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([.Q430]+[.R430])/2" office:value-type="float" office:value="83.5" calcext:value-type="float">
            <text:p>83.5</text:p>
          </table:table-cell>
          <table:table-cell table:formula="of:=([.S430]+[.T430])/2"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93" calcext:value-type="float">
            <text:p>-1.93</text:p>
          </table:table-cell>
          <table:table-cell office:value-type="float" office:value="-3.4" calcext:value-type="float">
            <text:p>-3.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([.Q431]+[.R431])/2" office:value-type="float" office:value="83.5" calcext:value-type="float">
            <text:p>83.5</text:p>
          </table:table-cell>
          <table:table-cell table:formula="of:=([.S431]+[.T431])/2" office:value-type="float" office:value="92.5" calcext:value-type="float">
            <text:p>92.5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1.93" calcext:value-type="float">
            <text:p>1.93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([.Q432]+[.R432])/2" office:value-type="float" office:value="84.5" calcext:value-type="float">
            <text:p>84.5</text:p>
          </table:table-cell>
          <table:table-cell table:formula="of:=([.S432]+[.T432])/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-5.59" calcext:value-type="float">
            <text:p>-5.5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([.Q433]+[.R433])/2" office:value-type="float" office:value="85.5" calcext:value-type="float">
            <text:p>85.5</text:p>
          </table:table-cell>
          <table:table-cell table:formula="of:=([.S433]+[.T433])/2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0.92" calcext:value-type="float">
            <text:p>-0.92</text:p>
          </table:table-cell>
          <table:table-cell office:value-type="float" office:value="-1.46" calcext:value-type="float">
            <text:p>-1.46</text:p>
          </table:table-cell>
          <table:table-cell office:value-type="float" office:value="1.46" calcext:value-type="float">
            <text:p>1.46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formula="of:=([.Q434]+[.R434])/2" office:value-type="float" office:value="85.5" calcext:value-type="float">
            <text:p>85.5</text:p>
          </table:table-cell>
          <table:table-cell table:formula="of:=([.S434]+[.T434])/2" office:value-type="float" office:value="89.5" calcext:value-type="float">
            <text:p>89.5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3.78" calcext:value-type="float">
            <text:p>-3.7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([.Q435]+[.R435])/2" office:value-type="float" office:value="85" calcext:value-type="float">
            <text:p>85</text:p>
          </table:table-cell>
          <table:table-cell table:formula="of:=([.S435]+[.T435])/2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([.Q436]+[.R436])/2" office:value-type="float" office:value="85" calcext:value-type="float">
            <text:p>85</text:p>
          </table:table-cell>
          <table:table-cell table:formula="of:=([.S436]+[.T436])/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1.77" calcext:value-type="float">
            <text:p>-1.77</text:p>
          </table:table-cell>
          <table:table-cell table:number-columns-repeated="2" office:value-type="float" office:value="-0.94" calcext:value-type="float">
            <text:p>-0.9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([.Q437]+[.R437])/2" office:value-type="float" office:value="85" calcext:value-type="float">
            <text:p>85</text:p>
          </table:table-cell>
          <table:table-cell table:formula="of:=([.S437]+[.T437])/2" office:value-type="float" office:value="86.5" calcext:value-type="float">
            <text:p>86.5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0.94" calcext:value-type="float">
            <text:p>0.94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Q438]+[.R438])/2" office:value-type="float" office:value="84.5" calcext:value-type="float">
            <text:p>84.5</text:p>
          </table:table-cell>
          <table:table-cell table:formula="of:=([.S438]+[.T438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Q439]+[.R439])/2" office:value-type="float" office:value="84.5" calcext:value-type="float">
            <text:p>84.5</text:p>
          </table:table-cell>
          <table:table-cell table:formula="of:=([.S439]+[.T439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([.Q440]+[.R440])/2" office:value-type="float" office:value="84" calcext:value-type="float">
            <text:p>84</text:p>
          </table:table-cell>
          <table:table-cell table:formula="of:=([.S440]+[.T440])/2" office:value-type="float" office:value="85.5" calcext:value-type="float">
            <text:p>85.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([.Q441]+[.R441])/2" office:value-type="float" office:value="84" calcext:value-type="float">
            <text:p>84</text:p>
          </table:table-cell>
          <table:table-cell table:formula="of:=([.S441]+[.T441])/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2.3" calcext:value-type="float">
            <text:p>2.3</text:p>
          </table:table-cell>
          <table:table-cell office:value-type="float" office:value="-1.77" calcext:value-type="float">
            <text:p>-1.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([.Q442]+[.R442])/2" office:value-type="float" office:value="83.5" calcext:value-type="float">
            <text:p>83.5</text:p>
          </table:table-cell>
          <table:table-cell table:formula="of:=([.S442]+[.T442])/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-3.47" calcext:value-type="float">
            <text:p>-3.47</text:p>
          </table:table-cell>
          <table:table-cell office:value-type="float" office:value="-3.62" calcext:value-type="float">
            <text:p>-3.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Q443]+[.R443])/2" office:value-type="float" office:value="83" calcext:value-type="float">
            <text:p>83</text:p>
          </table:table-cell>
          <table:table-cell table:formula="of:=([.S443]+[.T443])/2" office:value-type="float" office:value="84.5" calcext:value-type="float">
            <text:p>84.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.77" calcext:value-type="float">
            <text:p>1.7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Q444]+[.R444])/2" office:value-type="float" office:value="82.5" calcext:value-type="float">
            <text:p>82.5</text:p>
          </table:table-cell>
          <table:table-cell table:formula="of:=([.S444]+[.T444])/2"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5.32" calcext:value-type="float">
            <text:p>5.32</text:p>
          </table:table-cell>
          <table:table-cell office:value-type="float" office:value="-0.45" calcext:value-type="float">
            <text:p>-0.45</text:p>
          </table:table-cell>
          <table:table-cell office:value-type="float" office:value="-1.77" calcext:value-type="float">
            <text:p>-1.7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Q445]+[.R445])/2" office:value-type="float" office:value="82.5" calcext:value-type="float">
            <text:p>82.5</text:p>
          </table:table-cell>
          <table:table-cell table:formula="of:=([.S445]+[.T445])/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3.74" calcext:value-type="float">
            <text:p>23.74</text:p>
          </table:table-cell>
          <table:table-cell office:value-type="float" office:value="50.97" calcext:value-type="float">
            <text:p>50.97</text:p>
          </table:table-cell>
          <table:table-cell office:value-type="float" office:value="31.29" calcext:value-type="float">
            <text:p>31.29</text:p>
          </table:table-cell>
          <table:table-cell office:value-type="float" office:value="27.78" calcext:value-type="float">
            <text:p>27.7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([.Q446]+[.R446])/2" office:value-type="float" office:value="82.5" calcext:value-type="float">
            <text:p>82.5</text:p>
          </table:table-cell>
          <table:table-cell table:formula="of:=([.S446]+[.T446])/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-25.51" calcext:value-type="float">
            <text:p>-25.51</text:p>
          </table:table-cell>
          <table:table-cell office:value-type="float" office:value="-54.6" calcext:value-type="float">
            <text:p>-54.6</text:p>
          </table:table-cell>
          <table:table-cell office:value-type="float" office:value="-30.84" calcext:value-type="float">
            <text:p>-30.84</text:p>
          </table:table-cell>
          <table:table-cell office:value-type="float" office:value="-27.78" calcext:value-type="float">
            <text:p>-27.7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([.Q447]+[.R447])/2" office:value-type="float" office:value="82.5" calcext:value-type="float">
            <text:p>82.5</text:p>
          </table:table-cell>
          <table:table-cell table:formula="of:=([.S447]+[.T447])/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0.61" calcext:value-type="float">
            <text:p>-10.61</text:p>
          </table:table-cell>
          <table:table-cell office:value-type="float" office:value="10.23" calcext:value-type="float">
            <text:p>10.23</text:p>
          </table:table-cell>
          <table:table-cell office:value-type="float" office:value="3.78" calcext:value-type="float">
            <text:p>3.78</text:p>
          </table:table-cell>
          <table:table-cell office:value-type="float" office:value="3.62" calcext:value-type="float">
            <text:p>3.62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([.Q448]+[.R448])/2" office:value-type="float" office:value="82" calcext:value-type="float">
            <text:p>82</text:p>
          </table:table-cell>
          <table:table-cell table:formula="of:=([.S448]+[.T448])/2"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9.24" calcext:value-type="float">
            <text:p>-9.24</text:p>
          </table:table-cell>
          <table:table-cell office:value-type="float" office:value="-31.55" calcext:value-type="float">
            <text:p>-31.55</text:p>
          </table:table-cell>
          <table:table-cell office:value-type="float" office:value="6.35" calcext:value-type="float">
            <text:p>6.35</text:p>
          </table:table-cell>
          <table:table-cell office:value-type="float" office:value="10.01" calcext:value-type="float">
            <text:p>10.0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([.Q449]+[.R449])/2" office:value-type="float" office:value="78.5" calcext:value-type="float">
            <text:p>78.5</text:p>
          </table:table-cell>
          <table:table-cell table:formula="of:=([.S449]+[.T449])/2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36.01" calcext:value-type="float">
            <text:p>36.01</text:p>
          </table:table-cell>
          <table:table-cell office:value-type="float" office:value="46.09" calcext:value-type="float">
            <text:p>46.09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([.Q450]+[.R450])/2" office:value-type="float" office:value="78" calcext:value-type="float">
            <text:p>78</text:p>
          </table:table-cell>
          <table:table-cell table:formula="of:=([.S450]+[.T450])/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45.08" calcext:value-type="float">
            <text:p>-45.08</text:p>
          </table:table-cell>
          <table:table-cell office:value-type="float" office:value="-48.41" calcext:value-type="float">
            <text:p>-48.41</text:p>
          </table:table-cell>
          <table:table-cell office:value-type="float" office:value="-1.94" calcext:value-type="float">
            <text:p>-1.94</text:p>
          </table:table-cell>
          <table:table-cell office:value-type="float" office:value="1.8" calcext:value-type="float">
            <text:p>1.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([.Q451]+[.R451])/2" office:value-type="float" office:value="71" calcext:value-type="float">
            <text:p>71</text:p>
          </table:table-cell>
          <table:table-cell table:formula="of:=([.S451]+[.T451])/2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.55" calcext:value-type="float">
            <text:p>3.55</text:p>
          </table:table-cell>
          <table:table-cell office:value-type="float" office:value="-4.15" calcext:value-type="float">
            <text:p>-4.15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([.Q452]+[.R452])/2" office:value-type="float" office:value="67.5" calcext:value-type="float">
            <text:p>67.5</text:p>
          </table:table-cell>
          <table:table-cell table:formula="of:=([.S452]+[.T452])/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0.92" calcext:value-type="float">
            <text:p>30.92</text:p>
          </table:table-cell>
          <table:table-cell office:value-type="float" office:value="-1.13" calcext:value-type="float">
            <text:p>-1.13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formula="of:=([.Q453]+[.R453])/2" office:value-type="float" office:value="62.5" calcext:value-type="float">
            <text:p>62.5</text:p>
          </table:table-cell>
          <table:table-cell table:formula="of:=([.S453]+[.T453])/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34.47" calcext:value-type="float">
            <text:p>-34.47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([.Q454]+[.R454])/2" office:value-type="float" office:value="57" calcext:value-type="float">
            <text:p>57</text:p>
          </table:table-cell>
          <table:table-cell table:formula="of:=([.S454]+[.T454])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34.47" calcext:value-type="float">
            <text:p>34.47</text:p>
          </table:table-cell>
          <table:table-cell office:value-type="float" office:value="-2.42" calcext:value-type="float">
            <text:p>-2.42</text:p>
          </table:table-cell>
          <table:table-cell office:value-type="float" office:value="-2.01" calcext:value-type="float">
            <text:p>-2.01</text:p>
          </table:table-cell>
          <table:table-cell office:value-type="float" office:value="-1.94" calcext:value-type="float">
            <text:p>-1.94</text:p>
          </table:table-cell>
          <table:table-cell office:value-type="string" calcext:value-type="string">
            <text:p>'null'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formula="of:=([.Q455]+[.R455])/2" office:value-type="float" office:value="55.5" calcext:value-type="float">
            <text:p>55.5</text:p>
          </table:table-cell>
          <table:table-cell table:formula="of:=([.S455]+[.T455])/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.11</text:p>
          </table:table-cell>
          <table:table-cell office:value-type="float" office:value="39.68" calcext:value-type="float">
            <text:p>39.68</text:p>
          </table:table-cell>
          <table:table-cell office:value-type="float" office:value="64.1" calcext:value-type="float">
            <text:p>64.1</text:p>
          </table:table-cell>
          <table:table-cell office:value-type="float" office:value="56.23" calcext:value-type="float">
            <text:p>56.2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table:formula="of:=([.Q456]+[.R456])/2" office:value-type="float" office:value="55.5" calcext:value-type="float">
            <text:p>55.5</text:p>
          </table:table-cell>
          <table:table-cell table:formula="of:=([.S456]+[.T456])/2"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5.26" calcext:value-type="float">
            <text:p>5.26</text:p>
          </table:table-cell>
          <table:table-cell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formula="of:=([.Q457]+[.R457])/2" office:value-type="float" office:value="55" calcext:value-type="float">
            <text:p>55</text:p>
          </table:table-cell>
          <table:table-cell table:formula="of:=([.S457]+[.T457])/2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-41.77" calcext:value-type="float">
            <text:p>-41.77</text:p>
          </table:table-cell>
          <table:table-cell office:value-type="float" office:value="-41.63" calcext:value-type="float">
            <text:p>-41.63</text:p>
          </table:table-cell>
          <table:table-cell office:value-type="float" office:value="-71.43" calcext:value-type="float">
            <text:p>-71.43</text:p>
          </table:table-cell>
          <table:table-cell office:value-type="float" office:value="-76.51" calcext:value-type="float">
            <text:p>-76.5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table:formula="of:=([.Q458]+[.R458])/2" office:value-type="float" office:value="57.5" calcext:value-type="float">
            <text:p>57.5</text:p>
          </table:table-cell>
          <table:table-cell table:formula="of:=([.S458]+[.T458])/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-40" calcext:value-type="float">
            <text:p>-40</text:p>
          </table:table-cell>
          <table:table-cell office:value-type="float" office:value="34.07" calcext:value-type="float">
            <text:p>34.07</text:p>
          </table:table-cell>
          <table:table-cell office:value-type="float" office:value="56.17" calcext:value-type="float">
            <text:p>56.17</text:p>
          </table:table-cell>
          <table:table-cell office:value-type="float" office:value="-30.2" calcext:value-type="float">
            <text:p>-30.2</text:p>
          </table:table-cell>
          <table:table-cell office:value-type="float" office:value="-16.14" calcext:value-type="float">
            <text:p>-16.1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formula="of:=([.Q459]+[.R459])/2" office:value-type="float" office:value="58.5" calcext:value-type="float">
            <text:p>58.5</text:p>
          </table:table-cell>
          <table:table-cell table:formula="of:=([.S459]+[.T459])/2"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-37" calcext:value-type="float">
            <text:p>-37</text:p>
          </table:table-cell>
          <table:table-cell office:value-type="float" office:value="13.55" calcext:value-type="float">
            <text:p>13.55</text:p>
          </table:table-cell>
          <table:table-cell office:value-type="float" office:value="-28.19" calcext:value-type="float">
            <text:p>-28.19</text:p>
          </table:table-cell>
          <table:table-cell office:value-type="float" office:value="43.07" calcext:value-type="float">
            <text:p>43.07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([.Q460]+[.R460])/2" office:value-type="float" office:value="61.5" calcext:value-type="float">
            <text:p>61.5</text:p>
          </table:table-cell>
          <table:table-cell table:formula="of:=([.S460]+[.T460])/2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17.54" calcext:value-type="float">
            <text:p>-17.54</text:p>
          </table:table-cell>
          <table:table-cell office:value-type="float" office:value="21.92" calcext:value-type="float">
            <text:p>21.92</text:p>
          </table:table-cell>
          <table:table-cell office:value-type="float" office:value="-66.44" calcext:value-type="float">
            <text:p>-66.44</text:p>
          </table:table-cell>
          <table:table-cell office:value-type="float" office:value="13.16" calcext:value-type="float">
            <text:p>13.1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table:formula="of:=([.Q461]+[.R461])/2" office:value-type="float" office:value="64" calcext:value-type="float">
            <text:p>64</text:p>
          </table:table-cell>
          <table:table-cell table:formula="of:=([.S461]+[.T461])/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3.99" calcext:value-type="float">
            <text:p>3.99</text:p>
          </table:table-cell>
          <table:table-cell office:value-type="float" office:value="-26.05" calcext:value-type="float">
            <text:p>-26.05</text:p>
          </table:table-cell>
          <table:table-cell office:value-type="float" office:value="3.53" calcext:value-type="float">
            <text:p>3.53</text:p>
          </table:table-cell>
          <table:table-cell office:value-type="float" office:value="-35.71" calcext:value-type="float">
            <text:p>-35.7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formula="of:=([.Q462]+[.R462])/2" office:value-type="float" office:value="64" calcext:value-type="float">
            <text:p>64</text:p>
          </table:table-cell>
          <table:table-cell table:formula="of:=([.S462]+[.T462])/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10.6" calcext:value-type="float">
            <text:p>-10.6</text:p>
          </table:table-cell>
          <table:table-cell office:value-type="float" office:value="-2.87" calcext:value-type="float">
            <text:p>-2.87</text:p>
          </table:table-cell>
          <table:table-cell office:value-type="float" office:value="33.23" calcext:value-type="float">
            <text:p>33.23</text:p>
          </table:table-cell>
          <table:table-cell office:value-type="float" office:value="5.71" calcext:value-type="float">
            <text:p>5.7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formula="of:=([.Q463]+[.R463])/2" office:value-type="float" office:value="64" calcext:value-type="float">
            <text:p>64</text:p>
          </table:table-cell>
          <table:table-cell table:formula="of:=([.S463]+[.T463])/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11.81" calcext:value-type="float">
            <text:p>11.81</text:p>
          </table:table-cell>
          <table:table-cell office:value-type="float" office:value="4.89" calcext:value-type="float">
            <text:p>4.89</text:p>
          </table:table-cell>
          <table:table-cell office:value-type="float" office:value="-25.1" calcext:value-type="float">
            <text:p>-25.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([.Q464]+[.R464])/2" office:value-type="string" office:string-value="" calcext:value-type="error">
            <text:p>#VALUE!</text:p>
          </table:table-cell>
          <table:table-cell table:formula="of:=([.S464]+[.T464])/2"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3.53" calcext:value-type="float">
            <text:p>-3.53</text:p>
          </table:table-cell>
          <table:table-cell office:value-type="float" office:value="7.86" calcext:value-type="float">
            <text:p>7.86</text:p>
          </table:table-cell>
          <table:table-cell office:value-type="float" office:value="-3.95" calcext:value-type="float">
            <text:p>-3.95</text:p>
          </table:table-cell>
          <table:table-cell office:value-type="float" office:value="-5.46" calcext:value-type="float">
            <text:p>-5.4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([.Q465]+[.R465])/2" office:value-type="string" office:string-value="" calcext:value-type="error">
            <text:p>#VALUE!</text:p>
          </table:table-cell>
          <table:table-cell table:formula="of:=([.S465]+[.T465])/2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2.32" calcext:value-type="float">
            <text:p>2.32</text:p>
          </table:table-cell>
          <table:table-cell office:value-type="float" office:value="-1.8" calcext:value-type="float">
            <text:p>-1.8</text:p>
          </table:table-cell>
          <table:table-cell office:value-type="float" office:value="2.9" calcext:value-type="float">
            <text:p>2.9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([.Q466]+[.R466])/2" office:value-type="string" office:string-value="" calcext:value-type="error">
            <text:p>#VALUE!</text:p>
          </table:table-cell>
          <table:table-cell table:formula="of:=([.S466]+[.T466])/2"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3.03" calcext:value-type="float">
            <text:p>3.03</text:p>
          </table:table-cell>
          <table:table-cell office:value-type="float" office:value="1.05" calcext:value-type="float">
            <text:p>1.05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([.Q467]+[.R467])/2" office:value-type="string" office:string-value="" calcext:value-type="error">
            <text:p>#VALUE!</text:p>
          </table:table-cell>
          <table:table-cell table:formula="of:=([.S467]+[.T467])/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01" calcext:value-type="float">
            <text:p>2.01</text:p>
          </table:table-cell>
          <table:table-cell office:value-type="float" office:value="4.58" calcext:value-type="float">
            <text:p>4.58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([.Q468]+[.R468])/2" office:value-type="string" office:string-value="" calcext:value-type="error">
            <text:p>#VALUE!</text:p>
          </table:table-cell>
          <table:table-cell table:formula="of:=([.S468]+[.T468])/2"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71" calcext:value-type="float">
            <text:p>4.71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Q469]+[.R469])/2" office:value-type="string" office:string-value="" calcext:value-type="error">
            <text:p>#VALUE!</text:p>
          </table:table-cell>
          <table:table-cell table:formula="of:=([.S469]+[.T469])/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0.45" calcext:value-type="float">
            <text:p>-0.45</text:p>
          </table:table-cell>
          <table:table-cell office:value-type="float" office:value="2.95" calcext:value-type="float">
            <text:p>2.95</text:p>
          </table:table-cell>
          <table:table-cell office:value-type="float" office:value="-1.63" calcext:value-type="float">
            <text:p>-1.6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([.Q470]+[.R470])/2" office:value-type="string" office:string-value="" calcext:value-type="error">
            <text:p>#VALUE!</text:p>
          </table:table-cell>
          <table:table-cell table:formula="of:=([.S470]+[.T470])/2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0.86" calcext:value-type="float">
            <text:p>-0.86</text:p>
          </table:table-cell>
          <table:table-cell office:value-type="float" office:value="0.4" calcext:value-type="float">
            <text:p>0.4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([.Q471]+[.R471])/2" office:value-type="string" office:string-value="" calcext:value-type="error">
            <text:p>#VALUE!</text:p>
          </table:table-cell>
          <table:table-cell table:formula="of:=([.S471]+[.T471])/2"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4.63" calcext:value-type="float">
            <text:p>4.63</text:p>
          </table:table-cell>
          <table:table-cell office:value-type="float" office:value="2.18" calcext:value-type="float">
            <text:p>2.18</text:p>
          </table:table-cell>
          <table:table-cell office:value-type="float" office:value="1.23" calcext:value-type="float">
            <text:p>1.23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([.Q472]+[.R472])/2" office:value-type="string" office:string-value="" calcext:value-type="error">
            <text:p>#VALUE!</text:p>
          </table:table-cell>
          <table:table-cell table:formula="of:=([.S472]+[.T472])/2"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36" calcext:value-type="float">
            <text:p>-2.36</text:p>
          </table:table-cell>
          <table:table-cell office:value-type="float" office:value="2.27" calcext:value-type="float">
            <text:p>2.27</text:p>
          </table:table-cell>
          <table:table-cell office:value-type="float" office:value="2.64" calcext:value-type="float">
            <text:p>2.6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Q473]+[.R473])/2" office:value-type="string" office:string-value="" calcext:value-type="error">
            <text:p>#VALUE!</text:p>
          </table:table-cell>
          <table:table-cell table:formula="of:=([.S473]+[.T473])/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-1.78" calcext:value-type="float">
            <text:p>-1.78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Q474]+[.R474])/2" office:value-type="string" office:string-value="" calcext:value-type="error">
            <text:p>#VALUE!</text:p>
          </table:table-cell>
          <table:table-cell table:formula="of:=([.S474]+[.T474])/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([.Q475]+[.R475])/2" office:value-type="string" office:string-value="" calcext:value-type="error">
            <text:p>#VALUE!</text:p>
          </table:table-cell>
          <table:table-cell table:formula="of:=([.S475]+[.T475])/2" office:value-type="float" office:value="57.5" calcext:value-type="float">
            <text:p>57.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47" calcext:value-type="float">
            <text:p>-2.47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1.35" calcext:value-type="float">
            <text:p>1.35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Q476]+[.R476])/2" office:value-type="string" office:string-value="" calcext:value-type="error">
            <text:p>#VALUE!</text:p>
          </table:table-cell>
          <table:table-cell table:formula="of:=([.S476]+[.T476])/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[.Q477]+[.R477])/2" office:value-type="string" office:string-value="" calcext:value-type="error">
            <text:p>#VALUE!</text:p>
          </table:table-cell>
          <table:table-cell table:formula="of:=([.S477]+[.T477])/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3.48" calcext:value-type="float">
            <text:p>-3.48</text:p>
          </table:table-cell>
          <table:table-cell office:value-type="float" office:value="3.48" calcext:value-type="float">
            <text:p>3.48</text:p>
          </table:table-cell>
          <table:table-cell office:value-type="float" office:value="0.48" calcext:value-type="float">
            <text:p>0.48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([.Q478]+[.R478])/2" office:value-type="string" office:string-value="" calcext:value-type="error">
            <text:p>#VALUE!</text:p>
          </table:table-cell>
          <table:table-cell table:formula="of:=([.S478]+[.T478])/2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5.57" calcext:value-type="float">
            <text:p>5.57</text:p>
          </table:table-cell>
          <table:table-cell office:value-type="float" office:value="-3.48" calcext:value-type="float">
            <text:p>-3.48</text:p>
          </table:table-cell>
          <table:table-cell office:value-type="float" office:value="-1.41" calcext:value-type="float">
            <text:p>-1.41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Q479]+[.R479])/2" office:value-type="string" office:string-value="" calcext:value-type="error">
            <text:p>#VALUE!</text:p>
          </table:table-cell>
          <table:table-cell table:formula="of:=([.S479]+[.T479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3.11" calcext:value-type="float">
            <text:p>-3.11</text:p>
          </table:table-cell>
          <table:table-cell office:value-type="float" office:value="3.48" calcext:value-type="float">
            <text:p>3.48</text:p>
          </table:table-cell>
          <table:table-cell office:value-type="float" office:value="2.89" calcext:value-type="float">
            <text:p>2.89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Q480]+[.R480])/2" office:value-type="string" office:string-value="" calcext:value-type="error">
            <text:p>#VALUE!</text:p>
          </table:table-cell>
          <table:table-cell table:formula="of:=([.S480]+[.T480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5.85" calcext:value-type="float">
            <text:p>-5.85</text:p>
          </table:table-cell>
          <table:table-cell office:value-type="float" office:value="52.45" calcext:value-type="float">
            <text:p>52.45</text:p>
          </table:table-cell>
          <table:table-cell office:value-type="float" office:value="59.2" calcext:value-type="float">
            <text:p>59.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([.Q481]+[.R481])/2" office:value-type="string" office:string-value="" calcext:value-type="error">
            <text:p>#VALUE!</text:p>
          </table:table-cell>
          <table:table-cell table:formula="of:=([.S481]+[.T481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9.84" calcext:value-type="float">
            <text:p>9.84</text:p>
          </table:table-cell>
          <table:table-cell office:value-type="float" office:value="29.24" calcext:value-type="float">
            <text:p>29.24</text:p>
          </table:table-cell>
          <table:table-cell office:value-type="float" office:value="-49.28" calcext:value-type="float">
            <text:p>-49.28</text:p>
          </table:table-cell>
          <table:table-cell office:value-type="float" office:value="-55.64" calcext:value-type="float">
            <text:p>-55.6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([.Q482]+[.R482])/2" office:value-type="string" office:string-value="" calcext:value-type="error">
            <text:p>#VALUE!</text:p>
          </table:table-cell>
          <table:table-cell table:formula="of:=([.S482]+[.T482])/2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7.55" calcext:value-type="float">
            <text:p>7.55</text:p>
          </table:table-cell>
          <table:table-cell office:value-type="float" office:value="-21.83" calcext:value-type="float">
            <text:p>-21.83</text:p>
          </table:table-cell>
          <table:table-cell office:value-type="float" office:value="54.55" calcext:value-type="float">
            <text:p>54.55</text:p>
          </table:table-cell>
          <table:table-cell office:value-type="float" office:value="72.36" calcext:value-type="float">
            <text:p>72.36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formula="of:=([.Q483]+[.R483])/2" office:value-type="string" office:string-value="" calcext:value-type="error">
            <text:p>#VALUE!</text:p>
          </table:table-cell>
          <table:table-cell table:formula="of:=([.S483]+[.T483])/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5.95" calcext:value-type="float">
            <text:p>-15.95</text:p>
          </table:table-cell>
          <table:table-cell office:value-type="float" office:value="-36.11" calcext:value-type="float">
            <text:p>-36.11</text:p>
          </table:table-cell>
          <table:table-cell office:value-type="float" office:value="-56.3" calcext:value-type="float">
            <text:p>-56.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([.Q484]+[.R484])/2" office:value-type="string" office:string-value="" calcext:value-type="error">
            <text:p>#VALUE!</text:p>
          </table:table-cell>
          <table:table-cell table:formula="of:=([.S484]+[.T484])/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.94" calcext:value-type="float">
            <text:p>-1.94</text:p>
          </table:table-cell>
          <table:table-cell office:value-type="float" office:value="-6.68" calcext:value-type="float">
            <text:p>-6.68</text:p>
          </table:table-cell>
          <table:table-cell office:value-type="float" office:value="20.93" calcext:value-type="float">
            <text:p>20.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([.Q485]+[.R485])/2" office:value-type="string" office:string-value="" calcext:value-type="error">
            <text:p>#VALUE!</text:p>
          </table:table-cell>
          <table:table-cell table:formula="of:=([.S485]+[.T485])/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-39" calcext:value-type="float">
            <text:p>-39</text:p>
          </table:table-cell>
          <table:table-cell office:value-type="float" office:value="4.83" calcext:value-type="float">
            <text:p>4.83</text:p>
          </table:table-cell>
          <table:table-cell office:value-type="float" office:value="10.48" calcext:value-type="float">
            <text:p>10.48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0.61" calcext:value-type="float">
            <text:p>-10.6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formula="of:=([.Q486]+[.R486])/2" office:value-type="string" office:string-value="" calcext:value-type="error">
            <text:p>#VALUE!</text:p>
          </table:table-cell>
          <table:table-cell table:formula="of:=([.S486]+[.T486])/2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3.11" calcext:value-type="float">
            <text:p>3.11</text:p>
          </table:table-cell>
          <table:table-cell office:value-type="float" office:value="7.41" calcext:value-type="float">
            <text:p>7.41</text:p>
          </table:table-cell>
          <table:table-cell office:value-type="float" office:value="36.27" calcext:value-type="float">
            <text:p>36.27</text:p>
          </table:table-cell>
          <table:table-cell office:value-type="float" office:value="16.15" calcext:value-type="float">
            <text:p>16.1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formula="of:=([.Q487]+[.R487])/2" office:value-type="string" office:string-value="" calcext:value-type="error">
            <text:p>#VALUE!</text:p>
          </table:table-cell>
          <table:table-cell table:formula="of:=([.S487]+[.T487])/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2.16" calcext:value-type="float">
            <text:p>2.16</text:p>
          </table:table-cell>
          <table:table-cell office:value-type="float" office:value="0.53" calcext:value-type="float">
            <text:p>0.53</text:p>
          </table:table-cell>
          <table:table-cell office:value-type="float" office:value="-42.03" calcext:value-type="float">
            <text:p>-42.03</text:p>
          </table:table-cell>
          <table:table-cell office:value-type="float" office:value="-53.69" calcext:value-type="float">
            <text:p>-53.6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([.Q488]+[.R488])/2" office:value-type="string" office:string-value="" calcext:value-type="error">
            <text:p>#VALUE!</text:p>
          </table:table-cell>
          <table:table-cell table:formula="of:=([.S488]+[.T488])/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7" calcext:value-type="float">
            <text:p>-27</text:p>
          </table:table-cell>
          <table:table-cell office:value-type="float" office:value="-4.25" calcext:value-type="float">
            <text:p>-4.25</text:p>
          </table:table-cell>
          <table:table-cell office:value-type="float" office:value="-7.94" calcext:value-type="float">
            <text:p>-7.94</text:p>
          </table:table-cell>
          <table:table-cell office:value-type="float" office:value="2.52" calcext:value-type="float">
            <text:p>2.52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formula="of:=([.Q489]+[.R489])/2" office:value-type="string" office:string-value="" calcext:value-type="error">
            <text:p>#VALUE!</text:p>
          </table:table-cell>
          <table:table-cell table:formula="of:=([.S489]+[.T489])/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1.56" calcext:value-type="float">
            <text:p>1.56</text:p>
          </table:table-cell>
          <table:table-cell office:value-type="float" office:value="1.88" calcext:value-type="float">
            <text:p>1.88</text:p>
          </table:table-cell>
          <table:table-cell office:value-type="float" office:value="4.23" calcext:value-type="float">
            <text:p>4.23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formula="of:=([.Q490]+[.R490])/2" office:value-type="string" office:string-value="" calcext:value-type="error">
            <text:p>#VALUE!</text:p>
          </table:table-cell>
          <table:table-cell table:formula="of:=([.S490]+[.T490])/2"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1.56" calcext:value-type="float">
            <text:p>-1.56</text:p>
          </table:table-cell>
          <table:table-cell office:value-type="float" office:value="0.48" calcext:value-type="float">
            <text:p>0.48</text:p>
          </table:table-cell>
          <table:table-cell office:value-type="float" office:value="-1.48" calcext:value-type="float">
            <text:p>-1.48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formula="of:=([.Q491]+[.R491])/2" office:value-type="string" office:string-value="" calcext:value-type="error">
            <text:p>#VALUE!</text:p>
          </table:table-cell>
          <table:table-cell table:formula="of:=([.S491]+[.T491])/2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4.25" calcext:value-type="float">
            <text:p>4.25</text:p>
          </table:table-cell>
          <table:table-cell office:value-type="float" office:value="2.47" calcext:value-type="float">
            <text:p>2.47</text:p>
          </table:table-cell>
          <table:table-cell office:value-type="float" office:value="-2.76" calcext:value-type="float">
            <text:p>-2.76</text:p>
          </table:table-cell>
          <table:table-cell office:value-type="float" office:value="-6.31" calcext:value-type="float">
            <text:p>-6.31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formula="of:=([.Q492]+[.R492])/2" office:value-type="string" office:string-value="" calcext:value-type="error">
            <text:p>#VALUE!</text:p>
          </table:table-cell>
          <table:table-cell table:formula="of:=([.S492]+[.T492])/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2.16" calcext:value-type="float">
            <text:p>-2.16</text:p>
          </table:table-cell>
          <table:table-cell office:value-type="float" office:value="1.02" calcext:value-type="float">
            <text:p>1.02</text:p>
          </table:table-cell>
          <table:table-cell office:value-type="float" office:value="2.28" calcext:value-type="float">
            <text:p>2.2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Q493]+[.R493])/2" office:value-type="string" office:string-value="" calcext:value-type="error">
            <text:p>#VALUE!</text:p>
          </table:table-cell>
          <table:table-cell table:formula="of:=([.S493]+[.T493])/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0.53" calcext:value-type="float">
            <text:p>-0.53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Q494]+[.R494])/2" office:value-type="string" office:string-value="" calcext:value-type="error">
            <text:p>#VALUE!</text:p>
          </table:table-cell>
          <table:table-cell table:formula="of:=([.S494]+[.T494])/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.53" calcext:value-type="float">
            <text:p>0.53</text:p>
          </table:table-cell>
          <table:table-cell office:value-type="float" office:value="3.11" calcext:value-type="float">
            <text:p>3.11</text:p>
          </table:table-cell>
          <table:table-cell office:value-type="float" office:value="-1.41" calcext:value-type="float">
            <text:p>-1.41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Q495]+[.R495])/2" office:value-type="string" office:string-value="" calcext:value-type="error">
            <text:p>#VALUE!</text:p>
          </table:table-cell>
          <table:table-cell table:formula="of:=([.S495]+[.T495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16" calcext:value-type="float">
            <text:p>2.16</text:p>
          </table:table-cell>
          <table:table-cell office:value-type="float" office:value="-0.53" calcext:value-type="float">
            <text:p>-0.53</text:p>
          </table:table-cell>
          <table:table-cell office:value-type="float" office:value="2.89" calcext:value-type="float">
            <text:p>2.89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Q496]+[.R496])/2" office:value-type="string" office:string-value="" calcext:value-type="error">
            <text:p>#VALUE!</text:p>
          </table:table-cell>
          <table:table-cell table:formula="of:=([.S496]+[.T496])/2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2.24" calcext:value-type="float">
            <text:p>2.2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-1.48" calcext:value-type="float">
            <text:p>-1.48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Q497]+[.R497])/2" office:value-type="string" office:string-value="" calcext:value-type="error">
            <text:p>#VALUE!</text:p>
          </table:table-cell>
          <table:table-cell table:formula="of:=([.S497]+[.T497])/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1.48" calcext:value-type="float">
            <text:p>1.48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([.Q498]+[.R498])/2" office:value-type="string" office:string-value="" calcext:value-type="error">
            <text:p>#VALUE!</text:p>
          </table:table-cell>
          <table:table-cell table:formula="of:=([.S498]+[.T498])/2"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4.94" calcext:value-type="float">
            <text:p>-4.94</text:p>
          </table:table-cell>
          <table:table-cell office:value-type="float" office:value="-7.27" calcext:value-type="float">
            <text:p>-7.27</text:p>
          </table:table-cell>
          <table:table-cell office:value-type="float" office:value="47.62" calcext:value-type="float">
            <text:p>47.62</text:p>
          </table:table-cell>
          <table:table-cell office:value-type="float" office:value="33.72" calcext:value-type="float">
            <text:p>33.72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([.Q499]+[.R499])/2" office:value-type="string" office:string-value="" calcext:value-type="error">
            <text:p>#VALUE!</text:p>
          </table:table-cell>
          <table:table-cell table:formula="of:=([.S499]+[.T499])/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4.94" calcext:value-type="float">
            <text:p>4.94</text:p>
          </table:table-cell>
          <table:table-cell office:value-type="float" office:value="0.53" calcext:value-type="float">
            <text:p>0.53</text:p>
          </table:table-cell>
          <table:table-cell office:value-type="float" office:value="-47.62" calcext:value-type="float">
            <text:p>-47.62</text:p>
          </table:table-cell>
          <table:table-cell office:value-type="float" office:value="-33.72" calcext:value-type="float">
            <text:p>-33.7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([.Q500]+[.R500])/2" office:value-type="string" office:string-value="" calcext:value-type="error">
            <text:p>#VALUE!</text:p>
          </table:table-cell>
          <table:table-cell table:formula="of:=([.S500]+[.T500])/2"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-4.41" calcext:value-type="float">
            <text:p>-4.41</text:p>
          </table:table-cell>
          <table:table-cell office:value-type="float" office:value="-0.53" calcext:value-type="float">
            <text:p>-0.53</text:p>
          </table:table-cell>
          <table:table-cell office:value-type="float" office:value="39.07" calcext:value-type="float">
            <text:p>39.07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([.Q501]+[.R501])/2" office:value-type="string" office:string-value="" calcext:value-type="error">
            <text:p>#VALUE!</text:p>
          </table:table-cell>
          <table:table-cell table:formula="of:=([.S501]+[.T501])/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-3.11" calcext:value-type="float">
            <text:p>-3.11</text:p>
          </table:table-cell>
          <table:table-cell office:value-type="float" office:value="-7.41" calcext:value-type="float">
            <text:p>-7.41</text:p>
          </table:table-cell>
          <table:table-cell office:value-type="float" office:value="-29.84" calcext:value-type="float">
            <text:p>-29.8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formula="of:=([.Q502]+[.R502])/2" office:value-type="string" office:string-value="" calcext:value-type="error">
            <text:p>#VALUE!</text:p>
          </table:table-cell>
          <table:table-cell table:formula="of:=([.S502]+[.T502])/2"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00:39.539730523</dc:date>
    <meta:editing-duration>PT5H25M5S</meta:editing-duration>
    <meta:editing-cycles>2</meta:editing-cycles>
    <meta:generator>LibreOffice/5.1.6.2$Linux_X86_64 LibreOffice_project/10m0$Build-2</meta:generator>
    <meta:document-statistic meta:table-count="1" meta:cell-count="11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9cm" svg:height="5.739cm" xlink:href=".." xlink:type="simple" chart:class="chart:line" chart:style-name="ch1">
        <chart:legend chart:legend-position="end" svg:x="6.073cm" svg:y="2.321cm" style:legend-expansion="high" chart:style-name="ch2"/>
        <chart:plot-area chart:style-name="ch3" table:cell-range-address="'smartdeltafilter15+boxfilter6'.A1:'smartdeltafilter15+boxfilter6'.B502" chart:data-source-has-labels="row" svg:x="0.177cm" svg:y="0.114cm" svg:width="5.719cm" svg:height="5.511cm">
          <chartooo:coordinate-region svg:x="0.984cm" svg:y="0.235cm" svg:width="4.912cm" svg:height="4.3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artdeltafilter15+boxfilter6'.A2:'smartdeltafilter15+boxfilter6'.A502" chart:label-cell-address="'smartdeltafilter15+boxfilter6'.A1:'smartdeltafilter15+boxfilter6'.A1" chart:class="chart:line">
            <chart:data-point chart:repeated="501"/>
          </chart:series>
          <chart:series chart:style-name="ch7" chart:values-cell-range-address="'smartdeltafilter15+boxfilter6'.B2:'smartdeltafilter15+boxfilter6'.B502" chart:label-cell-address="'smartdeltafilter15+boxfilter6'.B1:'smartdeltafilter15+boxfilter6'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RPM0</text:p>
                <draw:g>
                  <svg:desc>'smartdeltafilter15+boxfilter6'.A1:'smartdeltafilter15+boxfilter6'.A1</svg:desc>
                </draw:g>
              </table:table-cell>
              <table:table-cell office:value-type="string">
                <text:p>rawRPM1</text:p>
                <draw:g>
                  <svg:desc>'smartdeltafilter15+boxfilter6'.B1:'smartdeltafilter15+boxfilter6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rtdeltafilter15+boxfilter6'.A2:'smartdeltafilter15+boxfilter6'.A502</svg:desc>
                </draw:g>
              </table:table-cell>
              <table:table-cell office:value-type="float" office:value="0">
                <text:p>0</text:p>
                <draw:g>
                  <svg:desc>'smartdeltafilter15+boxfilter6'.B2:'smartdeltafilter15+boxfilter6'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">
                <text:p>1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6">
                <text:p>1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">
                <text:p>1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7">
                <text:p>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">
                <text:p>1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">
                <text:p>1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">
                <text:p>1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1">
                <text:p>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">
                <text:p>1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">
                <text:p>1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8">
                <text:p>10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">
                <text:p>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95cm" svg:height="6.589cm" xlink:href=".." xlink:type="simple" chart:class="chart:line" chart:style-name="ch1">
        <chart:legend chart:legend-position="end" svg:x="6.163cm" svg:y="2.746cm" style:legend-expansion="high" chart:style-name="ch2"/>
        <chart:plot-area chart:style-name="ch3" table:cell-range-address="'smartdeltafilter15+boxfilter6'.M1:'smartdeltafilter15+boxfilter6'.N502" chart:data-source-has-labels="row" svg:x="0.181cm" svg:y="0.131cm" svg:width="5.801cm" svg:height="6.327cm">
          <chartooo:coordinate-region svg:x="0.802cm" svg:y="0.252cm" svg:width="4.905cm" svg:height="5.2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artdeltafilter15+boxfilter6'.M2:'smartdeltafilter15+boxfilter6'.M502" chart:label-cell-address="'smartdeltafilter15+boxfilter6'.M1:'smartdeltafilter15+boxfilter6'.M1" chart:class="chart:line">
            <chart:data-point chart:repeated="501"/>
          </chart:series>
          <chart:series chart:style-name="ch7" chart:values-cell-range-address="'smartdeltafilter15+boxfilter6'.N2:'smartdeltafilter15+boxfilter6'.N502" chart:label-cell-address="'smartdeltafilter15+boxfilter6'.N1:'smartdeltafilter15+boxfilter6'.N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filter0</text:p>
                <draw:g>
                  <svg:desc>'smartdeltafilter15+boxfilter6'.M1:'smartdeltafilter15+boxfilter6'.M1</svg:desc>
                </draw:g>
              </table:table-cell>
              <table:table-cell office:value-type="string">
                <text:p>deltafilter1</text:p>
                <draw:g>
                  <svg:desc>'smartdeltafilter15+boxfilter6'.N1:'smartdeltafilter15+boxfilter6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rtdeltafilter15+boxfilter6'.M2:'smartdeltafilter15+boxfilter6'.M502</svg:desc>
                </draw:g>
              </table:table-cell>
              <table:table-cell office:value-type="float" office:value="0">
                <text:p>0</text:p>
                <draw:g>
                  <svg:desc>'smartdeltafilter15+boxfilter6'.N2:'smartdeltafilter15+boxfilter6'.N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">
                <text:p>1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">
                <text:p>1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">
                <text:p>1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1">
                <text:p>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">
                <text:p>1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67cm" svg:height="5.792cm" xlink:href=".." xlink:type="simple" chart:class="chart:line" chart:style-name="ch1">
        <chart:legend chart:legend-position="end" svg:x="5.73cm" svg:y="2.348cm" style:legend-expansion="high" chart:style-name="ch2"/>
        <chart:plot-area chart:style-name="ch3" table:cell-range-address="'smartdeltafilter15+boxfilter6'.Q1:'smartdeltafilter15+boxfilter6'.R502" chart:data-source-has-labels="row" svg:x="0.175cm" svg:y="0.115cm" svg:width="5.38cm" svg:height="5.562cm">
          <chartooo:coordinate-region svg:x="0.982cm" svg:y="0.236cm" svg:width="4.573cm" svg:height="4.4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artdeltafilter15+boxfilter6'.Q2:'smartdeltafilter15+boxfilter6'.Q502" chart:label-cell-address="'smartdeltafilter15+boxfilter6'.Q1:'smartdeltafilter15+boxfilter6'.Q1" chart:class="chart:line">
            <chart:data-point chart:repeated="501"/>
          </chart:series>
          <chart:series chart:style-name="ch7" chart:values-cell-range-address="'smartdeltafilter15+boxfilter6'.R2:'smartdeltafilter15+boxfilter6'.R502" chart:label-cell-address="'smartdeltafilter15+boxfilter6'.R1:'smartdeltafilter15+boxfilter6'.R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oothed0</text:p>
                <draw:g>
                  <svg:desc>'smartdeltafilter15+boxfilter6'.Q1:'smartdeltafilter15+boxfilter6'.Q1</svg:desc>
                </draw:g>
              </table:table-cell>
              <table:table-cell office:value-type="string">
                <text:p>smoothed1</text:p>
                <draw:g>
                  <svg:desc>'smartdeltafilter15+boxfilter6'.R1:'smartdeltafilter15+boxfilter6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rtdeltafilter15+boxfilter6'.Q2:'smartdeltafilter15+boxfilter6'.Q502</svg:desc>
                </draw:g>
              </table:table-cell>
              <table:table-cell office:value-type="float" office:value="0">
                <text:p>0</text:p>
                <draw:g>
                  <svg:desc>'smartdeltafilter15+boxfilter6'.R2:'smartdeltafilter15+boxfilter6'.R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2">
                <text:p>1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2">
                <text:p>1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6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">
                <text:p>1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5">
                <text:p>1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">
                <text:p>1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9">
                <text:p>1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56cm" svg:height="6.881cm" xlink:href=".." xlink:type="simple" chart:class="chart:line" chart:style-name="ch1">
        <chart:legend chart:legend-position="end" svg:x="15.83cm" svg:y="2.643cm" style:legend-expansion="high" chart:style-name="ch2"/>
        <chart:plot-area chart:style-name="ch3" table:cell-range-address="'smartdeltafilter15+boxfilter6'.A1:'smartdeltafilter15+boxfilter6'.B502 'smartdeltafilter15+boxfilter6'.U1:'smartdeltafilter15+boxfilter6'.U502" chart:data-source-has-labels="row" svg:x="0.373cm" svg:y="0.137cm" svg:width="15.084cm" svg:height="6.607cm">
          <chartooo:coordinate-region svg:x="0.994cm" svg:y="0.258cm" svg:width="14.136cm" svg:height="5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artdeltafilter15+boxfilter6'.A2:'smartdeltafilter15+boxfilter6'.A502" chart:label-cell-address="'smartdeltafilter15+boxfilter6'.A1:'smartdeltafilter15+boxfilter6'.A1" chart:class="chart:line">
            <chart:data-point chart:repeated="501"/>
          </chart:series>
          <chart:series chart:style-name="ch7" chart:values-cell-range-address="'smartdeltafilter15+boxfilter6'.B2:'smartdeltafilter15+boxfilter6'.B502" chart:label-cell-address="'smartdeltafilter15+boxfilter6'.B1:'smartdeltafilter15+boxfilter6'.B1" chart:class="chart:line">
            <chart:data-point chart:repeated="501"/>
          </chart:series>
          <chart:series chart:style-name="ch8" chart:values-cell-range-address="'smartdeltafilter15+boxfilter6'.U2:'smartdeltafilter15+boxfilter6'.U502" chart:label-cell-address="'smartdeltafilter15+boxfilter6'.U1:'smartdeltafilter15+boxfilter6'.U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RPM0</text:p>
                <draw:g>
                  <svg:desc>'smartdeltafilter15+boxfilter6'.A1:'smartdeltafilter15+boxfilter6'.A1</svg:desc>
                </draw:g>
              </table:table-cell>
              <table:table-cell office:value-type="string">
                <text:p>rawRPM1</text:p>
                <draw:g>
                  <svg:desc>'smartdeltafilter15+boxfilter6'.B1:'smartdeltafilter15+boxfilter6'.B1</svg:desc>
                </draw:g>
              </table:table-cell>
              <table:table-cell office:value-type="string">
                <text:p>Avg1&amp;0</text:p>
                <draw:g>
                  <svg:desc>'smartdeltafilter15+boxfilter6'.U1:'smartdeltafilter15+boxfilter6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rtdeltafilter15+boxfilter6'.A2:'smartdeltafilter15+boxfilter6'.A502</svg:desc>
                </draw:g>
              </table:table-cell>
              <table:table-cell office:value-type="float" office:value="0">
                <text:p>0</text:p>
                <draw:g>
                  <svg:desc>'smartdeltafilter15+boxfilter6'.B2:'smartdeltafilter15+boxfilter6'.B502</svg:desc>
                </draw:g>
              </table:table-cell>
              <table:table-cell office:value-type="float" office:value="0">
                <text:p>0</text:p>
                <draw:g>
                  <svg:desc>'smartdeltafilter15+boxfilter6'.U2:'smartdeltafilter15+boxfilter6'.U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108">
                <text:p>1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144">
                <text:p>144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">
                <text:p>156</text:p>
              </table:table-cell>
              <table:table-cell office:value-type="float" office:value="121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1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6">
                <text:p>126</text:p>
              </table:table-cell>
              <table:table-cell office:value-type="float" office:value="91">
                <text:p>9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">
                <text:p>118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7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">
                <text:p>114</text:p>
              </table:table-cell>
              <table:table-cell office:value-type="float" office:value="137">
                <text:p>137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">
                <text:p>113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">
                <text:p>111</text:p>
              </table:table-cell>
              <table:table-cell office:value-type="float" office:value="148">
                <text:p>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">
                <text:p>124</text:p>
              </table:table-cell>
              <table:table-cell office:value-type="float" office:value="102">
                <text:p>1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1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">
                <text:p>117</text:p>
              </table:table-cell>
              <table:table-cell office:value-type="float" office:value="98">
                <text:p>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">
                <text:p>144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8">
                <text:p>108</text:p>
              </table:table-cell>
              <table:table-cell office:value-type="float" office:value="137">
                <text:p>13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">
                <text:p>97</text:p>
              </table:table-cell>
              <table:table-cell office:value-type="float" office:value="121">
                <text:p>121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443cm" svg:height="6.854cm" xlink:href=".." xlink:type="simple" chart:class="chart:line" chart:style-name="ch1">
        <chart:legend chart:legend-position="end" svg:x="5.908cm" svg:y="2.63cm" style:legend-expansion="high" chart:style-name="ch2"/>
        <chart:plot-area chart:style-name="ch3" table:cell-range-address="'smartdeltafilter15+boxfilter6'.E1:'smartdeltafilter15+boxfilter6'.F502 'smartdeltafilter15+boxfilter6'.U1:'smartdeltafilter15+boxfilter6'.U502" chart:data-source-has-labels="row" svg:x="0.168cm" svg:y="0.137cm" svg:width="5.572cm" svg:height="6.58cm">
          <chartooo:coordinate-region svg:x="0.975cm" svg:y="0.325cm" svg:width="4.765cm" svg:height="6.1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artdeltafilter15+boxfilter6'.E2:'smartdeltafilter15+boxfilter6'.E502" chart:label-cell-address="'smartdeltafilter15+boxfilter6'.E1:'smartdeltafilter15+boxfilter6'.E1" chart:class="chart:line">
            <chart:data-point chart:repeated="501"/>
          </chart:series>
          <chart:series chart:style-name="ch7" chart:values-cell-range-address="'smartdeltafilter15+boxfilter6'.F2:'smartdeltafilter15+boxfilter6'.F502" chart:label-cell-address="'smartdeltafilter15+boxfilter6'.F1:'smartdeltafilter15+boxfilter6'.F1" chart:class="chart:line">
            <chart:data-point chart:repeated="501"/>
          </chart:series>
          <chart:series chart:style-name="ch8" chart:values-cell-range-address="'smartdeltafilter15+boxfilter6'.U2:'smartdeltafilter15+boxfilter6'.U502" chart:label-cell-address="'smartdeltafilter15+boxfilter6'.U1:'smartdeltafilter15+boxfilter6'.U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0</text:p>
                <draw:g>
                  <svg:desc>'smartdeltafilter15+boxfilter6'.E1:'smartdeltafilter15+boxfilter6'.E1</svg:desc>
                </draw:g>
              </table:table-cell>
              <table:table-cell office:value-type="string">
                <text:p>angle1</text:p>
                <draw:g>
                  <svg:desc>'smartdeltafilter15+boxfilter6'.F1:'smartdeltafilter15+boxfilter6'.F1</svg:desc>
                </draw:g>
              </table:table-cell>
              <table:table-cell office:value-type="string">
                <text:p>Avg1&amp;0</text:p>
                <draw:g>
                  <svg:desc>'smartdeltafilter15+boxfilter6'.U1:'smartdeltafilter15+boxfilter6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rtdeltafilter15+boxfilter6'.E2:'smartdeltafilter15+boxfilter6'.E502</svg:desc>
                </draw:g>
              </table:table-cell>
              <table:table-cell office:value-type="float" office:value="0">
                <text:p>0</text:p>
                <draw:g>
                  <svg:desc>'smartdeltafilter15+boxfilter6'.F2:'smartdeltafilter15+boxfilter6'.F502</svg:desc>
                </draw:g>
              </table:table-cell>
              <table:table-cell office:value-type="float" office:value="0">
                <text:p>0</text:p>
                <draw:g>
                  <svg:desc>'smartdeltafilter15+boxfilter6'.U2:'smartdeltafilter15+boxfilter6'.U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-37">
                <text:p>-3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-36">
                <text:p>-3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-26">
                <text:p>-2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-29">
                <text:p>-2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-29">
                <text:p>-2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-29">
                <text:p>-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">
                <text:p>-12</text:p>
              </table:table-cell>
              <table:table-cell office:value-type="float" office:value="13">
                <text:p>1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-13">
                <text:p>-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-18">
                <text:p>-18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-26">
                <text:p>-2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-19">
                <text:p>-1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-14">
                <text:p>-1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  <table:table-cell office:value-type="float" office:value="-20">
                <text:p>-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-31">
                <text:p>-3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">
                <text:p>26</text:p>
              </table:table-cell>
              <table:table-cell office:value-type="float" office:value="-26">
                <text:p>-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-11">
                <text:p>-1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-22">
                <text:p>-2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">
                <text:p>34</text:p>
              </table:table-cell>
              <table:table-cell office:value-type="float" office:value="-34">
                <text:p>-34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">
                <text:p>30</text:p>
              </table:table-cell>
              <table:table-cell office:value-type="float" office:value="-28">
                <text:p>-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">
                <text:p>24</text:p>
              </table:table-cell>
              <table:table-cell office:value-type="float" office:value="-23">
                <text:p>-2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">
                <text:p>-12</text:p>
              </table:table-cell>
              <table:table-cell office:value-type="float" office:value="12">
                <text:p>1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">
                <text:p>36</text:p>
              </table:table-cell>
              <table:table-cell office:value-type="float" office:value="-38">
                <text:p>-38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">
                <text:p>36</text:p>
              </table:table-cell>
              <table:table-cell office:value-type="float" office:value="-37">
                <text:p>-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-28">
                <text:p>-2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">
                <text:p>28</text:p>
              </table:table-cell>
              <table:table-cell office:value-type="float" office:value="-25">
                <text:p>-2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">
                <text:p>31</text:p>
              </table:table-cell>
              <table:table-cell office:value-type="float" office:value="-32">
                <text:p>-3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">
                <text:p>31</text:p>
              </table:table-cell>
              <table:table-cell office:value-type="float" office:value="-29">
                <text:p>-2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">
                <text:p>31</text:p>
              </table:table-cell>
              <table:table-cell office:value-type="float" office:value="-29">
                <text:p>-2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4">
                <text:p>-14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1">
                <text:p>-11</text:p>
              </table:table-cell>
              <table:table-cell office:value-type="float" office:value="9">
                <text:p>9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4">
                <text:p>-14</text:p>
              </table:table-cell>
              <table:table-cell office:value-type="float" office:value="12">
                <text:p>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">
                <text:p>-11</text:p>
              </table:table-cell>
              <table:table-cell office:value-type="float" office:value="12">
                <text:p>12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4">
                <text:p>-14</text:p>
              </table:table-cell>
              <table:table-cell office:value-type="float" office:value="14">
                <text:p>14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3">
                <text:p>-13</text:p>
              </table:table-cell>
              <table:table-cell office:value-type="float" office:value="12">
                <text:p>12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">
                <text:p>-10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-11">
                <text:p>-1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">
                <text:p>15</text:p>
              </table:table-cell>
              <table:table-cell office:value-type="float" office:value="-14">
                <text:p>-14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">
                <text:p>32</text:p>
              </table:table-cell>
              <table:table-cell office:value-type="float" office:value="-31">
                <text:p>-3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">
                <text:p>18</text:p>
              </table:table-cell>
              <table:table-cell office:value-type="float" office:value="-17">
                <text:p>-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">
                <text:p>15</text:p>
              </table:table-cell>
              <table:table-cell office:value-type="float" office:value="-14">
                <text:p>-1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">
                <text:p>28</text:p>
              </table:table-cell>
              <table:table-cell office:value-type="float" office:value="-27">
                <text:p>-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3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  <table:table-cell office:value-type="float" office:value="-21">
                <text:p>-2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-12">
                <text:p>-1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3">
                <text:p>-23</text:p>
              </table:table-cell>
              <table:table-cell office:value-type="float" office:value="23">
                <text:p>2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2">
                <text:p>-12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3">
                <text:p>-13</text:p>
              </table:table-cell>
              <table:table-cell office:value-type="float" office:value="11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5">
                <text:p>-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9">
                <text:p>-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2">
                <text:p>-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5">
                <text:p>-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4">
                <text:p>-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2">
                <text:p>-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